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1in" fo:margin-right="0in" fo:text-indent="0in" style:auto-text-indent="false"/>
    </style:style>
    <style:style style:name="P6" style:family="paragraph" style:parent-style-name="Standard" style:list-style-name="L1"/>
    <style:style style:name="P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Standard">
      <style:text-properties style:font-name="Times New Roman" style:language-asian="zh" style:country-asian="CN" style:font-name-complex="Times New Roman"/>
    </style:style>
    <style:style style:name="P12" style:family="paragraph" style:parent-style-name="Code">
      <style:paragraph-properties fo:orphans="2" fo:widows="2" style:writing-mode="lr-tb"/>
    </style:style>
    <style:style style:name="P13" style:family="paragraph" style:parent-style-name="Code">
      <style:paragraph-properties fo:margin-left="0.5in" fo:margin-right="0in" fo:text-indent="-0.2201in" style:auto-text-indent="false"/>
    </style:style>
    <style:style style:name="P14" style:family="paragraph" style:parent-style-name="Standard">
      <style:paragraph-properties fo:margin-left="1in" fo:margin-right="0in" fo:text-indent="-0.25in" style:auto-text-indent="false"/>
    </style:style>
    <style:style style:name="P15" style:family="paragraph" style:parent-style-name="Code" style:list-style-name="L2">
      <style:paragraph-properties fo:margin-left="1.5in" fo:margin-right="0in" fo:text-indent="0in" style:auto-text-indent="false"/>
      <style:text-properties style:language-asian="zh" style:country-asian="CN"/>
    </style:style>
    <style:style style:name="P16" style:family="paragraph" style:parent-style-name="Standard">
      <style:text-properties fo:font-weight="bold" style:language-asian="zh" style:country-asian="CN" style:font-weight-asian="bold" style:font-weight-complex="bold"/>
    </style:style>
    <style:style style:name="P17" style:family="paragraph" style:parent-style-name="Code">
      <style:paragraph-properties fo:margin-left="1in" fo:margin-right="0in" fo:text-indent="0in" style:auto-text-indent="false"/>
      <style:text-properties style:language-asian="zh" style:country-asian="CN"/>
    </style:style>
    <style:style style:name="P18" style:family="paragraph" style:parent-style-name="Code">
      <style:paragraph-properties fo:margin-left="1in" fo:margin-right="0in" fo:text-indent="0in" style:auto-text-indent="false"/>
    </style:style>
    <style:style style:name="P19" style:family="paragraph" style:parent-style-name="Standard" style:list-style-name="L3">
      <style:paragraph-properties fo:margin-left="1in" fo:margin-right="0in" fo:text-indent="-0.25in" style:auto-text-indent="false"/>
      <style:text-properties style:language-asian="zh" style:country-asian="CN"/>
    </style:style>
    <style:style style:name="P20" style:family="paragraph" style:parent-style-name="Code" style:list-style-name="L3">
      <style:paragraph-properties fo:margin-left="1in" fo:margin-right="0in" fo:text-indent="-0.25in" style:auto-text-indent="false"/>
      <style:text-properties style:language-asian="zh" style:country-asian="CN"/>
    </style:style>
    <style:style style:name="P2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 style:family="paragraph" style:parent-style-name="Text_20_body_20_indent" style:list-style-name="WW8Num27"/>
    <style:style style:name="P24" style:family="paragraph" style:parent-style-name="List_20_Number">
      <style:paragraph-properties fo:margin-left="0.5in" fo:margin-right="0in" fo:text-indent="0.25in" style:auto-text-indent="false"/>
    </style:style>
    <style:style style:name="P25" style:family="paragraph" style:parent-style-name="List_20_Number">
      <style:paragraph-properties fo:margin-left="0.25in" fo:margin-right="0in" fo:text-indent="0in" style:auto-text-indent="false"/>
      <style:text-properties style:font-name="Tms Rmn"/>
    </style:style>
    <style:style style:name="P26" style:family="paragraph" style:parent-style-name="List_20_Number">
      <style:paragraph-properties fo:margin-left="0.5in" fo:margin-right="0in" fo:text-indent="0.25in" style:auto-text-indent="false"/>
      <style:text-properties style:font-name="Tms Rmn"/>
    </style:style>
    <style:style style:name="P27" style:family="paragraph" style:parent-style-name="List_20_Number">
      <style:paragraph-properties fo:margin-left="0in" fo:margin-right="0in" fo:text-indent="0in" style:auto-text-indent="false"/>
    </style:style>
    <style:style style:name="P28" style:family="paragraph" style:parent-style-name="List_20_Number">
      <style:paragraph-properties fo:margin-left="0in" fo:margin-right="0in" fo:text-indent="0in" style:auto-text-indent="false"/>
      <style:text-properties style:font-name="Tms Rmn"/>
    </style:style>
    <style:style style:name="P29" style:family="paragraph" style:parent-style-name="Text_20_body">
      <style:paragraph-properties fo:margin-left="0.25in" fo:margin-right="0in" fo:text-indent="0in" style:auto-text-indent="false"/>
    </style:style>
    <style:style style:name="P30" style:family="paragraph" style:parent-style-name="Text_20_body_20_indent">
      <style:text-properties style:font-name="Tms Rmn"/>
    </style:style>
    <style:style style:name="P31" style:family="paragraph" style:parent-style-name="Heading_20_3">
      <style:text-properties style:font-name="Arial"/>
    </style:style>
    <style:style style:name="P32" style:family="paragraph" style:parent-style-name="Standard" style:list-style-name="WW8Num28"/>
    <style:style style:name="P33" style:family="paragraph" style:parent-style-name="Heading_20_3">
      <style:text-properties style:font-name="Tms Rmn"/>
    </style:style>
    <style:style style:name="P34" style:family="paragraph" style:parent-style-name="Text_20_body_20_indent" style:list-style-name="WW8Num28">
      <style:text-properties style:font-name="Tms Rmn" fo:font-weight="bold"/>
    </style:style>
    <style:style style:name="P35" style:family="paragraph" style:parent-style-name="List_20_Number">
      <style:paragraph-properties fo:margin-left="1in" fo:margin-right="0in" fo:text-indent="0in" style:auto-text-indent="false">
        <style:tab-stops>
          <style:tab-stop style:position="1.15in"/>
        </style:tab-stops>
      </style:paragraph-properties>
    </style:style>
    <style:style style:name="P3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4" style:family="paragraph" style:parent-style-name="List_20_Number" style:list-style-name="WW8Num14">
      <style:paragraph-properties fo:margin-left="0in" fo:margin-right="0in" fo:text-indent="0in" style:auto-text-indent="false"/>
    </style:style>
    <style:style style:name="P4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6" style:family="paragraph" style:parent-style-name="List_20_Number" style:list-style-name="WW8Num14">
      <style:paragraph-properties fo:margin-left="0in" fo:margin-right="0in" fo:text-indent="0in" style:auto-text-indent="false"/>
      <style:text-properties fo:color="#000000"/>
    </style:style>
    <style:style style:name="P47" style:family="paragraph" style:parent-style-name="Heading_20_3">
      <style:text-properties style:font-name="Tms Rmn" fo:font-style="normal" style:font-style-asian="normal" style:font-style-complex="normal"/>
    </style:style>
    <style:style style:name="P48" style:family="paragraph" style:parent-style-name="List_20_Number" style:list-style-name="WW8Num29">
      <style:paragraph-properties fo:margin-left="0in" fo:margin-right="0in" fo:text-indent="0in" style:auto-text-indent="false"/>
    </style:style>
    <style:style style:name="P49" style:family="paragraph" style:parent-style-name="List_20_Number" style:list-style-name="WW8Num29">
      <style:paragraph-properties fo:margin-left="0.5in" fo:margin-right="0in" fo:text-indent="0in" style:auto-text-indent="false"/>
    </style:style>
    <style:style style:name="P50" style:family="paragraph" style:parent-style-name="List_20_Number">
      <style:paragraph-properties fo:margin-left="1in" fo:margin-right="0in" fo:text-indent="0in" style:auto-text-indent="false"/>
    </style:style>
    <style:style style:name="P51" style:family="paragraph" style:parent-style-name="List_20_Number">
      <style:paragraph-properties fo:margin-left="1in" fo:margin-right="0in" fo:text-indent="0in" style:auto-text-indent="false"/>
      <style:text-properties fo:font-style="italic" style:font-style-asian="italic"/>
    </style:style>
    <style:style style:name="P52" style:family="paragraph" style:parent-style-name="List_20_Number">
      <style:paragraph-properties fo:margin-left="1in" fo:margin-right="0in" fo:text-indent="0in" style:auto-text-indent="false"/>
      <style:text-properties fo:color="#000000" fo:font-style="italic" style:font-style-asian="italic"/>
    </style:style>
    <style:style style:name="P53" style:family="paragraph" style:parent-style-name="List_20_Number">
      <style:paragraph-properties fo:margin-left="1in" fo:margin-right="0in" fo:text-indent="0in" style:auto-text-indent="false"/>
      <style:text-properties fo:color="#000000" fo:font-style="italic" style:font-style-asian="italic"/>
    </style:style>
    <style:style style:name="P54"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5" style:family="paragraph" style:parent-style-name="Heading_20_3">
      <style:text-properties fo:font-size="10pt" style:font-size-asian="10pt" style:font-size-complex="10pt"/>
    </style:style>
    <style:style style:name="P56"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7" style:family="paragraph" style:parent-style-name="Standard">
      <style:text-properties style:font-name="Times New Roman" fo:font-weight="normal" style:font-weight-asian="bold" style:font-weight-complex="bold"/>
    </style:style>
    <style:style style:name="P5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9" style:family="paragraph" style:parent-style-name="Heading_20_2">
      <style:paragraph-properties fo:margin-left="0in" fo:margin-right="0in" fo:text-indent="0in" style:auto-text-indent="false"/>
    </style:style>
    <style:style style:name="P60" style:family="paragraph" style:parent-style-name="Body_20_Text_20_First_20_Indent">
      <style:text-properties fo:font-size="12pt" style:font-size-asian="12pt" style:font-size-complex="12pt"/>
    </style:style>
    <style:style style:name="P61" style:family="paragraph" style:parent-style-name="Footer">
      <style:paragraph-properties fo:text-align="end" style:justify-single-word="false"/>
    </style:style>
    <style:style style:name="P62" style:family="paragraph" style:parent-style-name="Body_20_Text_20_First_20_Indent">
      <style:text-properties fo:font-size="12pt" style:font-size-asian="12pt" style:font-size-complex="12pt"/>
    </style:style>
    <style:style style:name="P63" style:family="paragraph" style:parent-style-name="Body_20_Text_20_First_20_Indent">
      <style:paragraph-properties fo:text-align="center" style:justify-single-word="false"/>
    </style:style>
    <style:style style:name="P64" style:family="paragraph" style:parent-style-name="Body_20_Text_20_First_20_Indent">
      <style:text-properties fo:font-size="14pt" style:font-size-asian="14pt" style:font-size-complex="14pt"/>
    </style:style>
    <style:style style:name="P65" style:family="paragraph" style:parent-style-name="Body_20_Text_20_First_20_Indent">
      <style:text-properties style:font-name="Times New Roman" fo:font-size="12pt" style:font-size-asian="12pt" style:font-size-complex="12pt"/>
    </style:style>
    <style:style style:name="P66" style:family="paragraph" style:parent-style-name="Body_20_Text_20_First_20_Indent">
      <style:text-properties fo:color="#000000" style:font-name="Times New Roman"/>
    </style:style>
    <style:style style:name="P67" style:family="paragraph" style:parent-style-name="Body_20_Text_20_First_20_Indent">
      <style:text-properties fo:color="#000000" style:font-name="Times New Roman" fo:font-size="12pt" style:font-size-asian="12pt" style:font-name-complex="Helv" style:font-size-complex="12pt"/>
    </style:style>
    <style:style style:name="P68"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9" style:family="paragraph" style:parent-style-name="Body_20_Text_20_First_20_Indent">
      <style:text-properties style:font-name="Times-Roman" fo:font-size="12pt" style:font-name-asian="Times-Roman" style:font-size-asian="12pt" style:font-name-complex="Times-Roman" style:font-size-complex="12pt"/>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0pt" style:font-size-asian="10pt" style:font-size-complex="10pt"/>
    </style:style>
    <style:style style:name="P72" style:family="paragraph" style:parent-style-name="Heading_20_3">
      <style:text-properties style:font-name="Arial" fo:font-size="13pt" style:font-size-asian="13pt" style:font-size-complex="13pt"/>
    </style:style>
    <style:style style:name="P73" style:family="paragraph" style:parent-style-name="Heading_20_3">
      <style:text-properties style:font-name="Times New Roman" fo:font-size="12pt" style:font-size-asian="12pt" style:font-size-complex="12pt"/>
    </style:style>
    <style:style style:name="P74" style:family="paragraph" style:parent-style-name="Heading_20_3">
      <style:text-properties fo:color="#333333" fo:font-size="12pt" style:font-size-asian="12pt" style:font-size-complex="12pt"/>
    </style:style>
    <style:style style:name="P75" style:family="paragraph" style:parent-style-name="Standard">
      <style:text-properties fo:font-size="12pt" style:font-size-asian="12pt" style:font-size-complex="12pt"/>
    </style:style>
    <style:style style:name="P7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8" style:family="paragraph" style:parent-style-name="Standard">
      <style:text-properties fo:font-style="italic" fo:font-weight="bold" style:font-weight-asian="normal" style:font-weight-complex="normal"/>
    </style:style>
    <style:style style:name="P79" style:family="paragraph" style:parent-style-name="Standard">
      <style:text-properties fo:font-style="italic" fo:font-weight="normal" style:font-style-asian="italic" style:font-weight-asian="normal" style:font-style-complex="italic" style:font-weight-complex="normal"/>
    </style:style>
    <style:style style:name="P80" style:family="paragraph" style:parent-style-name="Standard">
      <style:text-properties style:language-asian="zh" style:country-asian="CN"/>
    </style:style>
    <style:style style:name="P81" style:family="paragraph" style:parent-style-name="Standard">
      <style:text-properties style:font-name="Times New Roman" fo:font-weight="bold" style:language-asian="zh" style:country-asian="CN" style:font-weight-asian="bold" style:font-name-complex="Times New Roman" style:font-weight-complex="bold"/>
    </style:style>
    <style:style style:name="P82" style:family="paragraph" style:parent-style-name="Standard">
      <style:text-properties style:font-name="Times New Roman" style:font-name-complex="Times New Roman"/>
    </style:style>
    <style:style style:name="P83"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4" style:family="paragraph" style:parent-style-name="Standard">
      <style:text-properties style:font-name="Times New Roman" fo:font-size="12pt" fo:font-weight="normal" style:font-size-asian="12pt" style:font-size-complex="12pt"/>
    </style:style>
    <style:style style:name="P85" style:family="paragraph" style:parent-style-name="Standard">
      <style:text-properties style:font-name="Times New Roman" fo:font-size="12pt" style:font-size-asian="12pt" style:font-size-complex="12pt"/>
    </style:style>
    <style:style style:name="P86" style:family="paragraph" style:parent-style-name="Standard">
      <style:text-properties style:font-name="Times New Roman" fo:font-style="normal" style:font-style-asian="italic" style:font-name-complex="Times New Roman" style:font-style-complex="italic"/>
    </style:style>
    <style:style style:name="P87" style:family="paragraph" style:parent-style-name="Standard">
      <style:text-properties fo:font-weight="bold"/>
    </style:style>
    <style:style style:name="P88" style:family="paragraph" style:parent-style-name="Standard">
      <style:text-properties fo:font-weight="bold" style:language-asian="zh" style:country-asian="CN" style:font-weight-asian="bold" style:font-weight-complex="bold"/>
    </style:style>
    <style:style style:name="P89" style:family="paragraph" style:parent-style-name="Standard">
      <style:text-properties fo:font-weight="bold" style:font-weight-asian="bold" style:font-weight-complex="bold"/>
    </style:style>
    <style:style style:name="P9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1" style:family="paragraph" style:parent-style-name="Standard">
      <style:text-properties fo:color="#000000"/>
    </style:style>
    <style:style style:name="P92" style:family="paragraph" style:parent-style-name="Standard">
      <style:text-properties fo:color="#000000" style:font-name="Helv" fo:font-size="10pt" style:font-size-asian="10pt" style:font-name-complex="Helv" style:font-size-complex="10pt"/>
    </style:style>
    <style:style style:name="P93" style:family="paragraph" style:parent-style-name="Standard">
      <style:text-properties fo:color="#000000" fo:font-weight="bold" style:font-weight-asian="bold" style:font-weight-complex="bold"/>
    </style:style>
    <style:style style:name="P94" style:family="paragraph" style:parent-style-name="Standard">
      <style:text-properties fo:color="#000000" style:font-name="Times New Roman" fo:font-size="12pt" style:font-name-asian="Helv1" style:font-size-asian="12pt" style:font-name-complex="Helv1" style:font-size-complex="12pt"/>
    </style:style>
    <style:style style:name="P95" style:family="paragraph" style:parent-style-name="Standard">
      <style:text-properties fo:font-weight="normal" style:font-weight-asian="normal" style:font-weight-complex="normal"/>
    </style:style>
    <style:style style:name="P96" style:family="paragraph" style:parent-style-name="Standard">
      <style:text-properties style:text-line-through-style="none" style:font-name="Times New Roman" fo:font-style="italic" style:font-style-asian="italic" style:font-name-complex="Times New Roman" style:font-style-complex="italic"/>
    </style:style>
    <style:style style:name="P9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9" style:family="paragraph" style:parent-style-name="Standard">
      <style:text-properties style:font-weight-complex="bold"/>
    </style:style>
    <style:style style:name="P10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0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03" style:family="paragraph" style:parent-style-name="List_20_Number_20_4">
      <style:paragraph-properties fo:margin-left="-1in" fo:margin-right="0in" fo:text-indent="0in" style:auto-text-indent="false"/>
    </style:style>
    <style:style style:name="P104" style:family="paragraph" style:parent-style-name="Heading_20_1">
      <style:text-properties style:font-name="Times New Roman" fo:font-size="16pt" style:font-size-asian="16pt" style:font-size-complex="16pt"/>
    </style:style>
    <style:style style:name="P105" style:family="paragraph" style:parent-style-name="Heading_20_1">
      <style:text-properties style:font-name="Times New Roman" fo:font-size="14pt" style:font-size-asian="14pt" style:font-size-complex="14pt"/>
    </style:style>
    <style:style style:name="P106" style:family="paragraph" style:parent-style-name="Heading_20_1">
      <style:text-properties style:font-name="Times-Roman" fo:font-size="14pt" style:font-name-asian="Times-Roman" style:font-size-asian="14pt" style:font-name-complex="Times-Roman" style:font-size-complex="14pt"/>
    </style:style>
    <style:style style:name="P107" style:family="paragraph" style:parent-style-name="Heading_20_1">
      <style:text-properties fo:font-size="14pt" style:font-size-asian="14pt" style:font-size-complex="14pt"/>
    </style:style>
    <style:style style:name="P108" style:family="paragraph" style:parent-style-name="Heading_20_1">
      <style:text-properties style:font-name="Arial" fo:font-size="14pt" style:font-size-asian="14pt" style:font-size-complex="14pt"/>
    </style:style>
    <style:style style:name="P10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Code">
      <style:paragraph-properties fo:orphans="2" fo:widows="2" style:writing-mode="lr-tb"/>
    </style:style>
    <style:style style:name="P111"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2"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13"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1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7"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18" style:family="paragraph" style:parent-style-name="Code">
      <style:paragraph-properties fo:margin-left="1.5in" fo:margin-right="0in" fo:text-indent="0in" style:auto-text-indent="false"/>
    </style:style>
    <style:style style:name="P119" style:family="paragraph" style:parent-style-name="Code">
      <style:paragraph-properties fo:margin-left="1.5in" fo:margin-right="0in" fo:text-indent="0in" style:auto-text-indent="false"/>
      <style:text-properties style:language-asian="zh" style:country-asian="CN"/>
    </style:style>
    <style:style style:name="P120" style:family="paragraph" style:parent-style-name="Code">
      <style:paragraph-properties fo:margin-left="1in" fo:margin-right="0in" fo:text-indent="0in" style:auto-text-indent="false"/>
    </style:style>
    <style:style style:name="P121" style:family="paragraph" style:parent-style-name="Standard">
      <style:paragraph-properties fo:margin-left="1in" fo:margin-right="0in" fo:text-indent="0in" style:auto-text-indent="false"/>
    </style:style>
    <style:style style:name="P122" style:family="paragraph" style:parent-style-name="Code">
      <style:text-properties style:language-asian="zh" style:country-asian="CN"/>
    </style:style>
    <style:style style:name="P123" style:family="paragraph" style:parent-style-name="Code">
      <style:text-properties fo:font-weight="normal" style:font-weight-asian="normal" style:font-weight-complex="normal"/>
    </style:style>
    <style:style style:name="P124" style:family="paragraph" style:parent-style-name="Code">
      <style:text-properties style:font-name="Tms Rmn1" fo:font-size="10pt" style:font-name-asian="Tms Rmn1" style:font-size-asian="10pt" style:font-name-complex="Tms Rmn1" style:font-size-complex="10pt"/>
    </style:style>
    <style:style style:name="P125" style:family="paragraph" style:parent-style-name="Standard">
      <style:paragraph-properties fo:margin-left="0in" fo:margin-right="0in" fo:text-indent="0in" style:auto-text-indent="false"/>
    </style:style>
    <style:style style:name="P126" style:family="paragraph" style:parent-style-name="Standard">
      <style:paragraph-properties fo:margin-left="0in" fo:margin-right="0in" fo:text-indent="0in" style:auto-text-indent="false"/>
      <style:text-properties style:font-name="Times New Roman" style:font-name-complex="Times New Roman"/>
    </style:style>
    <style:style style:name="P127"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8" style:family="paragraph" style:parent-style-name="Standard">
      <style:paragraph-properties fo:margin-left="0in" fo:margin-right="0in" fo:text-indent="0in" style:auto-text-indent="false"/>
      <style:text-properties style:language-asian="zh" style:country-asian="CN"/>
    </style:style>
    <style:style style:name="P12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30" style:family="paragraph" style:parent-style-name="Code">
      <style:paragraph-properties fo:margin-left="0in" fo:margin-right="0in" fo:text-indent="0in" style:auto-text-indent="false"/>
    </style:style>
    <style:style style:name="P131" style:family="paragraph" style:parent-style-name="List_20_Paragraph">
      <style:paragraph-properties fo:margin-left="0in" fo:margin-right="0in" fo:text-indent="0in" style:auto-text-indent="false"/>
      <style:text-properties style:font-name="Times New Roman" style:font-name-complex="Times New Roman"/>
    </style:style>
    <style:style style:name="P1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3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4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1" style:family="paragraph" style:parent-style-name="Text_20_Body_20_Single">
      <style:paragraph-properties fo:margin-left="0in" fo:margin-right="0in" fo:text-indent="0in" style:auto-text-indent="false"/>
    </style:style>
    <style:style style:name="P142"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43" style:family="paragraph" style:parent-style-name="Heading_20_1">
      <style:paragraph-properties fo:margin-left="0in" fo:margin-right="0in" fo:text-indent="0in" style:auto-text-indent="false"/>
      <style:text-properties fo:font-size="14pt" style:font-size-asian="14pt" style:font-size-complex="14pt"/>
    </style:style>
    <style:style style:name="P144" style:family="paragraph" style:parent-style-name="Heading_20_3">
      <style:paragraph-properties fo:margin-left="0in" fo:margin-right="0in" fo:text-indent="0in" style:auto-text-indent="false"/>
    </style:style>
    <style:style style:name="P14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46"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47" style:family="paragraph" style:parent-style-name="Standard">
      <style:paragraph-properties fo:margin-left="0.5in" fo:margin-right="0in" fo:text-indent="0in" style:auto-text-indent="false"/>
    </style:style>
    <style:style style:name="P14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50" style:family="paragraph" style:parent-style-name="List_20_Number_20_2">
      <style:paragraph-properties fo:margin-left="0.5in" fo:margin-right="0in" fo:text-indent="0in" style:auto-text-indent="false"/>
      <style:text-properties fo:font-size="12pt" style:font-size-asian="12pt" style:font-size-complex="12pt"/>
    </style:style>
    <style:style style:name="P15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5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4"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55" style:family="paragraph" style:parent-style-name="Standard">
      <style:paragraph-properties fo:margin-left="0.0193in" fo:margin-right="0in" fo:margin-top="0.1665in" fo:margin-bottom="0.0417in" fo:orphans="2" fo:widows="2" fo:text-indent="0in" style:auto-text-indent="false" style:writing-mode="lr-tb"/>
    </style:style>
    <style:style style:name="P156" style:family="paragraph" style:parent-style-name="Standard">
      <style:paragraph-properties fo:margin-left="0.25in" fo:margin-right="0in" fo:margin-top="0in" fo:margin-bottom="0in" fo:line-height="100%" fo:text-indent="0in" style:auto-text-indent="false" style:text-autospace="none" style:writing-mode="lr-tb"/>
    </style:style>
    <style:style style:name="P157"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158" style:family="paragraph" style:parent-style-name="Text_20_body">
      <style:text-properties fo:font-weight="bold" style:font-weight-asian="bold" style:font-weight-complex="bold"/>
    </style:style>
    <style:style style:name="P159" style:family="paragraph" style:parent-style-name="Text_20_body">
      <style:text-properties style:font-name="Times New Roman" style:font-name-asian="Times New Roman"/>
    </style:style>
    <style:style style:name="P160" style:family="paragraph" style:parent-style-name="Text_20_body">
      <style:text-properties style:font-name="Tms Rmn" fo:font-weight="bold" style:font-weight-asian="bold" style:font-weight-complex="bold"/>
    </style:style>
    <style:style style:name="P161" style:family="paragraph" style:parent-style-name="Text_20_body">
      <style:text-properties fo:color="#ff0000" fo:font-weight="bold" style:font-weight-asian="bold" style:font-weight-complex="bold"/>
    </style:style>
    <style:style style:name="P162"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6" style:family="paragraph" style:parent-style-name="Body_20_Text_20_First_20_Indent">
      <style:paragraph-properties fo:margin-top="0in" fo:margin-bottom="0.0835in" fo:orphans="2" fo:widows="2" style:writing-mode="lr-tb"/>
    </style:style>
    <style:style style:name="P16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9"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1" style:family="paragraph" style:parent-style-name="Heading_20_2">
      <style:text-properties fo:font-size="14pt" style:font-size-asian="14pt" style:font-size-complex="14pt"/>
    </style:style>
    <style:style style:name="P172" style:family="paragraph" style:parent-style-name="Heading_20_2">
      <style:text-properties style:font-name="Times New Roman"/>
    </style:style>
    <style:style style:name="P173" style:family="paragraph" style:parent-style-name="Heading_20_4">
      <style:text-properties style:font-name="Times New Roman" fo:font-size="12pt" fo:font-weight="bold" style:font-size-asian="12pt" style:font-size-complex="12pt"/>
    </style:style>
    <style:style style:name="P174" style:family="paragraph" style:parent-style-name="List_20_Number_20_2">
      <style:text-properties fo:font-size="12pt" style:font-size-asian="12pt" style:font-size-complex="12pt"/>
    </style:style>
    <style:style style:name="P175" style:family="paragraph" style:parent-style-name="Code" style:list-style-name="L2">
      <style:paragraph-properties fo:margin-left="1.5in" fo:margin-right="0in" fo:text-indent="0in" style:auto-text-indent="false"/>
      <style:text-properties style:language-asian="zh" style:country-asian="CN"/>
    </style:style>
    <style:style style:name="P176" style:family="paragraph" style:parent-style-name="Code" style:list-style-name="L2">
      <style:paragraph-properties fo:margin-left="1.5in" fo:margin-right="0in" fo:text-indent="0in" style:auto-text-indent="false"/>
      <style:text-properties style:language-asian="zh" style:country-asian="CN"/>
    </style:style>
    <style:style style:name="P177" style:family="paragraph" style:parent-style-name="Code" style:list-style-name="L2">
      <style:paragraph-properties fo:margin-left="1.5in" fo:margin-right="0in" fo:text-indent="0in" style:auto-text-indent="false"/>
      <style:text-properties style:language-asian="zh" style:country-asian="CN"/>
    </style:style>
    <style:style style:name="P178" style:family="paragraph" style:parent-style-name="Code" style:list-style-name="L3">
      <style:paragraph-properties fo:margin-left="1in" fo:margin-right="0in" fo:text-indent="-0.25in" style:auto-text-indent="false"/>
      <style:text-properties style:language-asian="zh" style:country-asian="CN"/>
    </style:style>
    <style:style style:name="P179" style:family="paragraph" style:parent-style-name="Code" style:list-style-name="L26">
      <style:paragraph-properties fo:margin-left="0in" fo:margin-right="0in" fo:text-indent="0in" style:auto-text-indent="false"/>
    </style:style>
    <style:style style:name="P180" style:family="paragraph" style:parent-style-name="Code" style:list-style-name="L26">
      <style:paragraph-properties fo:margin-left="0in" fo:margin-right="0in" fo:text-indent="0in" style:auto-text-indent="false"/>
    </style:style>
    <style:style style:name="P181" style:family="paragraph" style:parent-style-name="Code">
      <style:paragraph-properties fo:margin-left="1in" fo:margin-right="0in" fo:text-indent="0in" style:auto-text-indent="false"/>
    </style:style>
    <style:style style:name="P182" style:family="paragraph" style:parent-style-name="Code">
      <style:paragraph-properties fo:margin-left="1in" fo:margin-right="0in" fo:text-indent="0in" style:auto-text-indent="false"/>
      <style:text-properties style:language-asian="zh" style:country-asian="CN"/>
    </style:style>
    <style:style style:name="P183" style:family="paragraph" style:parent-style-name="Code" style:list-style-name="L27">
      <style:paragraph-properties fo:margin-left="1in" fo:margin-right="0in" fo:text-indent="0in" style:auto-text-indent="false"/>
      <style:text-properties style:language-asian="zh" style:country-asian="CN"/>
    </style:style>
    <style:style style:name="P184" style:family="paragraph" style:parent-style-name="Code" style:list-style-name="L27">
      <style:paragraph-properties fo:margin-left="1in" fo:margin-right="0in" fo:text-indent="0in" style:auto-text-indent="false"/>
      <style:text-properties style:language-asian="zh" style:country-asian="CN"/>
    </style:style>
    <style:style style:name="P185" style:family="paragraph" style:parent-style-name="Code">
      <style:paragraph-properties fo:margin-left="0.5in" fo:margin-right="0in" fo:text-indent="-0.2201in" style:auto-text-indent="false"/>
    </style:style>
    <style:style style:name="P186" style:family="paragraph" style:parent-style-name="Code">
      <style:paragraph-properties fo:orphans="2" fo:widows="2" style:writing-mode="lr-tb"/>
    </style:style>
    <style:style style:name="P187" style:family="paragraph" style:parent-style-name="Text_20_body" style:list-style-name="L29"/>
    <style:style style:name="P188" style:family="paragraph" style:parent-style-name="Text_20_body" style:list-style-name="L29"/>
    <style:style style:name="P189" style:family="paragraph" style:parent-style-name="Text_20_body" style:list-style-name="L29"/>
    <style:style style:name="P190" style:family="paragraph" style:parent-style-name="Text_20_body" style:list-style-name="L29"/>
    <style:style style:name="P191" style:family="paragraph" style:parent-style-name="Text_20_body">
      <style:paragraph-properties fo:margin-left="0.25in" fo:margin-right="0in" fo:text-indent="0in" style:auto-text-indent="false"/>
    </style:style>
    <style:style style:name="P192" style:family="paragraph" style:parent-style-name="List_20_Number_20_4">
      <style:paragraph-properties fo:margin-left="0in" fo:margin-right="0in" fo:text-indent="0in" style:auto-text-indent="false"/>
    </style:style>
    <style:style style:name="P193" style:family="paragraph" style:parent-style-name="List_20_Number_20_4">
      <style:paragraph-properties fo:margin-left="-1in" fo:margin-right="0in" fo:text-indent="0in" style:auto-text-indent="false"/>
    </style:style>
    <style:style style:name="P194" style:family="paragraph" style:parent-style-name="Contents_20_4">
      <style:paragraph-properties>
        <style:tab-stops>
          <style:tab-stop style:position="6.3102in" style:type="right" style:leader-style="dotted" style:leader-text="."/>
        </style:tab-stops>
      </style:paragraph-properties>
    </style:style>
    <style:style style:name="P195" style:family="paragraph" style:parent-style-name="Contents_20_1">
      <style:paragraph-properties>
        <style:tab-stops>
          <style:tab-stop style:position="6.9in" style:type="right" style:leader-style="dotted" style:leader-text="."/>
        </style:tab-stops>
      </style:paragraph-properties>
    </style:style>
    <style:style style:name="P196" style:family="paragraph" style:parent-style-name="Contents_20_2">
      <style:paragraph-properties>
        <style:tab-stops>
          <style:tab-stop style:position="6.7335in" style:type="right" style:leader-style="dotted" style:leader-text="."/>
        </style:tab-stops>
      </style:paragraph-properties>
    </style:style>
    <style:style style:name="P197" style:family="paragraph" style:parent-style-name="Contents_20_3">
      <style:paragraph-properties>
        <style:tab-stops>
          <style:tab-stop style:position="6.5665in" style:type="right" style:leader-style="dotted" style:leader-text="."/>
        </style:tab-stops>
      </style:paragraph-properties>
    </style:style>
    <style:style style:name="P19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5" style:family="paragraph" style:parent-style-name="List_20_Number">
      <style:paragraph-properties fo:margin-left="1in" fo:margin-right="0in" fo:text-indent="0in" style:auto-text-indent="false"/>
    </style:style>
    <style:style style:name="P20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8" style:family="paragraph" style:parent-style-name="List_20_Number">
      <style:paragraph-properties fo:margin-left="1in" fo:margin-right="0in" fo:text-indent="0in" style:auto-text-indent="false"/>
      <style:text-properties fo:font-style="italic" style:font-style-asian="italic"/>
    </style:style>
    <style:style style:name="P20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1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11" style:family="paragraph" style:parent-style-name="List_20_Number">
      <style:paragraph-properties fo:margin-left="1in" fo:margin-right="0in" fo:text-indent="0in" style:auto-text-indent="false"/>
      <style:text-properties fo:color="#000000" fo:font-style="italic" style:font-style-asian="italic"/>
    </style:style>
    <style:style style:name="P212" style:family="paragraph" style:parent-style-name="List_20_Number">
      <style:paragraph-properties fo:margin-left="1in" fo:margin-right="0in" fo:text-indent="0in" style:auto-text-indent="false"/>
      <style:text-properties fo:color="#000000" fo:font-style="italic" style:font-style-asian="italic"/>
    </style:style>
    <style:style style:name="P213" style:family="paragraph" style:parent-style-name="List_20_Number">
      <style:paragraph-properties fo:margin-left="1in" fo:margin-right="0in" fo:text-indent="0in" style:auto-text-indent="false">
        <style:tab-stops>
          <style:tab-stop style:position="1.15in"/>
        </style:tab-stops>
      </style:paragraph-properties>
    </style:style>
    <style:style style:name="P214" style:family="paragraph" style:parent-style-name="List_20_Number">
      <style:paragraph-properties fo:margin-left="1in" fo:margin-right="0in" fo:text-indent="0in" style:auto-text-indent="false">
        <style:tab-stops>
          <style:tab-stop style:position="1.15in"/>
        </style:tab-stops>
      </style:paragraph-properties>
    </style:style>
    <style:style style:name="P2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17" style:family="paragraph" style:parent-style-name="List_20_Number" style:list-style-name="WW8Num14">
      <style:paragraph-properties fo:margin-left="0in" fo:margin-right="0in" fo:text-indent="0in" style:auto-text-indent="false"/>
      <style:text-properties fo:color="#000000"/>
    </style:style>
    <style:style style:name="P218" style:family="paragraph" style:parent-style-name="List_20_Number">
      <style:paragraph-properties fo:margin-left="0in" fo:margin-right="0in" fo:text-indent="0in" style:auto-text-indent="false"/>
      <style:text-properties style:font-name="Tms Rmn"/>
    </style:style>
    <style:style style:name="P219" style:family="paragraph" style:parent-style-name="List_20_Number">
      <style:paragraph-properties fo:margin-left="0in" fo:margin-right="0in" fo:text-indent="0in" style:auto-text-indent="false"/>
    </style:style>
    <style:style style:name="P220" style:family="paragraph" style:parent-style-name="List_20_Number" style:list-style-name="WW8Num14">
      <style:paragraph-properties fo:margin-left="0in" fo:margin-right="0in" fo:text-indent="0in" style:auto-text-indent="false"/>
    </style:style>
    <style:style style:name="P221" style:family="paragraph" style:parent-style-name="List_20_Number" style:list-style-name="WW8Num14">
      <style:paragraph-properties fo:margin-left="0in" fo:margin-right="0in" fo:text-indent="0in" style:auto-text-indent="false"/>
    </style:style>
    <style:style style:name="P222" style:family="paragraph" style:parent-style-name="List_20_Number" style:list-style-name="WW8Num14">
      <style:paragraph-properties fo:margin-left="0in" fo:margin-right="0in" fo:text-indent="0in" style:auto-text-indent="false"/>
    </style:style>
    <style:style style:name="P223" style:family="paragraph" style:parent-style-name="List_20_Number" style:list-style-name="WW8Num14">
      <style:paragraph-properties fo:margin-left="0in" fo:margin-right="0in" fo:text-indent="0in" style:auto-text-indent="false"/>
    </style:style>
    <style:style style:name="P224" style:family="paragraph" style:parent-style-name="List_20_Number" style:list-style-name="WW8Num29">
      <style:paragraph-properties fo:margin-left="0in" fo:margin-right="0in" fo:text-indent="0in" style:auto-text-indent="false"/>
    </style:style>
    <style:style style:name="P225" style:family="paragraph" style:parent-style-name="List_20_Number" style:list-style-name="WW8Num29">
      <style:paragraph-properties fo:margin-left="0in" fo:margin-right="0in" fo:text-indent="0in" style:auto-text-indent="false"/>
    </style:style>
    <style:style style:name="P226" style:family="paragraph" style:parent-style-name="List_20_Number" style:list-style-name="WW8Num29">
      <style:paragraph-properties fo:margin-left="0.5in" fo:margin-right="0in" fo:text-indent="0in" style:auto-text-indent="false"/>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5" style:family="paragraph" style:parent-style-name="List_20_Number">
      <style:paragraph-properties fo:margin-left="0.5in" fo:margin-right="0in" fo:text-indent="0.25in" style:auto-text-indent="false"/>
    </style:style>
    <style:style style:name="P236" style:family="paragraph" style:parent-style-name="List_20_Number">
      <style:paragraph-properties fo:margin-left="0.5in" fo:margin-right="0in" fo:text-indent="0.25in" style:auto-text-indent="false"/>
      <style:text-properties style:font-name="Tms Rmn"/>
    </style:style>
    <style:style style:name="P237" style:family="paragraph" style:parent-style-name="List_20_Number">
      <style:paragraph-properties fo:margin-left="0.25in" fo:margin-right="0in" fo:text-indent="0in" style:auto-text-indent="false"/>
      <style:text-properties style:font-name="Tms Rmn"/>
    </style:style>
    <style:style style:name="P238" style:family="paragraph" style:parent-style-name="Standard" style:list-style-name="L5"/>
    <style:style style:name="P239" style:family="paragraph" style:parent-style-name="Standard" style:list-style-name="L5"/>
    <style:style style:name="P240" style:family="paragraph" style:parent-style-name="Standard" style:list-style-name="L5"/>
    <style:style style:name="P241" style:family="paragraph" style:parent-style-name="Standard" style:list-style-name="L6">
      <style:text-properties fo:font-weight="bold" style:font-weight-asian="bold" style:font-weight-complex="bold"/>
    </style:style>
    <style:style style:name="P242" style:family="paragraph" style:parent-style-name="Standard" style:list-style-name="L6">
      <style:text-properties fo:font-weight="bold" style:font-weight-asian="bold" style:font-weight-complex="bold"/>
    </style:style>
    <style:style style:name="P243" style:family="paragraph" style:parent-style-name="Standard" style:list-style-name="L6">
      <style:text-properties fo:font-weight="bold" style:font-weight-asian="bold" style:font-weight-complex="bold"/>
    </style:style>
    <style:style style:name="P244" style:family="paragraph" style:parent-style-name="Standard">
      <style:text-properties fo:font-weight="bold" style:language-asian="zh" style:country-asian="CN" style:font-weight-asian="bold" style:font-weight-complex="bold"/>
    </style:style>
    <style:style style:name="P245" style:family="paragraph" style:parent-style-name="Standard" style:list-style-name="L7"/>
    <style:style style:name="P246" style:family="paragraph" style:parent-style-name="Standard" style:list-style-name="L7"/>
    <style:style style:name="P247" style:family="paragraph" style:parent-style-name="Standard" style:list-style-name="L7"/>
    <style:style style:name="P248" style:family="paragraph" style:parent-style-name="Standard" style:list-style-name="L7"/>
    <style:style style:name="P249" style:family="paragraph" style:parent-style-name="Standard" style:list-style-name="L7"/>
    <style:style style:name="P250" style:family="paragraph" style:parent-style-name="Standard" style:list-style-name="L7"/>
    <style:style style:name="P251" style:family="paragraph" style:parent-style-name="Standard" style:list-style-name="L7"/>
    <style:style style:name="P252" style:family="paragraph" style:parent-style-name="Standard" style:list-style-name="L7"/>
    <style:style style:name="P253" style:family="paragraph" style:parent-style-name="Standard" style:list-style-name="L7"/>
    <style:style style:name="P254" style:family="paragraph" style:parent-style-name="Standard" style:list-style-name="L7"/>
    <style:style style:name="P255" style:family="paragraph" style:parent-style-name="Standard" style:list-style-name="L7"/>
    <style:style style:name="P256" style:family="paragraph" style:parent-style-name="Standard" style:list-style-name="L7"/>
    <style:style style:name="P257" style:family="paragraph" style:parent-style-name="Standard" style:list-style-name="L7"/>
    <style:style style:name="P258" style:family="paragraph" style:parent-style-name="Standard" style:list-style-name="L7"/>
    <style:style style:name="P259" style:family="paragraph" style:parent-style-name="Standard" style:list-style-name="L7"/>
    <style:style style:name="P260" style:family="paragraph" style:parent-style-name="Standard" style:list-style-name="L7"/>
    <style:style style:name="P261" style:family="paragraph" style:parent-style-name="Standard" style:list-style-name="L7"/>
    <style:style style:name="P262" style:family="paragraph" style:parent-style-name="Standard" style:list-style-name="L7"/>
    <style:style style:name="P263" style:family="paragraph" style:parent-style-name="Standard" style:list-style-name="L7"/>
    <style:style style:name="P264" style:family="paragraph" style:parent-style-name="Standard" style:list-style-name="L7"/>
    <style:style style:name="P265" style:family="paragraph" style:parent-style-name="Standard" style:list-style-name="L8"/>
    <style:style style:name="P266" style:family="paragraph" style:parent-style-name="Standard" style:list-style-name="L8"/>
    <style:style style:name="P267" style:family="paragraph" style:parent-style-name="Standard" style:list-style-name="L8"/>
    <style:style style:name="P268" style:family="paragraph" style:parent-style-name="Standard" style:list-style-name="L8"/>
    <style:style style:name="P269" style:family="paragraph" style:parent-style-name="Standard" style:list-style-name="L8"/>
    <style:style style:name="P270" style:family="paragraph" style:parent-style-name="Standard" style:list-style-name="L8"/>
    <style:style style:name="P271" style:family="paragraph" style:parent-style-name="Standard" style:list-style-name="L9"/>
    <style:style style:name="P272" style:family="paragraph" style:parent-style-name="Standard" style:list-style-name="L9"/>
    <style:style style:name="P273" style:family="paragraph" style:parent-style-name="Standard" style:list-style-name="L9"/>
    <style:style style:name="P274" style:family="paragraph" style:parent-style-name="Standard" style:list-style-name="L9"/>
    <style:style style:name="P275" style:family="paragraph" style:parent-style-name="Standard" style:list-style-name="L9"/>
    <style:style style:name="P276" style:family="paragraph" style:parent-style-name="Standard" style:list-style-name="L9"/>
    <style:style style:name="P277" style:family="paragraph" style:parent-style-name="Standard" style:list-style-name="L9"/>
    <style:style style:name="P278" style:family="paragraph" style:parent-style-name="Standard" style:list-style-name="L9"/>
    <style:style style:name="P279" style:family="paragraph" style:parent-style-name="Standard" style:list-style-name="L9"/>
    <style:style style:name="P280" style:family="paragraph" style:parent-style-name="Standard" style:list-style-name="L10"/>
    <style:style style:name="P281" style:family="paragraph" style:parent-style-name="Standard" style:list-style-name="L11"/>
    <style:style style:name="P282" style:family="paragraph" style:parent-style-name="Standard" style:list-style-name="L11"/>
    <style:style style:name="P283" style:family="paragraph" style:parent-style-name="Standard" style:list-style-name="L11"/>
    <style:style style:name="P284" style:family="paragraph" style:parent-style-name="Standard" style:list-style-name="L11"/>
    <style:style style:name="P285" style:family="paragraph" style:parent-style-name="Standard" style:list-style-name="L11"/>
    <style:style style:name="P286" style:family="paragraph" style:parent-style-name="Standard" style:list-style-name="L11"/>
    <style:style style:name="P287" style:family="paragraph" style:parent-style-name="Standard" style:list-style-name="L11"/>
    <style:style style:name="P288" style:family="paragraph" style:parent-style-name="Standard" style:list-style-name="L11"/>
    <style:style style:name="P289" style:family="paragraph" style:parent-style-name="Standard" style:list-style-name="L12"/>
    <style:style style:name="P290" style:family="paragraph" style:parent-style-name="Standard" style:list-style-name="L12"/>
    <style:style style:name="P291" style:family="paragraph" style:parent-style-name="Standard" style:list-style-name="L12"/>
    <style:style style:name="P292" style:family="paragraph" style:parent-style-name="Standard" style:list-style-name="L12"/>
    <style:style style:name="P293" style:family="paragraph" style:parent-style-name="Standard" style:list-style-name="L12"/>
    <style:style style:name="P294" style:family="paragraph" style:parent-style-name="Standard" style:list-style-name="L12"/>
    <style:style style:name="P295" style:family="paragraph" style:parent-style-name="Standard" style:list-style-name="L12"/>
    <style:style style:name="P296" style:family="paragraph" style:parent-style-name="Standard" style:list-style-name="L13"/>
    <style:style style:name="P297" style:family="paragraph" style:parent-style-name="Standard" style:list-style-name="L13"/>
    <style:style style:name="P298" style:family="paragraph" style:parent-style-name="Standard" style:list-style-name="L14"/>
    <style:style style:name="P299" style:family="paragraph" style:parent-style-name="Standard" style:list-style-name="L14"/>
    <style:style style:name="P300" style:family="paragraph" style:parent-style-name="Standard" style:list-style-name="L14"/>
    <style:style style:name="P301" style:family="paragraph" style:parent-style-name="Standard" style:list-style-name="L15"/>
    <style:style style:name="P302" style:family="paragraph" style:parent-style-name="Standard" style:list-style-name="L15"/>
    <style:style style:name="P303" style:family="paragraph" style:parent-style-name="Standard" style:list-style-name="L15"/>
    <style:style style:name="P304" style:family="paragraph" style:parent-style-name="Standard" style:list-style-name="L15"/>
    <style:style style:name="P305" style:family="paragraph" style:parent-style-name="Standard" style:list-style-name="L15"/>
    <style:style style:name="P306" style:family="paragraph" style:parent-style-name="Standard" style:list-style-name="L15"/>
    <style:style style:name="P307" style:family="paragraph" style:parent-style-name="Standard" style:list-style-name="L15"/>
    <style:style style:name="P308" style:family="paragraph" style:parent-style-name="Standard" style:list-style-name="L15"/>
    <style:style style:name="P309" style:family="paragraph" style:parent-style-name="Standard" style:list-style-name="L15"/>
    <style:style style:name="P310" style:family="paragraph" style:parent-style-name="Standard" style:list-style-name="L16"/>
    <style:style style:name="P311" style:family="paragraph" style:parent-style-name="Standard" style:list-style-name="L17"/>
    <style:style style:name="P312" style:family="paragraph" style:parent-style-name="Standard" style:list-style-name="L17"/>
    <style:style style:name="P313" style:family="paragraph" style:parent-style-name="Standard" style:list-style-name="L18"/>
    <style:style style:name="P314" style:family="paragraph" style:parent-style-name="Standard" style:list-style-name="L18"/>
    <style:style style:name="P315" style:family="paragraph" style:parent-style-name="Standard" style:list-style-name="L18"/>
    <style:style style:name="P316" style:family="paragraph" style:parent-style-name="Standard" style:list-style-name="L18"/>
    <style:style style:name="P317" style:family="paragraph" style:parent-style-name="Standard" style:list-style-name="L18"/>
    <style:style style:name="P318" style:family="paragraph" style:parent-style-name="Standard" style:list-style-name="L18"/>
    <style:style style:name="P319" style:family="paragraph" style:parent-style-name="Standard" style:list-style-name="L18"/>
    <style:style style:name="P320" style:family="paragraph" style:parent-style-name="Standard" style:list-style-name="L18"/>
    <style:style style:name="P321" style:family="paragraph" style:parent-style-name="Standard" style:list-style-name="L19"/>
    <style:style style:name="P322" style:family="paragraph" style:parent-style-name="Standard" style:list-style-name="L19"/>
    <style:style style:name="P323" style:family="paragraph" style:parent-style-name="Standard" style:list-style-name="L19"/>
    <style:style style:name="P324" style:family="paragraph" style:parent-style-name="Standard" style:list-style-name="L19"/>
    <style:style style:name="P325" style:family="paragraph" style:parent-style-name="Standard" style:list-style-name="L19"/>
    <style:style style:name="P326" style:family="paragraph" style:parent-style-name="Standard" style:list-style-name="L19"/>
    <style:style style:name="P327" style:family="paragraph" style:parent-style-name="Standard" style:list-style-name="L19"/>
    <style:style style:name="P328" style:family="paragraph" style:parent-style-name="Standard" style:list-style-name="L19"/>
    <style:style style:name="P329" style:family="paragraph" style:parent-style-name="Standard" style:list-style-name="L19"/>
    <style:style style:name="P330" style:family="paragraph" style:parent-style-name="Standard" style:list-style-name="L19"/>
    <style:style style:name="P331" style:family="paragraph" style:parent-style-name="Standard">
      <style:text-properties fo:font-size="12pt" style:font-size-asian="12pt" style:font-size-complex="12pt"/>
    </style:style>
    <style:style style:name="P332" style:family="paragraph" style:parent-style-name="Standard" style:list-style-name="L20">
      <style:text-properties fo:font-size="12pt" style:font-size-asian="12pt" style:font-size-complex="12pt"/>
    </style:style>
    <style:style style:name="P333" style:family="paragraph" style:parent-style-name="Standard" style:list-style-name="L20">
      <style:text-properties fo:font-size="12pt" style:font-size-asian="12pt" style:font-size-complex="12pt"/>
    </style:style>
    <style:style style:name="P334" style:family="paragraph" style:parent-style-name="Standard" style:list-style-name="L20">
      <style:text-properties fo:font-size="12pt" style:font-size-asian="12pt" style:font-size-complex="12pt"/>
    </style:style>
    <style:style style:name="P335" style:family="paragraph" style:parent-style-name="Standard" style:list-style-name="L21"/>
    <style:style style:name="P336" style:family="paragraph" style:parent-style-name="Standard" style:list-style-name="L21"/>
    <style:style style:name="P337" style:family="paragraph" style:parent-style-name="Standard" style:list-style-name="L21"/>
    <style:style style:name="P338" style:family="paragraph" style:parent-style-name="Standard" style:list-style-name="L21"/>
    <style:style style:name="P339" style:family="paragraph" style:parent-style-name="Standard" style:list-style-name="L21"/>
    <style:style style:name="P340" style:family="paragraph" style:parent-style-name="Standard" style:list-style-name="L21"/>
    <style:style style:name="P341" style:family="paragraph" style:parent-style-name="Standard" style:list-style-name="L22"/>
    <style:style style:name="P342" style:family="paragraph" style:parent-style-name="Standard" style:list-style-name="L22"/>
    <style:style style:name="P343" style:family="paragraph" style:parent-style-name="Standard" style:list-style-name="L22"/>
    <style:style style:name="P344" style:family="paragraph" style:parent-style-name="Standard" style:list-style-name="L21"/>
    <style:style style:name="P345" style:family="paragraph" style:parent-style-name="Standard" style:list-style-name="L21"/>
    <style:style style:name="P346" style:family="paragraph" style:parent-style-name="Standard" style:list-style-name="L23"/>
    <style:style style:name="P347" style:family="paragraph" style:parent-style-name="Standard" style:list-style-name="L16"/>
    <style:style style:name="P348" style:family="paragraph" style:parent-style-name="Standard" style:list-style-name="L24"/>
    <style:style style:name="P349" style:family="paragraph" style:parent-style-name="Standard" style:list-style-name="WW8Num17"/>
    <style:style style:name="P350" style:family="paragraph" style:parent-style-name="Standard" style:list-style-name="WW8Num17"/>
    <style:style style:name="P351" style:family="paragraph" style:parent-style-name="Standard" style:list-style-name="WW8Num17"/>
    <style:style style:name="P352" style:family="paragraph" style:parent-style-name="Standard" style:list-style-name="WW8Num17"/>
    <style:style style:name="P353" style:family="paragraph" style:parent-style-name="Standard" style:list-style-name="WW8Num17">
      <style:paragraph-properties style:text-autospace="none"/>
    </style:style>
    <style:style style:name="P354" style:family="paragraph" style:parent-style-name="Standard" style:list-style-name="WW8Num17"/>
    <style:style style:name="P355" style:family="paragraph" style:parent-style-name="Standard" style:list-style-name="WW8Num17">
      <style:text-properties fo:color="#000000"/>
    </style:style>
    <style:style style:name="P356" style:family="paragraph" style:parent-style-name="Standard" style:list-style-name="WW8Num17">
      <style:text-properties fo:color="#000000"/>
    </style:style>
    <style:style style:name="P357" style:family="paragraph" style:parent-style-name="Standard" style:list-style-name="WW8Num17">
      <style:text-properties fo:color="#000000" fo:font-weight="bold" style:font-weight-asian="bold" style:font-weight-complex="bold"/>
    </style:style>
    <style:style style:name="P358" style:family="paragraph" style:parent-style-name="Standard" style:list-style-name="WW8Num17">
      <style:text-properties fo:color="#000000" fo:font-weight="bold" style:font-weight-asian="bold" style:font-weight-complex="bold"/>
    </style:style>
    <style:style style:name="P359" style:family="paragraph" style:parent-style-name="Standard" style:list-style-name="L1"/>
    <style:style style:name="P360" style:family="paragraph" style:parent-style-name="Standard" style:list-style-name="L1"/>
    <style:style style:name="P361" style:family="paragraph" style:parent-style-name="Standard" style:list-style-name="L1"/>
    <style:style style:name="P362" style:family="paragraph" style:parent-style-name="Standard" style:list-style-name="L1"/>
    <style:style style:name="P363" style:family="paragraph" style:parent-style-name="Standard" style:list-style-name="L1"/>
    <style:style style:name="P364" style:family="paragraph" style:parent-style-name="Standard" style:list-style-name="L1"/>
    <style:style style:name="P365" style:family="paragraph" style:parent-style-name="Standard" style:list-style-name="L1"/>
    <style:style style:name="P366" style:family="paragraph" style:parent-style-name="Standard" style:list-style-name="L25"/>
    <style:style style:name="P367" style:family="paragraph" style:parent-style-name="Standard">
      <style:text-properties style:language-asian="zh" style:country-asian="CN"/>
    </style:style>
    <style:style style:name="P368" style:family="paragraph" style:parent-style-name="Standard" style:list-style-name="L25">
      <style:text-properties style:language-asian="zh" style:country-asian="CN"/>
    </style:style>
    <style:style style:name="P369" style:family="paragraph" style:parent-style-name="Standard" style:list-style-name="L28"/>
    <style:style style:name="P370" style:family="paragraph" style:parent-style-name="Standard" style:list-style-name="L28"/>
    <style:style style:name="P37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72" style:family="paragraph" style:parent-style-name="Standard">
      <style:text-properties style:font-name="Times New Roman" style:language-asian="zh" style:country-asian="CN" style:font-name-complex="Times New Roman"/>
    </style:style>
    <style:style style:name="P373" style:family="paragraph" style:parent-style-name="Standard">
      <style:text-properties style:font-name="Times New Roman" fo:font-weight="normal" style:font-weight-asian="bold" style:font-weight-complex="bold"/>
    </style:style>
    <style:style style:name="P37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75" style:family="paragraph" style:parent-style-name="Standard" style:list-style-name="L1"/>
    <style:style style:name="P376" style:family="paragraph" style:parent-style-name="Standard" style:list-style-name="L1"/>
    <style:style style:name="P377" style:family="paragraph" style:parent-style-name="Standard" style:list-style-name="L1"/>
    <style:style style:name="P378" style:family="paragraph" style:parent-style-name="Standard" style:list-style-name="L1"/>
    <style:style style:name="P379" style:family="paragraph" style:parent-style-name="Standard" style:list-style-name="L1"/>
    <style:style style:name="P380" style:family="paragraph" style:parent-style-name="Standard" style:list-style-name="L1"/>
    <style:style style:name="P381" style:family="paragraph" style:parent-style-name="Standard" style:list-style-name="WW8Num28"/>
    <style:style style:name="P382" style:family="paragraph" style:parent-style-name="Standard" style:list-style-name="WW8Num28"/>
    <style:style style:name="P383" style:family="paragraph" style:parent-style-name="Standard" style:list-style-name="WW8Num28"/>
    <style:style style:name="P384" style:family="paragraph" style:parent-style-name="Standard" style:list-style-name="WW8Num28"/>
    <style:style style:name="P385" style:family="paragraph" style:parent-style-name="Standard" style:list-style-name="WW8Num28"/>
    <style:style style:name="P386" style:family="paragraph" style:parent-style-name="Standard" style:list-style-name="WW8Num28"/>
    <style:style style:name="P387" style:family="paragraph" style:parent-style-name="Standard">
      <style:paragraph-properties fo:margin-left="1in" fo:margin-right="0in" fo:text-indent="-0.25in" style:auto-text-indent="false"/>
    </style:style>
    <style:style style:name="P388" style:family="paragraph" style:parent-style-name="Standard" style:list-style-name="L2">
      <style:paragraph-properties fo:margin-left="1in" fo:margin-right="0in" fo:text-indent="-0.25in" style:auto-text-indent="false"/>
      <style:text-properties style:language-asian="zh" style:country-asian="CN"/>
    </style:style>
    <style:style style:name="P389" style:family="paragraph" style:parent-style-name="Standard" style:list-style-name="L2">
      <style:paragraph-properties fo:margin-left="1in" fo:margin-right="0in" fo:text-indent="-0.25in" style:auto-text-indent="false"/>
      <style:text-properties style:language-asian="zh" style:country-asian="CN"/>
    </style:style>
    <style:style style:name="P390" style:family="paragraph" style:parent-style-name="Standard" style:list-style-name="L3">
      <style:paragraph-properties fo:margin-left="1in" fo:margin-right="0in" fo:text-indent="-0.25in" style:auto-text-indent="false"/>
      <style:text-properties style:language-asian="zh" style:country-asian="CN"/>
    </style:style>
    <style:style style:name="P391" style:family="paragraph" style:parent-style-name="Standard" style:list-style-name="L3">
      <style:paragraph-properties fo:margin-left="1in" fo:margin-right="0in" fo:text-indent="-0.25in" style:auto-text-indent="false"/>
      <style:text-properties style:language-asian="zh" style:country-asian="CN"/>
    </style:style>
    <style:style style:name="P392" style:family="paragraph" style:parent-style-name="Standard" style:list-style-name="L3">
      <style:paragraph-properties fo:margin-left="1in" fo:margin-right="0in" fo:text-indent="-0.25in" style:auto-text-indent="false"/>
      <style:text-properties style:language-asian="zh" style:country-asian="CN"/>
    </style:style>
    <style:style style:name="P393" style:family="paragraph" style:parent-style-name="Standard" style:list-style-name="L3">
      <style:paragraph-properties fo:margin-left="1in" fo:margin-right="0in" fo:text-indent="-0.25in" style:auto-text-indent="false"/>
      <style:text-properties style:language-asian="zh" style:country-asian="CN"/>
    </style:style>
    <style:style style:name="P394" style:family="paragraph" style:parent-style-name="Standard" style:list-style-name="L3">
      <style:paragraph-properties fo:margin-left="1in" fo:margin-right="0in" fo:text-indent="-0.25in" style:auto-text-indent="false"/>
      <style:text-properties style:language-asian="zh" style:country-asian="CN"/>
    </style:style>
    <style:style style:name="P395" style:family="paragraph" style:parent-style-name="Standard" style:list-style-name="L3">
      <style:paragraph-properties fo:margin-left="1in" fo:margin-right="0in" fo:text-indent="-0.25in" style:auto-text-indent="false"/>
      <style:text-properties style:language-asian="zh" style:country-asian="CN"/>
    </style:style>
    <style:style style:name="P396" style:family="paragraph" style:parent-style-name="Standard" style:list-style-name="L3">
      <style:paragraph-properties fo:margin-left="1in" fo:margin-right="0in" fo:text-indent="-0.25in" style:auto-text-indent="false"/>
      <style:text-properties style:language-asian="zh" style:country-asian="CN"/>
    </style:style>
    <style:style style:name="P397" style:family="paragraph" style:parent-style-name="Standard" style:list-style-name="L2">
      <style:paragraph-properties fo:margin-left="1in" fo:margin-right="0in" fo:text-indent="-0.25in" style:auto-text-indent="false"/>
    </style:style>
    <style:style style:name="P398" style:family="paragraph" style:parent-style-name="Standard" style:list-style-name="L2">
      <style:paragraph-properties fo:margin-left="1in" fo:margin-right="0in" fo:text-indent="-0.25in" style:auto-text-indent="false"/>
    </style:style>
    <style:style style:name="P399" style:family="paragraph" style:parent-style-name="Standard" style:list-style-name="L2">
      <style:paragraph-properties fo:margin-left="1in" fo:margin-right="0in" fo:text-indent="-0.25in" style:auto-text-indent="false"/>
    </style:style>
    <style:style style:name="P400" style:family="paragraph" style:parent-style-name="Standard" style:list-style-name="L2">
      <style:paragraph-properties fo:margin-left="1in" fo:margin-right="0in" fo:text-indent="-0.25in" style:auto-text-indent="false"/>
    </style:style>
    <style:style style:name="P401" style:family="paragraph" style:parent-style-name="Standard" style:list-style-name="L3">
      <style:paragraph-properties fo:margin-left="1in" fo:margin-right="0in" fo:text-indent="-0.25in" style:auto-text-indent="false"/>
    </style:style>
    <style:style style:name="P402" style:family="paragraph" style:parent-style-name="Standard" style:list-style-name="L3">
      <style:paragraph-properties fo:margin-left="1in" fo:margin-right="0in" fo:text-indent="-0.25in" style:auto-text-indent="false"/>
    </style:style>
    <style:style style:name="P403" style:family="paragraph" style:parent-style-name="Standard" style:list-style-name="WW8Num10">
      <style:paragraph-properties fo:margin-top="0in" fo:margin-bottom="0in"/>
      <style:text-properties fo:color="#000000"/>
    </style:style>
    <style:style style:name="P404" style:family="paragraph" style:parent-style-name="Standard" style:list-style-name="WW8Num10">
      <style:paragraph-properties fo:margin-top="0in" fo:margin-bottom="0in"/>
      <style:text-properties fo:color="#000000"/>
    </style:style>
    <style:style style:name="P405" style:family="paragraph" style:parent-style-name="Standard" style:list-style-name="WW8Num15">
      <style:paragraph-properties fo:margin-top="0in" fo:margin-bottom="0in"/>
    </style:style>
    <style:style style:name="P406" style:family="paragraph" style:parent-style-name="Standard" style:list-style-name="WW8Num15">
      <style:paragraph-properties fo:margin-top="0in" fo:margin-bottom="0in"/>
    </style:style>
    <style:style style:name="P40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1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411" style:family="paragraph" style:parent-style-name="Standard" style:list-style-name="WW8Num15">
      <style:paragraph-properties fo:margin-top="0.1945in" fo:margin-bottom="0in"/>
    </style:style>
    <style:style style:name="P412" style:family="paragraph" style:parent-style-name="Standard" style:list-style-name="WW8Num15">
      <style:paragraph-properties fo:margin-top="0in" fo:margin-bottom="0.1945in"/>
    </style:style>
    <style:style style:name="P41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1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5" style:family="paragraph" style:parent-style-name="Body_20_Text_20_First_20_Indent">
      <style:paragraph-properties fo:text-align="center" style:justify-single-word="false"/>
    </style:style>
    <style:style style:name="P416" style:family="paragraph" style:parent-style-name="Body_20_Text_20_First_20_Indent">
      <style:text-properties fo:font-size="12pt" style:font-size-asian="12pt" style:font-size-complex="12pt"/>
    </style:style>
    <style:style style:name="P41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8" style:family="paragraph" style:parent-style-name="Text_20_body_20_indent">
      <style:text-properties style:font-name="Tms Rmn"/>
    </style:style>
    <style:style style:name="P419" style:family="paragraph" style:parent-style-name="Text_20_body_20_indent" style:list-style-name="WW8Num28">
      <style:text-properties style:font-name="Tms Rmn" fo:font-weight="bold"/>
    </style:style>
    <style:style style:name="P420" style:family="paragraph" style:parent-style-name="Text_20_body_20_indent" style:list-style-name="WW8Num28">
      <style:text-properties style:font-name="Tms Rmn" fo:font-weight="bold"/>
    </style:style>
    <style:style style:name="P421" style:family="paragraph" style:parent-style-name="Text_20_body_20_indent" style:list-style-name="WW8Num28">
      <style:text-properties style:font-name="Tms Rmn" fo:font-weight="bold"/>
    </style:style>
    <style:style style:name="P422" style:family="paragraph" style:parent-style-name="Text_20_body_20_indent" style:list-style-name="WW8Num27"/>
    <style:style style:name="P423" style:family="paragraph" style:parent-style-name="Text_20_body_20_indent" style:list-style-name="WW8Num27"/>
    <style:style style:name="P424" style:family="paragraph" style:parent-style-name="Text_20_body_20_indent" style:list-style-name="WW8Num27"/>
    <style:style style:name="P425" style:family="paragraph" style:parent-style-name="Heading_20_2" style:list-style-name="L30"/>
    <style:style style:name="P426"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7"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29" style:family="paragraph" style:parent-style-name="Heading_20_2">
      <style:paragraph-properties fo:margin-left="0in" fo:margin-right="0in" fo:text-indent="0in" style:auto-text-indent="false"/>
    </style:style>
    <style:style style:name="P430" style:family="paragraph" style:parent-style-name="Heading_20_1" style:list-style-name="L30"/>
    <style:style style:name="P431" style:family="paragraph" style:parent-style-name="Heading_20_3">
      <style:text-properties fo:font-size="12pt" style:font-size-asian="12pt" style:font-size-complex="12pt"/>
    </style:style>
    <style:style style:name="P432" style:family="paragraph" style:parent-style-name="Heading_20_3">
      <style:text-properties style:font-name="Arial"/>
    </style:style>
    <style:style style:name="P433"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34" style:family="paragraph" style:parent-style-name="Heading_20_3">
      <style:text-properties style:font-name="Tms Rmn"/>
    </style:style>
    <style:style style:name="P435" style:family="paragraph" style:parent-style-name="Heading_20_3">
      <style:text-properties style:font-name="Tms Rmn" fo:font-style="normal" style:font-style-asian="normal" style:font-style-complex="normal"/>
    </style:style>
    <style:style style:name="P436" style:family="paragraph" style:parent-style-name="Heading_20_3">
      <style:text-properties fo:font-size="10pt" style:font-size-asian="10pt" style:font-size-complex="10pt"/>
    </style:style>
    <style:style style:name="P437"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8" style:family="text">
      <style:text-properties fo:font-weight="bold" style:language-asian="zh" style:country-asian="CN" style:font-weight-asian="bold" style:font-weight-complex="bold"/>
    </style:style>
    <style:style style:name="T9" style:family="text">
      <style:text-properties style:font-name="Tms Rmn"/>
    </style:style>
    <style:style style:name="T10" style:family="text">
      <style:text-properties fo:color="#00000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000000"/>
    </style:style>
    <style:style style:name="T13" style:family="text">
      <style:text-properties style:font-name="Times New Roman"/>
    </style:style>
    <style:style style:name="T14" style:family="text">
      <style:text-properties fo:color="#ff0000" style:font-name="Times New Roman"/>
    </style:style>
    <style:style style:name="T1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6" style:family="text">
      <style:text-properties fo:color="#ff0000"/>
    </style:style>
    <style:style style:name="T17" style:family="text">
      <style:text-properties fo:font-style="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style>
    <style:style style:name="T20" style:family="text">
      <style:text-properties style:font-name="Times New Roman" fo:font-weight="normal" style:font-weight-asian="bold" style:font-weight-complex="bold"/>
    </style:style>
    <style:style style:name="T21" style:family="text">
      <style:text-properties style:font-name="TimesNewRomanPSMT" fo:font-size="12pt" style:font-name-asian="TimesNewRomanPSMT" style:font-size-asian="12pt" style:font-name-complex="TimesNewRomanPSMT" style:font-size-complex="12pt"/>
    </style:style>
    <style:style style:name="T22" style:family="text">
      <style:text-properties style:font-name="Arial" fo:font-weight="normal" style:font-name-asian="TimesNewRomanPSMT" style:font-weight-asian="bold" style:font-name-complex="TimesNewRomanPSMT" style:font-weight-complex="bold"/>
    </style:style>
    <style:style style:name="T23" style:family="text">
      <style:text-properties style:font-name="Times New Roman" fo:font-weight="normal" style:font-name-asian="TimesNewRomanPSMT" style:font-weight-asian="bold" style:font-name-complex="TimesNewRomanPSMT" style:font-weight-complex="bold"/>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style:language-asian="zh" style:country-asian="CN" style:font-style-asian="normal" style:font-weight-asian="bold" style:font-style-complex="normal" style:font-weight-complex="bold"/>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style:language-asian="zh" style:country-asian="CN"/>
    </style:style>
    <style:style style:name="T3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font-name="Tms Rmn"/>
    </style:style>
    <style:style style:name="T36" style:family="text">
      <style:text-properties style:font-name="Tms Rmn" fo:font-weight="bold" style:font-weight-asian="bold" style:font-weight-complex="bold"/>
    </style:style>
    <style:style style:name="T37" style:family="text">
      <style:text-properties fo:color="#ff0000"/>
    </style:style>
    <style:style style:name="T38" style:family="text">
      <style:text-properties fo:color="#ff0000" style:font-name="Times New Roman"/>
    </style:style>
    <style:style style:name="T39" style:family="text">
      <style:text-properties fo:font-weight="bold"/>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style:language-asian="zh" style:country-asian="CN"/>
    </style:style>
    <style:style style:name="T43" style:family="text">
      <style:text-properties fo:font-weight="bold" style:language-asian="zh" style:country-asian="CN" style:font-weight-asian="bold" style:font-weight-complex="bold"/>
    </style:style>
    <style:style style:name="T44" style:family="text">
      <style:text-properties fo:font-style="italic"/>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color="#000000"/>
    </style:style>
    <style:style style:name="T48" style:family="text">
      <style:text-properties fo:color="#000000" fo:font-weight="bold" style:font-weight-asian="bold" style:font-weight-complex="bold"/>
    </style:style>
    <style:style style:name="T49" style:family="text">
      <style:text-properties fo:color="#000000" fo:font-weight="bold" style:font-name-asian="Helv1" style:font-weight-asian="bold" style:font-name-complex="Helv1" style:font-weight-complex="bold"/>
    </style:style>
    <style:style style:name="T50" style:family="text">
      <style:text-properties fo:color="#000000" style:text-underline-style="none"/>
    </style:style>
    <style:style style:name="T51" style:family="text">
      <style:text-properties fo:color="#000000" style:text-underline-style="none" fo:font-weight="normal" style:language-asian="zh" style:country-asian="CN" style:font-weight-asian="normal" style:font-weight-complex="normal"/>
    </style:style>
    <style:style style:name="T52" style:family="text">
      <style:text-properties fo:color="#000000" style:text-underline-style="none" fo:font-weight="normal" style:font-weight-asian="normal" style:font-weight-complex="normal"/>
    </style:style>
    <style:style style:name="T53" style:family="text">
      <style:text-properties fo:color="#000000" style:text-underline-style="none" style:language-asian="zh" style:country-asian="CN"/>
    </style:style>
    <style:style style:name="T54" style:family="text">
      <style:text-properties fo:color="#000000" style:font-name="Times New Roman"/>
    </style:style>
    <style:style style:name="T55" style:family="text">
      <style:text-properties fo:color="#000000" style:font-name="Times New Roman" fo:font-size="12pt" style:font-size-asian="12pt" style:font-name-complex="Helv" style:font-size-complex="12pt"/>
    </style:style>
    <style:style style:name="T56" style:family="text">
      <style:text-properties fo:color="#000000" style:font-name-asian="Helv1" style:font-name-complex="Helv1"/>
    </style:style>
    <style:style style:name="T57" style:family="text">
      <style:text-properties fo:color="#000000" style:font-name="Helv1" fo:font-size="10pt" style:font-name-asian="Helv1" style:font-size-asian="10pt" style:font-name-complex="Helv1" style:font-size-complex="10pt"/>
    </style:style>
    <style:style style:name="T58"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59" style:family="text">
      <style:text-properties fo:color="#000000" style:font-name-complex="Helv"/>
    </style:style>
    <style:style style:name="T60" style:family="text">
      <style:text-properties fo:color="#000000" fo:font-size="10pt" fo:font-style="normal" style:text-underline-style="none" fo:font-weight="normal" style:font-size-asian="10pt" style:font-size-complex="10pt"/>
    </style:style>
    <style:style style:name="T61" style:family="text">
      <style:text-properties fo:color="#000000" style:language-asian="zh" style:country-asian="CN"/>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style:font-name="Times New Roman1" style:font-name-asian="Helv1" style:font-name-complex="Helv1"/>
    </style:style>
    <style:style style:name="T64" style:family="text">
      <style:text-properties fo:color="#000000" style:font-name="Times New Roman1" style:font-name-asian="Helv1" style:language-asian="zh" style:country-asian="CN" style:font-name-complex="Helv1"/>
    </style:style>
    <style:style style:name="T65" style:family="text">
      <style:text-properties style:font-name="Times New Roman"/>
    </style:style>
    <style:style style:name="T66" style:family="text">
      <style:text-properties style:font-name="Times New Roman" fo:font-weight="normal" style:font-name-asian="TimesNewRomanPSMT" style:font-weight-asian="bold" style:font-name-complex="TimesNewRomanPSMT" style:font-weight-complex="bold"/>
    </style:style>
    <style:style style:name="T67" style:family="text">
      <style:text-properties style:font-name="Times New Roman" fo:font-weight="normal" style:font-weight-asian="bold" style:font-weight-complex="bold"/>
    </style:style>
    <style:style style:name="T68" style:family="text">
      <style:text-properties style:font-name="Times New Roman" fo:font-size="12pt" fo:font-weight="bold" style:font-size-asian="12pt" style:font-size-complex="12pt"/>
    </style:style>
    <style:style style:name="T69" style:family="text">
      <style:text-properties style:font-name="Times New Roman" fo:font-size="12pt" style:font-size-asian="12pt" style:font-size-complex="12pt"/>
    </style:style>
    <style:style style:name="T70" style:family="text">
      <style:text-properties style:font-name="Times New Roman" fo:font-size="12pt" fo:font-weight="normal" style:font-size-asian="12pt" style:font-size-complex="12pt"/>
    </style:style>
    <style:style style:name="T71" style:family="text">
      <style:text-properties style:font-name="Times New Roman" fo:font-size="12pt" fo:font-weight="normal" style:font-size-asian="12pt" style:language-asian="zh" style:country-asian="CN" style:font-size-complex="12pt"/>
    </style:style>
    <style:style style:name="T72" style:family="text">
      <style:text-properties style:font-name="Times New Roman" fo:font-weight="bold"/>
    </style:style>
    <style:style style:name="T73" style:family="text">
      <style:text-properties style:font-name="Times New Roman" fo:font-style="normal" style:font-style-asian="normal" style:font-style-complex="normal"/>
    </style:style>
    <style:style style:name="T74" style:family="text">
      <style:text-properties style:font-name="TimesNewRomanPSMT" fo:font-size="12pt" style:font-name-asian="TimesNewRomanPSMT" style:font-size-asian="12pt" style:font-name-complex="TimesNewRomanPSMT" style:font-size-complex="12pt"/>
    </style:style>
    <style:style style:name="T75" style:family="text">
      <style:text-properties style:font-name="Arial" fo:font-weight="normal" style:font-name-asian="TimesNewRomanPSMT" style:font-weight-asian="bold" style:font-name-complex="TimesNewRomanPSMT" style:font-weight-complex="bold"/>
    </style:style>
    <style:style style:name="T7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7"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8" style:family="text">
      <style:text-properties fo:font-size="12pt" style:font-size-asian="12pt" style:font-size-complex="12pt"/>
    </style:style>
    <style:style style:name="T79" style:family="text">
      <style:text-properties fo:font-size="12pt" style:font-size-asian="12pt" style:language-asian="zh" style:country-asian="CN" style:font-size-complex="12pt"/>
    </style:style>
    <style:style style:name="T80" style:family="text">
      <style:text-properties fo:font-size="12pt" fo:font-weight="bold" style:font-size-asian="12pt" style:language-asian="zh" style:country-asian="CN" style:font-weight-asian="bold" style:font-size-complex="12pt" style:font-weight-complex="bold"/>
    </style:style>
    <style:style style:name="T81" style:family="text">
      <style:text-properties fo:font-size="12pt" fo:font-style="italic" style:font-size-asian="12pt" style:font-style-asian="italic" style:font-size-complex="12pt"/>
    </style:style>
    <style:style style:name="T82" style:family="text">
      <style:text-properties fo:font-size="14pt" style:font-size-asian="14pt" style:font-size-complex="14pt"/>
    </style:style>
    <style:style style:name="T83" style:family="text">
      <style:text-properties fo:color="#333333"/>
    </style:style>
    <style:style style:name="T84"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5" style:family="text">
      <style:text-properties style:font-name="Times-Roman" fo:font-size="12pt" style:font-name-asian="Times-Roman" style:font-size-asian="12pt" style:font-name-complex="Times-Roman" style:font-size-complex="12pt"/>
    </style:style>
    <style:style style:name="T86" style:family="text">
      <style:text-properties style:font-name="Times-Roman" style:font-name-asian="Times-Roman" style:font-name-complex="Times-Roman"/>
    </style:style>
    <style:style style:name="T87" style:family="text">
      <style:text-properties fo:font-size="16pt" style:font-size-asian="16pt" style:font-size-complex="16pt"/>
    </style:style>
    <style:style style:name="T88" style:family="text">
      <style:text-properties fo:font-size="10pt" fo:font-style="normal" fo:font-weight="normal" style:font-size-asian="10pt" style:font-size-complex="10pt"/>
    </style:style>
    <style:style style:name="T89" style:family="text">
      <style:text-properties fo:font-size="10pt" style:font-size-asian="10pt" style:font-size-complex="10pt"/>
    </style:style>
    <style:style style:name="T90" style:family="text">
      <style:text-properties style:text-underline-style="solid" style:text-underline-width="auto" style:text-underline-color="font-color"/>
    </style:style>
    <style:style style:name="T91" style:family="text">
      <style:text-properties style:font-name="Courier New"/>
    </style:style>
    <style:style style:name="T92" style:family="text">
      <style:text-properties style:font-name="Courier New" style:language-asian="zh" style:country-asian="CN" style:font-name-complex="Times New Roman"/>
    </style:style>
    <style:style style:name="T93" style:family="text">
      <style:text-properties style:font-name="Courier New" fo:font-size="10pt" fo:font-weight="normal" style:font-size-asian="10pt" style:language-asian="zh" style:country-asian="CN" style:font-name-complex="Times New Roman" style:font-size-complex="10pt"/>
    </style:style>
    <style:style style:name="T94" style:family="text">
      <style:text-properties style:font-name="Courier New" fo:font-size="10pt" style:font-size-asian="10pt" style:font-size-complex="10pt"/>
    </style:style>
    <style:style style:name="T95" style:family="text">
      <style:text-properties style:font-name="Courier New" fo:font-size="10pt" style:font-size-asian="10pt" style:language-asian="zh" style:country-asian="CN" style:font-size-complex="10pt"/>
    </style:style>
    <style:style style:name="T96" style:family="text">
      <style:text-properties style:font-name="Courier New" fo:font-size="10pt" fo:font-weight="bold" style:font-size-asian="10pt" style:language-asian="zh" style:country-asian="CN" style:font-weight-asian="bold" style:font-size-complex="10pt" style:font-weight-complex="bold"/>
    </style:style>
    <style:style style:name="T97" style:family="text">
      <style:text-properties style:font-name-asian="Times New Roman" style:language-asian="zh" style:country-asian="CN"/>
    </style:style>
    <style:style style:name="T98" style:family="text">
      <style:text-properties style:font-weight-complex="bold"/>
    </style:style>
    <style:style style:name="T99" style:family="text">
      <style:text-properties style:font-name="Times New Roman1" style:font-name-asian="Times New Roman1" style:font-name-complex="Times New Roman1"/>
    </style:style>
    <style:style style:name="T100" style:family="text">
      <style:text-properties style:font-name="Times New Roman1" fo:font-size="12pt" style:font-name-asian="Times New Roman1" style:font-size-asian="12pt" style:font-name-complex="Times New Roman1" style:font-size-complex="12pt"/>
    </style:style>
    <style:style style:name="T101"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32776864">
          <text:deletion>
            <office:change-info>
              <dc:creator>unknown</dc:creator>
              <dc:date>2009-05-07T13:49:00</dc:date>
            </office:change-info>
            <text:p text:style-name="P1">CATX</text:p>
          </text:deletion>
        </text:changed-region>
        <text:changed-region text:id="ct132777888">
          <text:insertion>
            <office:change-info>
              <dc:creator>unknown</dc:creator>
              <dc:date>2009-05-07T13:49:00</dc:date>
            </office:change-info>
          </text:insertion>
        </text:changed-region>
        <text:changed-region text:id="ct136321464">
          <text:deletion>
            <office:change-info>
              <dc:creator>unknown</dc:creator>
              <dc:date>2009-10-06T12:00:00</dc:date>
            </office:change-info>
            <text:p text:style-name="P2">0</text:p>
          </text:deletion>
        </text:changed-region>
        <text:changed-region text:id="ct132777344">
          <text:deletion>
            <office:change-info>
              <dc:creator>unknown</dc:creator>
              <dc:date>2009-07-09T08:40:00</dc:date>
            </office:change-info>
            <text:p text:style-name="P2"><text:span text:style-name="T1">6</text:span></text:p>
          </text:deletion>
        </text:changed-region>
        <text:changed-region text:id="ct132777480">
          <text:deletion>
            <office:change-info>
              <dc:creator>Lissa Valletta</dc:creator>
              <dc:date>2009-06-22T07:58:00</dc:date>
            </office:change-info>
            <text:p text:style-name="P2"><text:span text:style-name="T1">5/0</text:span></text:p>
          </text:deletion>
        </text:changed-region>
        <text:changed-region text:id="ct132777616">
          <text:deletion>
            <office:change-info>
              <dc:creator>Guangcheng Li</dc:creator>
              <dc:date>2009-05-08T15:26:00</dc:date>
            </office:change-info>
            <text:p text:style-name="P2"><text:span text:style-name="T1">7</text:span></text:p>
          </text:deletion>
        </text:changed-region>
        <text:changed-region text:id="ct132777752">
          <text:deletion>
            <office:change-info>
              <dc:creator>Lissa Valletta</dc:creator>
              <dc:date>2009-06-22T07:58:00</dc:date>
            </office:change-info>
            <text:p text:style-name="P2"><text:span text:style-name="T1">8</text:span></text:p>
          </text:deletion>
        </text:changed-region>
        <text:changed-region text:id="ct132777208">
          <text:insertion>
            <office:change-info>
              <dc:creator>unknown</dc:creator>
              <dc:date>2009-10-06T12:00:00</dc:date>
            </office:change-info>
          </text:insertion>
        </text:changed-region>
        <text:changed-region text:id="ct132777072">
          <text:insertion>
            <office:change-info>
              <dc:creator>Lissa Valletta</dc:creator>
              <dc:date>2009-06-22T07:58:00</dc:date>
            </office:change-info>
          </text:insertion>
        </text:changed-region>
        <text:changed-region text:id="ct86395272">
          <text:deletion>
            <office:change-info>
              <dc:creator>Guangcheng Li</dc:creator>
              <dc:date>2009-07-15T16:02:00</dc:date>
            </office:change-info>
            <text:p text:style-name="P2"><text:span text:style-name="T1">9</text:span></text:p>
          </text:deletion>
        </text:changed-region>
        <text:changed-region text:id="ct86395408">
          <text:deletion>
            <office:change-info>
              <dc:creator>unknown</dc:creator>
              <dc:date>2009-07-09T08:40:00</dc:date>
            </office:change-info>
            <text:p text:style-name="P2"><text:span text:style-name="T1">22</text:span></text:p>
          </text:deletion>
        </text:changed-region>
        <text:changed-region text:id="ct86395544">
          <text:deletion>
            <office:change-info>
              <dc:creator>unknown</dc:creator>
              <dc:date>2009-07-21T12:52:00</dc:date>
            </office:change-info>
            <text:p text:style-name="P2"><text:span text:style-name="T1">15</text:span></text:p>
          </text:deletion>
        </text:changed-region>
        <text:changed-region text:id="ct132776760">
          <text:deletion>
            <office:change-info>
              <dc:creator>Lissa Valletta</dc:creator>
              <dc:date>2009-07-22T11:12:00</dc:date>
            </office:change-info>
            <text:p text:style-name="P2"><text:span text:style-name="T1">1</text:span></text:p>
          </text:deletion>
        </text:changed-region>
        <text:changed-region text:id="ct86394592">
          <text:deletion>
            <office:change-info>
              <dc:creator>Guangcheng Li</dc:creator>
              <dc:date>2009-07-28T11:25:00</dc:date>
            </office:change-info>
            <text:p text:style-name="P2"><text:span text:style-name="T1">2</text:span></text:p>
          </text:deletion>
        </text:changed-region>
        <text:changed-region text:id="ct132776968">
          <text:deletion>
            <office:change-info>
              <dc:creator>unknown</dc:creator>
              <dc:date>2009-08-03T09:14:00</dc:date>
            </office:change-info>
            <text:p text:style-name="P2"><text:span text:style-name="T1">8</text:span></text:p>
          </text:deletion>
        </text:changed-region>
        <text:changed-region text:id="ct136321736">
          <text:insertion>
            <office:change-info>
              <dc:creator>unknown</dc:creator>
              <dc:date>2009-10-06T12:00:00</dc:date>
            </office:change-info>
          </text:insertion>
        </text:changed-region>
        <text:changed-region text:id="ct86392704">
          <text:insertion>
            <office:change-info>
              <dc:creator>unknown</dc:creator>
              <dc:date>2009-05-18T09:45:00</dc:date>
            </office:change-info>
          </text:insertion>
        </text:changed-region>
        <text:changed-region text:id="ct86392568">
          <text:insertion>
            <office:change-info>
              <dc:creator>unknown</dc:creator>
              <dc:date>2009-05-18T09:46:00</dc:date>
            </office:change-info>
          </text:insertion>
        </text:changed-region>
        <text:changed-region text:id="ct86703672">
          <text:insertion>
            <office:change-info>
              <dc:creator>unknown</dc:creator>
              <dc:date>2009-07-09T08:43:00</dc:date>
            </office:change-info>
          </text:insertion>
        </text:changed-region>
        <text:changed-region text:id="ct86704760">
          <text:insertion>
            <office:change-info>
              <dc:creator>unknown</dc:creator>
              <dc:date>2009-07-09T08:44:00</dc:date>
            </office:change-info>
          </text:insertion>
        </text:changed-region>
        <text:changed-region text:id="ct86705304">
          <text:insertion>
            <office:change-info>
              <dc:creator>unknown</dc:creator>
              <dc:date>2009-05-18T10:27:00</dc:date>
            </office:change-info>
          </text:insertion>
        </text:changed-region>
        <text:changed-region text:id="ct86705848">
          <text:insertion>
            <office:change-info>
              <dc:creator>unknown</dc:creator>
              <dc:date>2009-05-18T10:25:00</dc:date>
            </office:change-info>
          </text:insertion>
        </text:changed-region>
        <text:changed-region text:id="ct86704216">
          <text:format-change>
            <office:change-info>
              <dc:creator>Guangcheng Li</dc:creator>
              <dc:date>2009-05-08T09:47:00</dc:date>
            </office:change-info>
          </text:format-change>
        </text:changed-region>
        <text:changed-region text:id="ct86705576">
          <text:deletion>
            <office:change-info>
              <dc:creator>unknown</dc:creator>
              <dc:date>2009-08-27T14:25:00</dc:date>
            </office:change-info>
            <text:h text:style-name="P3" text:outline-level="3" text:is-list-header="true">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86840824">
          <text:insertion>
            <office:change-info>
              <dc:creator>unknown</dc:creator>
              <dc:date>2009-09-08T13:14:00</dc:date>
            </office:change-info>
          </text:insertion>
        </text:changed-region>
        <text:changed-region text:id="ct86840968">
          <text:insertion>
            <office:change-info>
              <dc:creator>unknown</dc:creator>
              <dc:date>2009-09-08T13:19:00</dc:date>
            </office:change-info>
          </text:insertion>
        </text:changed-region>
        <text:changed-region text:id="ct86843440">
          <text:insertion>
            <office:change-info>
              <dc:creator>unknown</dc:creator>
              <dc:date>2009-09-08T13:08:00</dc:date>
            </office:change-info>
          </text:insertion>
        </text:changed-region>
        <text:changed-region text:id="ct86843584">
          <text:insertion>
            <office:change-info>
              <dc:creator>unknown</dc:creator>
              <dc:date>2009-09-08T13:11:00</dc:date>
            </office:change-info>
          </text:insertion>
        </text:changed-region>
        <text:changed-region text:id="ct86848896">
          <text:insertion>
            <office:change-info>
              <dc:creator>unknown</dc:creator>
              <dc:date>2009-09-08T13:18:00</dc:date>
            </office:change-info>
          </text:insertion>
        </text:changed-region>
        <text:changed-region text:id="ct86849000">
          <text:insertion>
            <office:change-info>
              <dc:creator>unknown</dc:creator>
              <dc:date>2009-09-08T13:19:00</dc:date>
            </office:change-info>
          </text:insertion>
        </text:changed-region>
        <text:changed-region text:id="ct86852216">
          <text:insertion>
            <office:change-info>
              <dc:creator>unknown</dc:creator>
              <dc:date>2009-09-08T13:16:00</dc:date>
            </office:change-info>
          </text:insertion>
        </text:changed-region>
        <text:changed-region text:id="ct86852360">
          <text:insertion>
            <office:change-info>
              <dc:creator>unknown</dc:creator>
              <dc:date>2009-09-08T13:17:00</dc:date>
            </office:change-info>
          </text:insertion>
        </text:changed-region>
        <text:changed-region text:id="ct86852504">
          <text:insertion>
            <office:change-info>
              <dc:creator>unknown</dc:creator>
              <dc:date>2009-09-08T13:19:00</dc:date>
            </office:change-info>
          </text:insertion>
        </text:changed-region>
        <text:changed-region text:id="ct129383656">
          <text:deletion>
            <office:change-info>
              <dc:creator>unknown</dc:creator>
              <dc:date>2009-08-25T10:07:00</dc:date>
            </office:change-info>
            <text:p text:style-name="P4"><text:a xlink:type="simple" xlink:href="http://xcat.sourceforge.net/man1/csm2xcat.1.html">csm2xcat</text:a></text:p>
          </text:deletion>
        </text:changed-region>
        <text:changed-region text:id="ct129383992">
          <text:insertion>
            <office:change-info>
              <dc:creator>unknown</dc:creator>
              <dc:date>2009-08-25T10:19:00</dc:date>
            </office:change-info>
          </text:insertion>
        </text:changed-region>
        <text:changed-region text:id="ct129386408">
          <text:insertion>
            <office:change-info>
              <dc:creator>unknown</dc:creator>
              <dc:date>2009-08-25T10:06:00</dc:date>
            </office:change-info>
          </text:insertion>
        </text:changed-region>
        <text:changed-region text:id="ct129386512">
          <text:insertion>
            <office:change-info>
              <dc:creator>unknown</dc:creator>
              <dc:date>2009-08-27T10:35:00</dc:date>
            </office:change-info>
          </text:insertion>
        </text:changed-region>
        <text:changed-region text:id="ct129386616">
          <text:insertion>
            <office:change-info>
              <dc:creator>unknown</dc:creator>
              <dc:date>2009-08-25T10:07:00</dc:date>
            </office:change-info>
          </text:insertion>
        </text:changed-region>
        <text:changed-region text:id="ct137268600">
          <text:insertion>
            <office:change-info>
              <dc:creator>unknown</dc:creator>
              <dc:date>2009-10-06T12:01:00</dc:date>
            </office:change-info>
          </text:insertion>
        </text:changed-region>
        <text:changed-region text:id="ct142019568">
          <text:insertion>
            <office:change-info>
              <dc:creator>unknown</dc:creator>
              <dc:date>2009-10-06T12:03:00</dc:date>
            </office:change-info>
          </text:insertion>
        </text:changed-region>
        <text:changed-region text:id="ct137931832">
          <text:insertion>
            <office:change-info>
              <dc:creator>unknown</dc:creator>
              <dc:date>2009-10-06T12:04:00</dc:date>
            </office:change-info>
          </text:insertion>
        </text:changed-region>
        <text:changed-region text:id="ct129418272">
          <text:format-change>
            <office:change-info>
              <dc:creator>unknown</dc:creator>
              <dc:date>2009-05-07T13:31:00</dc:date>
            </office:change-info>
          </text:format-change>
        </text:changed-region>
        <text:changed-region text:id="ct129434864">
          <text:insertion>
            <office:change-info>
              <dc:creator>unknown</dc:creator>
              <dc:date>2009-05-18T09:39:00</dc:date>
            </office:change-info>
          </text:insertion>
        </text:changed-region>
        <text:changed-region text:id="ct129434728">
          <text:insertion>
            <office:change-info>
              <dc:creator>unknown</dc:creator>
              <dc:date>2009-09-29T09:44:00</dc:date>
            </office:change-info>
          </text:insertion>
        </text:changed-region>
        <text:changed-region text:id="ct129437360">
          <text:insertion>
            <office:change-info>
              <dc:creator>unknown</dc:creator>
              <dc:date>2009-05-18T09:39:00</dc:date>
            </office:change-info>
          </text:insertion>
        </text:changed-region>
        <text:changed-region text:id="ct129437224">
          <text:insertion>
            <office:change-info>
              <dc:creator>unknown</dc:creator>
              <dc:date>2009-05-18T09:38:00</dc:date>
            </office:change-info>
          </text:insertion>
        </text:changed-region>
        <text:changed-region text:id="ct129433768">
          <text:insertion>
            <office:change-info>
              <dc:creator>unknown</dc:creator>
              <dc:date>2009-05-18T09:41:00</dc:date>
            </office:change-info>
          </text:insertion>
        </text:changed-region>
        <text:changed-region text:id="ct129438040">
          <text:insertion>
            <office:change-info>
              <dc:creator>unknown</dc:creator>
              <dc:date>2009-05-18T10:21:00</dc:date>
            </office:change-info>
          </text:insertion>
        </text:changed-region>
        <text:changed-region text:id="ct129437936">
          <text:insertion>
            <office:change-info>
              <dc:creator>Guangcheng Li</dc:creator>
              <dc:date>2009-07-15T14:36:00</dc:date>
            </office:change-info>
          </text:insertion>
        </text:changed-region>
        <text:changed-region text:id="ct129437832">
          <text:insertion>
            <office:change-info>
              <dc:creator>unknown</dc:creator>
              <dc:date>2009-05-18T10:21:00</dc:date>
            </office:change-info>
          </text:insertion>
        </text:changed-region>
        <text:changed-region text:id="ct129434592">
          <text:insertion>
            <office:change-info>
              <dc:creator>Guangcheng Li</dc:creator>
              <dc:date>2009-07-15T14:31:00</dc:date>
            </office:change-info>
          </text:insertion>
        </text:changed-region>
        <text:changed-region text:id="ct129434456">
          <text:insertion>
            <office:change-info>
              <dc:creator>unknown</dc:creator>
              <dc:date>2009-05-18T10:21:00</dc:date>
            </office:change-info>
          </text:insertion>
        </text:changed-region>
        <text:changed-region text:id="ct129434320">
          <text:insertion>
            <office:change-info>
              <dc:creator>Guangcheng Li</dc:creator>
              <dc:date>2009-07-15T14:32:00</dc:date>
            </office:change-info>
          </text:insertion>
        </text:changed-region>
        <text:changed-region text:id="ct129434080">
          <text:insertion>
            <office:change-info>
              <dc:creator>unknown</dc:creator>
              <dc:date>2009-05-18T10:21:00</dc:date>
            </office:change-info>
          </text:insertion>
        </text:changed-region>
        <text:changed-region text:id="ct129434184">
          <text:insertion>
            <office:change-info>
              <dc:creator>Guangcheng Li</dc:creator>
              <dc:date>2009-07-15T14:33:00</dc:date>
            </office:change-info>
          </text:insertion>
        </text:changed-region>
        <text:changed-region text:id="ct129433976">
          <text:insertion>
            <office:change-info>
              <dc:creator>Guangcheng Li</dc:creator>
              <dc:date>2009-07-15T14:34:00</dc:date>
            </office:change-info>
          </text:insertion>
        </text:changed-region>
        <text:changed-region text:id="ct129433872">
          <text:insertion>
            <office:change-info>
              <dc:creator>unknown</dc:creator>
              <dc:date>2009-05-18T10:21:00</dc:date>
            </office:change-info>
          </text:insertion>
        </text:changed-region>
        <text:changed-region text:id="ct129438176">
          <text:insertion>
            <office:change-info>
              <dc:creator>Guangcheng Li</dc:creator>
              <dc:date>2009-07-15T14:34:00</dc:date>
            </office:change-info>
          </text:insertion>
        </text:changed-region>
        <text:changed-region text:id="ct129438312">
          <text:insertion>
            <office:change-info>
              <dc:creator>Guangcheng Li</dc:creator>
              <dc:date>2009-07-15T14:35:00</dc:date>
            </office:change-info>
          </text:insertion>
        </text:changed-region>
        <text:changed-region text:id="ct129438448">
          <text:insertion>
            <office:change-info>
              <dc:creator>unknown</dc:creator>
              <dc:date>2009-05-18T10:21:00</dc:date>
            </office:change-info>
          </text:insertion>
        </text:changed-region>
        <text:changed-region text:id="ct129438720">
          <text:deletion>
            <office:change-info>
              <dc:creator>Guangcheng Li</dc:creator>
              <dc:date>2009-07-15T14:36:00</dc:date>
            </office:change-info>
            <text:list text:style-name="WW8Num2">
              <text:list-header>
                <text:p text:style-name="P5"><text:span text:style-name="T3"><text:s/></text:span></text:p>
              </text:list-header>
            </text:list>
          </text:deletion>
        </text:changed-region>
        <text:changed-region text:id="ct129438888">
          <text:insertion>
            <office:change-info>
              <dc:creator>Guangcheng Li</dc:creator>
              <dc:date>2009-07-15T14:35:00</dc:date>
            </office:change-info>
          </text:insertion>
        </text:changed-region>
        <text:changed-region text:id="ct129639568">
          <text:insertion>
            <office:change-info>
              <dc:creator>unknown</dc:creator>
              <dc:date>2009-05-18T10:21:00</dc:date>
            </office:change-info>
          </text:insertion>
        </text:changed-region>
        <text:changed-region text:id="ct129639432">
          <text:insertion>
            <office:change-info>
              <dc:creator>Guangcheng Li</dc:creator>
              <dc:date>2009-07-15T14:39:00</dc:date>
            </office:change-info>
          </text:insertion>
        </text:changed-region>
        <text:changed-region text:id="ct129639296">
          <text:insertion>
            <office:change-info>
              <dc:creator>unknown</dc:creator>
              <dc:date>2009-05-18T10:21:00</dc:date>
            </office:change-info>
          </text:insertion>
        </text:changed-region>
        <text:changed-region text:id="ct129639160">
          <text:insertion>
            <office:change-info>
              <dc:creator>unknown</dc:creator>
              <dc:date>2009-07-09T08:42:00</dc:date>
            </office:change-info>
          </text:insertion>
        </text:changed-region>
        <text:changed-region text:id="ct129639024">
          <text:insertion>
            <office:change-info>
              <dc:creator>unknown</dc:creator>
              <dc:date>2009-05-18T09:49:00</dc:date>
            </office:change-info>
          </text:insertion>
        </text:changed-region>
        <text:changed-region text:id="ct129638504">
          <text:deletion>
            <office:change-info>
              <dc:creator>unknown</dc:creator>
              <dc:date>2009-05-18T09:47:00</dc:date>
            </office:change-info>
            <text:h text:style-name="Heading_20_1" text:outline-level="1"><text:span text:style-name="T4">To install the xCAT Management Node (MN), <text:s/>the following steps are taken:</text:span></text:h>
            <text:list text:style-name="L1">
              <text:list-item>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
            <text:p text:style-name="P7">Configure </text:p>
          </text:deletion>
        </text:changed-region>
        <text:changed-region text:id="ct129638712">
          <text:deletion>
            <office:change-info>
              <dc:creator>Guangcheng Li</dc:creator>
              <dc:date>2009-05-08T09:51:00</dc:date>
            </office:change-info>
            <text:p text:style-name="P7">ethernet</text:p>
          </text:deletion>
        </text:changed-region>
        <text:changed-region text:id="ct129638816">
          <text:deletion>
            <office:change-info>
              <dc:creator>unknown</dc:creator>
              <dc:date>2009-05-18T09:47:00</dc:date>
            </office:change-info>
            <text:p text:style-name="P7">Ethernet switches</text:p>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7">[SLES11] – applicable for distro SLES11</text:p>
          </text:deletion>
        </text:changed-region>
        <text:changed-region text:id="ct129638920">
          <text:deletion>
            <office:change-info>
              <dc:creator>unknown</dc:creator>
              <dc:date>2009-07-09T08:43:00</dc:date>
            </office:change-info>
            <text:p text:style-name="P7"><text:span text:style-name="T4"/></text:p>
            <text:p text:style-name="P7"><text:span text:style-name="T4"/></text:p>
          </text:deletion>
        </text:changed-region>
        <text:changed-region text:id="ct129438584">
          <text:insertion>
            <office:change-info>
              <dc:creator>unknown</dc:creator>
              <dc:date>2009-05-18T09:49:00</dc:date>
            </office:change-info>
          </text:insertion>
        </text:changed-region>
        <text:changed-region text:id="ct129643024">
          <text:insertion>
            <office:change-info>
              <dc:creator>unknown</dc:creator>
              <dc:date>2009-05-18T09:47:00</dc:date>
            </office:change-info>
          </text:insertion>
        </text:changed-region>
        <text:changed-region text:id="ct129648240">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129641552">
          <text:insertion>
            <office:change-info>
              <dc:creator>Guangcheng Li</dc:creator>
              <dc:date>2009-05-08T09:55:00</dc:date>
            </office:change-info>
          </text:insertion>
        </text:changed-region>
        <text:changed-region text:id="ct129648808">
          <text:insertion>
            <office:change-info>
              <dc:creator>Guangcheng Li</dc:creator>
              <dc:date>2009-05-08T09:58:00</dc:date>
            </office:change-info>
          </text:insertion>
        </text:changed-region>
        <text:changed-region text:id="ct129650976">
          <text:insertion>
            <office:change-info>
              <dc:creator>Guangcheng Li</dc:creator>
              <dc:date>2009-05-08T09:57:00</dc:date>
            </office:change-info>
          </text:insertion>
        </text:changed-region>
        <text:changed-region text:id="ct129652520">
          <text:insertion>
            <office:change-info>
              <dc:creator>Guangcheng Li</dc:creator>
              <dc:date>2009-05-08T10:04:00</dc:date>
            </office:change-info>
          </text:insertion>
        </text:changed-region>
        <text:changed-region text:id="ct129652624">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129652880">
          <text:insertion>
            <office:change-info>
              <dc:creator>Guangcheng Li</dc:creator>
              <dc:date>2009-05-08T10:15:00</dc:date>
            </office:change-info>
          </text:insertion>
        </text:changed-region>
        <text:changed-region text:id="ct12965298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29653088">
          <text:insertion>
            <office:change-info>
              <dc:creator>Guangcheng Li</dc:creator>
              <dc:date>2009-05-08T10:15:00</dc:date>
            </office:change-info>
          </text:insertion>
        </text:changed-region>
        <text:changed-region text:id="ct129653328">
          <text:deletion>
            <office:change-info>
              <dc:creator>Guangcheng Li</dc:creator>
              <dc:date>2009-05-08T10:16:00</dc:date>
            </office:change-info>
            <text:p text:style-name="Standard"><text:span text:style-name="T1"><text:s/></text:span></text:p>
          </text:deletion>
        </text:changed-region>
        <text:changed-region text:id="ct129653192">
          <text:deletion>
            <office:change-info>
              <dc:creator>Guangcheng Li</dc:creator>
              <dc:date>2009-05-08T10:15:00</dc:date>
            </office:change-info>
            <text:p text:style-name="Standard"><text:span text:style-name="T1"><text:s/></text:span></text:p>
          </text:deletion>
        </text:changed-region>
        <text:changed-region text:id="ct129653464">
          <text:insertion>
            <office:change-info>
              <dc:creator>Guangcheng Li</dc:creator>
              <dc:date>2009-05-08T10:15:00</dc:date>
            </office:change-info>
          </text:insertion>
        </text:changed-region>
        <text:changed-region text:id="ct129653600">
          <text:insertion>
            <office:change-info>
              <dc:creator>Guangcheng Li</dc:creator>
              <dc:date>2009-05-08T10:16:00</dc:date>
            </office:change-info>
          </text:insertion>
        </text:changed-region>
        <text:changed-region text:id="ct129653736">
          <text:insertion>
            <office:change-info>
              <dc:creator>Guangcheng Li</dc:creator>
              <dc:date>2009-05-08T10:17:00</dc:date>
            </office:change-info>
          </text:insertion>
        </text:changed-region>
        <text:changed-region text:id="ct129653872">
          <text:insertion>
            <office:change-info>
              <dc:creator>Guangcheng Li</dc:creator>
              <dc:date>2009-05-08T10:18:00</dc:date>
            </office:change-info>
          </text:insertion>
        </text:changed-region>
        <text:changed-region text:id="ct129654008">
          <text:insertion>
            <office:change-info>
              <dc:creator>Guangcheng Li</dc:creator>
              <dc:date>2009-05-08T10:21:00</dc:date>
            </office:change-info>
          </text:insertion>
        </text:changed-region>
        <text:changed-region text:id="ct129655328">
          <text:insertion>
            <office:change-info>
              <dc:creator>Guangcheng Li</dc:creator>
              <dc:date>2009-05-08T10:20:00</dc:date>
            </office:change-info>
          </text:insertion>
        </text:changed-region>
        <text:changed-region text:id="ct129655536">
          <text:insertion>
            <office:change-info>
              <dc:creator>Guangcheng Li</dc:creator>
              <dc:date>2009-05-08T10:21:00</dc:date>
            </office:change-info>
          </text:insertion>
        </text:changed-region>
        <text:changed-region text:id="ct129655640">
          <text:insertion>
            <office:change-info>
              <dc:creator>Guangcheng Li</dc:creator>
              <dc:date>2009-05-08T10:09:00</dc:date>
            </office:change-info>
          </text:insertion>
        </text:changed-region>
        <text:changed-region text:id="ct129656920">
          <text:insertion>
            <office:change-info>
              <dc:creator>Guangcheng Li</dc:creator>
              <dc:date>2009-05-08T10:27:00</dc:date>
            </office:change-info>
          </text:insertion>
        </text:changed-region>
        <text:changed-region text:id="ct129656784">
          <text:deletion>
            <office:change-info>
              <dc:creator>Guangcheng Li</dc:creator>
              <dc:date>2009-05-08T10:20:00</dc:date>
            </office:change-info>
            <text:p text:style-name="Standard"/>
            <text:p text:style-name="Standard"/>
          </text:deletion>
        </text:changed-region>
        <text:changed-region text:id="ct129657544">
          <text:insertion>
            <office:change-info>
              <dc:creator>Guangcheng Li</dc:creator>
              <dc:date>2009-05-08T10:25:00</dc:date>
            </office:change-info>
          </text:insertion>
        </text:changed-region>
        <text:changed-region text:id="ct129657408">
          <text:insertion>
            <office:change-info>
              <dc:creator>Guangcheng Li</dc:creator>
              <dc:date>2009-05-08T10:27:00</dc:date>
            </office:change-info>
          </text:insertion>
        </text:changed-region>
        <text:changed-region text:id="ct129657144">
          <text:insertion>
            <office:change-info>
              <dc:creator>Guangcheng Li</dc:creator>
              <dc:date>2009-05-08T13:50:00</dc:date>
            </office:change-info>
          </text:insertion>
        </text:changed-region>
        <text:changed-region text:id="ct129658504">
          <text:insertion>
            <office:change-info>
              <dc:creator>Guangcheng Li</dc:creator>
              <dc:date>2009-05-08T13:51:00</dc:date>
            </office:change-info>
          </text:insertion>
        </text:changed-region>
        <text:changed-region text:id="ct129658608">
          <text:insertion>
            <office:change-info>
              <dc:creator>Guangcheng Li</dc:creator>
              <dc:date>2009-05-08T13:52:00</dc:date>
            </office:change-info>
          </text:insertion>
        </text:changed-region>
        <text:changed-region text:id="ct129658920">
          <text:insertion>
            <office:change-info>
              <dc:creator>Guangcheng Li</dc:creator>
              <dc:date>2009-05-08T13:53:00</dc:date>
            </office:change-info>
          </text:insertion>
        </text:changed-region>
        <text:changed-region text:id="ct129658176">
          <text:insertion>
            <office:change-info>
              <dc:creator>Guangcheng Li</dc:creator>
              <dc:date>2009-05-08T13:55:00</dc:date>
            </office:change-info>
          </text:insertion>
        </text:changed-region>
        <text:changed-region text:id="ct129658040">
          <text:insertion>
            <office:change-info>
              <dc:creator>Guangcheng Li</dc:creator>
              <dc:date>2009-05-08T13:56:00</dc:date>
            </office:change-info>
          </text:insertion>
        </text:changed-region>
        <text:changed-region text:id="ct129657904">
          <text:insertion>
            <office:change-info>
              <dc:creator>Guangcheng Li</dc:creator>
              <dc:date>2009-05-08T14:02:00</dc:date>
            </office:change-info>
          </text:insertion>
        </text:changed-region>
        <text:changed-region text:id="ct129657768">
          <text:deletion>
            <office:change-info>
              <dc:creator>Guangcheng Li</dc:creator>
              <dc:date>2009-05-08T14:03:00</dc:date>
            </office:change-info>
            <text:p text:style-name="P10">S</text:p>
          </text:deletion>
        </text:changed-region>
        <text:changed-region text:id="ct129656648">
          <text:insertion>
            <office:change-info>
              <dc:creator>Guangcheng Li</dc:creator>
              <dc:date>2009-05-08T14:03:00</dc:date>
            </office:change-info>
          </text:insertion>
        </text:changed-region>
        <text:changed-region text:id="ct129656512">
          <text:insertion>
            <office:change-info>
              <dc:creator>Guangcheng Li</dc:creator>
              <dc:date>2009-05-08T11:02:00</dc:date>
            </office:change-info>
          </text:insertion>
        </text:changed-region>
        <text:changed-region text:id="ct129659768">
          <text:insertion>
            <office:change-info>
              <dc:creator>Guangcheng Li</dc:creator>
              <dc:date>2009-05-08T14:04:00</dc:date>
            </office:change-info>
          </text:insertion>
        </text:changed-region>
        <text:changed-region text:id="ct129659664">
          <text:format-change>
            <office:change-info>
              <dc:creator>unknown</dc:creator>
              <dc:date>2009-05-07T13:48:00</dc:date>
            </office:change-info>
          </text:format-change>
        </text:changed-region>
        <text:changed-region text:id="ct129663424">
          <text:insertion>
            <office:change-info>
              <dc:creator>unknown</dc:creator>
              <dc:date>2009-05-07T13:36:00</dc:date>
            </office:change-info>
          </text:insertion>
        </text:changed-region>
        <text:changed-region text:id="ct129665040">
          <text:insertion>
            <office:change-info>
              <dc:creator>unknown</dc:creator>
              <dc:date>2009-05-07T13:36:00</dc:date>
            </office:change-info>
          </text:insertion>
        </text:changed-region>
        <text:changed-region text:id="ct129666592">
          <text:insertion>
            <office:change-info>
              <dc:creator>Guangcheng Li</dc:creator>
              <dc:date>2009-05-08T14:04:00</dc:date>
            </office:change-info>
          </text:insertion>
        </text:changed-region>
        <text:changed-region text:id="ct129667088">
          <text:insertion>
            <office:change-info>
              <dc:creator>Guangcheng Li</dc:creator>
              <dc:date>2009-05-08T11:10:00</dc:date>
            </office:change-info>
          </text:insertion>
        </text:changed-region>
        <text:changed-region text:id="ct129668256">
          <text:deletion>
            <office:change-info>
              <dc:creator>Guangcheng Li</dc:creator>
              <dc:date>2009-05-08T14:05:00</dc:date>
            </office:change-info>
            <text:p text:style-name="P9">LES</text:p>
          </text:deletion>
        </text:changed-region>
        <text:changed-region text:id="ct129668120">
          <text:insertion>
            <office:change-info>
              <dc:creator>Guangcheng Li</dc:creator>
              <dc:date>2009-05-08T14:05:00</dc:date>
            </office:change-info>
          </text:insertion>
        </text:changed-region>
        <text:changed-region text:id="ct129667984">
          <text:insertion>
            <office:change-info>
              <dc:creator>unknown</dc:creator>
              <dc:date>2009-09-29T09:41:00</dc:date>
            </office:change-info>
          </text:insertion>
        </text:changed-region>
        <text:changed-region text:id="ct129667848">
          <text:insertion>
            <office:change-info>
              <dc:creator>unknown</dc:creator>
              <dc:date>2009-09-29T09:41:00</dc:date>
            </office:change-info>
          </text:insertion>
        </text:changed-region>
        <text:changed-region text:id="ct129667712">
          <text:insertion>
            <office:change-info>
              <dc:creator>unknown</dc:creator>
              <dc:date>2009-09-29T09:41:00</dc:date>
            </office:change-info>
          </text:insertion>
        </text:changed-region>
        <text:changed-region text:id="ct129667608">
          <text:deletion>
            <office:change-info>
              <dc:creator>unknown</dc:creator>
              <dc:date>2009-09-29T09:40:00</dc:date>
            </office:change-info>
            <text:p text:style-name="P11">To update xCAT:</text:p>
            <text:p text:style-name="P12"><text:span text:style-name="T7">zypper</text:span> update --type package xCAT</text:p>
            <text:p text:style-name="P13"/>
          </text:deletion>
        </text:changed-region>
        <text:changed-region text:id="ct129680440">
          <text:insertion>
            <office:change-info>
              <dc:creator>Guangcheng Li</dc:creator>
              <dc:date>2009-05-08T14:46:00</dc:date>
            </office:change-info>
          </text:insertion>
        </text:changed-region>
        <text:changed-region text:id="ct129680168">
          <text:deletion>
            <office:change-info>
              <dc:creator>Guangcheng Li</dc:creator>
              <dc:date>2009-05-08T14:20:00</dc:date>
            </office:change-info>
            <text:p text:style-name="Standard"><text:span text:style-name="T8"><text:s/></text:span></text:p>
          </text:deletion>
        </text:changed-region>
        <text:changed-region text:id="ct129680304">
          <text:deletion>
            <office:change-info>
              <dc:creator>Guangcheng Li</dc:creator>
              <dc:date>2009-05-08T14:10:00</dc:date>
            </office:change-info>
            <text:p text:style-name="Standard"><text:span text:style-name="T8">CD</text:span></text:p>
          </text:deletion>
        </text:changed-region>
        <text:changed-region text:id="ct129680032">
          <text:deletion>
            <office:change-info>
              <dc:creator>Guangcheng Li</dc:creator>
              <dc:date>2009-05-08T14:42:00</dc:date>
            </office:change-info>
            <text:p text:style-name="Standard"><text:span text:style-name="T8">of </text:span></text:p>
          </text:deletion>
        </text:changed-region>
        <text:changed-region text:id="ct129670592">
          <text:insertion>
            <office:change-info>
              <dc:creator>Guangcheng Li</dc:creator>
              <dc:date>2009-05-08T14:42:00</dc:date>
            </office:change-info>
          </text:insertion>
        </text:changed-region>
        <text:changed-region text:id="ct129670456">
          <text:insertion>
            <office:change-info>
              <dc:creator>Guangcheng Li</dc:creator>
              <dc:date>2009-05-08T14:45:00</dc:date>
            </office:change-info>
          </text:insertion>
        </text:changed-region>
        <text:changed-region text:id="ct129667192">
          <text:insertion>
            <office:change-info>
              <dc:creator>Guangcheng Li</dc:creator>
              <dc:date>2009-05-08T14:43:00</dc:date>
            </office:change-info>
          </text:insertion>
        </text:changed-region>
        <text:changed-region text:id="ct129667296">
          <text:insertion>
            <office:change-info>
              <dc:creator>Guangcheng Li</dc:creator>
              <dc:date>2009-05-08T14:45:00</dc:date>
            </office:change-info>
          </text:insertion>
        </text:changed-region>
        <text:changed-region text:id="ct129667400">
          <text:insertion>
            <office:change-info>
              <dc:creator>Guangcheng Li</dc:creator>
              <dc:date>2009-05-08T14:55:00</dc:date>
            </office:change-info>
          </text:insertion>
        </text:changed-region>
        <text:changed-region text:id="ct129667504">
          <text:insertion>
            <office:change-info>
              <dc:creator>Guangcheng Li</dc:creator>
              <dc:date>2009-05-08T15:06:00</dc:date>
            </office:change-info>
          </text:insertion>
        </text:changed-region>
        <text:changed-region text:id="ct132380088">
          <text:insertion>
            <office:change-info>
              <dc:creator>Guangcheng Li</dc:creator>
              <dc:date>2009-05-08T14:11:00</dc:date>
            </office:change-info>
          </text:insertion>
        </text:changed-region>
        <text:changed-region text:id="ct132380192">
          <text:insertion>
            <office:change-info>
              <dc:creator>Guangcheng Li</dc:creator>
              <dc:date>2009-05-08T14:10:00</dc:date>
            </office:change-info>
          </text:insertion>
        </text:changed-region>
        <text:changed-region text:id="ct132381336">
          <text:insertion>
            <office:change-info>
              <dc:creator>Guangcheng Li</dc:creator>
              <dc:date>2009-05-08T14:12:00</dc:date>
            </office:change-info>
          </text:insertion>
        </text:changed-region>
        <text:changed-region text:id="ct132381440">
          <text:deletion>
            <office:change-info>
              <dc:creator>Guangcheng Li</dc:creator>
              <dc:date>2009-05-08T14:46:00</dc:date>
            </office:change-info>
            <text:p text:style-name="P14"><text:span text:style-name="T1">C</text:span></text:p>
          </text:deletion>
        </text:changed-region>
        <text:changed-region text:id="ct132381600">
          <text:insertion>
            <office:change-info>
              <dc:creator>Guangcheng Li</dc:creator>
              <dc:date>2009-05-08T14:59:00</dc:date>
            </office:change-info>
          </text:insertion>
        </text:changed-region>
        <text:changed-region text:id="ct132381704">
          <text:deletion>
            <office:change-info>
              <dc:creator>Guangcheng Li</dc:creator>
              <dc:date>2009-05-08T14:16:00</dc:date>
            </office:change-info>
            <text:p text:style-name="P14">file </text:p>
          </text:deletion>
        </text:changed-region>
        <text:changed-region text:id="ct132381808">
          <text:insertion>
            <office:change-info>
              <dc:creator>Guangcheng Li</dc:creator>
              <dc:date>2009-05-08T14:13:00</dc:date>
            </office:change-info>
          </text:insertion>
        </text:changed-region>
        <text:changed-region text:id="ct132381912">
          <text:deletion>
            <office:change-info>
              <dc:creator>Guangcheng Li</dc:creator>
              <dc:date>2009-05-08T14:16:00</dc:date>
            </office:change-info>
            <text:p text:style-name="P14"><text:span text:style-name="T1">called rhel-dvd.repo </text:span></text:p>
          </text:deletion>
        </text:changed-region>
        <text:changed-region text:id="ct132382096">
          <text:insertion>
            <office:change-info>
              <dc:creator>Guangcheng Li</dc:creator>
              <dc:date>2009-05-08T14:47:00</dc:date>
            </office:change-info>
          </text:insertion>
        </text:changed-region>
        <text:changed-region text:id="ct132382320">
          <text:insertion>
            <office:change-info>
              <dc:creator>Guangcheng Li</dc:creator>
              <dc:date>2009-05-08T14:12:00</dc:date>
            </office:change-info>
          </text:insertion>
        </text:changed-region>
        <text:changed-region text:id="ct132382544">
          <text:insertion>
            <office:change-info>
              <dc:creator>Guangcheng Li</dc:creator>
              <dc:date>2009-05-08T14:16:00</dc:date>
            </office:change-info>
          </text:insertion>
        </text:changed-region>
        <text:changed-region text:id="ct132382808">
          <text:insertion>
            <office:change-info>
              <dc:creator>Guangcheng Li</dc:creator>
              <dc:date>2009-05-08T14:17:00</dc:date>
            </office:change-info>
          </text:insertion>
        </text:changed-region>
        <text:changed-region text:id="ct132382992">
          <text:deletion>
            <office:change-info>
              <dc:creator>Guangcheng Li</dc:creator>
              <dc:date>2009-05-08T14:18:00</dc:date>
            </office:change-info>
            <text:p text:style-name="P14"><text:span text:style-name="T1">with the following</text:span></text:p>
          </text:deletion>
        </text:changed-region>
        <text:changed-region text:id="ct132383136">
          <text:deletion>
            <office:change-info>
              <dc:creator>Guangcheng Li</dc:creator>
              <dc:date>2009-05-08T14:18:00</dc:date>
            </office:change-info>
            <text:p text:style-name="P14">contents</text:p>
          </text:deletion>
        </text:changed-region>
        <text:changed-region text:id="ct132383392">
          <text:insertion>
            <office:change-info>
              <dc:creator>Guangcheng Li</dc:creator>
              <dc:date>2009-05-08T14:18:00</dc:date>
            </office:change-info>
          </text:insertion>
        </text:changed-region>
        <text:changed-region text:id="ct132384672">
          <text:insertion>
            <office:change-info>
              <dc:creator>Guangcheng Li</dc:creator>
              <dc:date>2009-07-28T11:24:00</dc:date>
            </office:change-info>
          </text:insertion>
        </text:changed-region>
        <text:changed-region text:id="ct132384776">
          <text:insertion>
            <office:change-info>
              <dc:creator>Guangcheng Li</dc:creator>
              <dc:date>2009-05-08T14:49:00</dc:date>
            </office:change-info>
          </text:insertion>
        </text:changed-region>
        <text:changed-region text:id="ct132387096">
          <text:insertion>
            <office:change-info>
              <dc:creator>Guangcheng Li</dc:creator>
              <dc:date>2009-05-08T14:48:00</dc:date>
            </office:change-info>
          </text:insertion>
        </text:changed-region>
        <text:changed-region text:id="ct132388496">
          <text:insertion>
            <office:change-info>
              <dc:creator>Guangcheng Li</dc:creator>
              <dc:date>2009-05-08T14:59:00</dc:date>
            </office:change-info>
          </text:insertion>
        </text:changed-region>
        <text:changed-region text:id="ct132388600">
          <text:deletion>
            <office:change-info>
              <dc:creator>Guangcheng Li</dc:creator>
              <dc:date>2009-05-08T15:00:00</dc:date>
            </office:change-info>
            <text:list text:style-name="L2">
              <text:list-item>
                <text:p text:style-name="P15"/>
              </text:list-item>
              <text:list-item>
                <text:p text:style-name="P15"/>
              </text:list-item>
            </text:list>
          </text:deletion>
        </text:changed-region>
        <text:changed-region text:id="ct132389808">
          <text:insertion>
            <office:change-info>
              <dc:creator>Guangcheng Li</dc:creator>
              <dc:date>2009-05-08T14:19:00</dc:date>
            </office:change-info>
          </text:insertion>
        </text:changed-region>
        <text:changed-region text:id="ct132389912">
          <text:insertion>
            <office:change-info>
              <dc:creator>Guangcheng Li</dc:creator>
              <dc:date>2009-05-08T15:04:00</dc:date>
            </office:change-info>
          </text:insertion>
        </text:changed-region>
        <text:changed-region text:id="ct132390016">
          <text:insertion>
            <office:change-info>
              <dc:creator>Guangcheng Li</dc:creator>
              <dc:date>2009-05-08T15:04:00</dc:date>
            </office:change-info>
          </text:insertion>
        </text:changed-region>
        <text:changed-region text:id="ct132390120">
          <text:deletion>
            <office:change-info>
              <dc:creator>Guangcheng Li</dc:creator>
              <dc:date>2009-05-08T15:05:00</dc:date>
            </office:change-info>
            <text:p text:style-name="P16">of RHEL</text:p>
          </text:deletion>
        </text:changed-region>
        <text:changed-region text:id="ct132390224">
          <text:insertion>
            <office:change-info>
              <dc:creator>Guangcheng Li</dc:creator>
              <dc:date>2009-05-08T15:05:00</dc:date>
            </office:change-info>
          </text:insertion>
        </text:changed-region>
        <text:changed-region text:id="ct132390328">
          <text:insertion>
            <office:change-info>
              <dc:creator>Guangcheng Li</dc:creator>
              <dc:date>2009-05-08T15:06:00</dc:date>
            </office:change-info>
          </text:insertion>
        </text:changed-region>
        <text:changed-region text:id="ct132494176">
          <text:insertion>
            <office:change-info>
              <dc:creator>Guangcheng Li</dc:creator>
              <dc:date>2009-05-08T15:07:00</dc:date>
            </office:change-info>
          </text:insertion>
        </text:changed-region>
        <text:changed-region text:id="ct132494384">
          <text:deletion>
            <office:change-info>
              <dc:creator>Guangcheng Li</dc:creator>
              <dc:date>2009-05-08T15:07:00</dc:date>
            </office:change-info>
            <text:p text:style-name="P17"/>
            <text:p text:style-name="P17"/>
          </text:deletion>
        </text:changed-region>
        <text:changed-region text:id="ct132494280">
          <text:deletion>
            <office:change-info>
              <dc:creator>Guangcheng Li</dc:creator>
              <dc:date>2009-05-08T15:05:00</dc:date>
            </office:change-info>
            <text:p text:style-name="P17">mkdir /iso</text:p>
            <text:p text:style-name="P17">c</text:p>
          </text:deletion>
        </text:changed-region>
        <text:changed-region text:id="ct132494488">
          <text:insertion>
            <office:change-info>
              <dc:creator>Guangcheng Li</dc:creator>
              <dc:date>2009-05-08T15:05:00</dc:date>
            </office:change-info>
          </text:insertion>
        </text:changed-region>
        <text:changed-region text:id="ct132494592">
          <text:deletion>
            <office:change-info>
              <dc:creator>Guangcheng Li</dc:creator>
              <dc:date>2009-05-08T15:05:00</dc:date>
            </office:change-info>
            <text:p text:style-name="P18">o</text:p>
          </text:deletion>
        </text:changed-region>
        <text:changed-region text:id="ct132494696">
          <text:insertion>
            <office:change-info>
              <dc:creator>Guangcheng Li</dc:creator>
              <dc:date>2009-05-08T15:05:00</dc:date>
            </office:change-info>
          </text:insertion>
        </text:changed-region>
        <text:changed-region text:id="ct132494800">
          <text:deletion>
            <office:change-info>
              <dc:creator>Guangcheng Li</dc:creator>
              <dc:date>2009-05-08T15:05:00</dc:date>
            </office:change-info>
            <text:p text:style-name="P18">y</text:p>
          </text:deletion>
        </text:changed-region>
        <text:changed-region text:id="ct132494904">
          <text:deletion>
            <office:change-info>
              <dc:creator>Guangcheng Li</dc:creator>
              <dc:date>2009-05-08T15:05:00</dc:date>
            </office:change-info>
            <text:p text:style-name="P18"><text:s/>to </text:p>
          </text:deletion>
        </text:changed-region>
        <text:changed-region text:id="ct132495008">
          <text:insertion>
            <office:change-info>
              <dc:creator>Guangcheng Li</dc:creator>
              <dc:date>2009-05-08T15:05:00</dc:date>
            </office:change-info>
          </text:insertion>
        </text:changed-region>
        <text:changed-region text:id="ct132495112">
          <text:insertion>
            <office:change-info>
              <dc:creator>Guangcheng Li</dc:creator>
              <dc:date>2009-05-08T14:55:00</dc:date>
            </office:change-info>
          </text:insertion>
        </text:changed-region>
        <text:changed-region text:id="ct132496568">
          <text:insertion>
            <office:change-info>
              <dc:creator>Guangcheng Li</dc:creator>
              <dc:date>2009-05-08T15:08:00</dc:date>
            </office:change-info>
          </text:insertion>
        </text:changed-region>
        <text:changed-region text:id="ct132496672">
          <text:deletion>
            <office:change-info>
              <dc:creator>Guangcheng Li</dc:creator>
              <dc:date>2009-05-08T15:08:00</dc:date>
            </office:change-info>
            <text:p text:style-name="P18">mkdir /iso/1</text:p>
            <text:p text:style-name="P18"/>
          </text:deletion>
        </text:changed-region>
        <text:changed-region text:id="ct85735336">
          <text:deletion>
            <office:change-info>
              <dc:creator>Guangcheng Li</dc:creator>
              <dc:date>2009-05-08T15:09:00</dc:date>
            </office:change-info>
            <text:p text:style-name="P18">1</text:p>
          </text:deletion>
        </text:changed-region>
        <text:changed-region text:id="ct132496776">
          <text:insertion>
            <office:change-info>
              <dc:creator>Guangcheng Li</dc:creator>
              <dc:date>2009-05-08T15:09:00</dc:date>
            </office:change-info>
          </text:insertion>
        </text:changed-region>
        <text:changed-region text:id="ct132496880">
          <text:deletion>
            <office:change-info>
              <dc:creator>Guangcheng Li</dc:creator>
              <dc:date>2009-05-08T15:09:00</dc:date>
            </office:change-info>
            <text:list text:style-name="L3">
              <text:list-item>
                <text:p text:style-name="P19"/>
              </text:list-item>
              <text:list-item>
                <text:p text:style-name="P20">cd /etc/yum.repos.d</text:p>
              </text:list-item>
            </text:list>
            <text:p text:style-name="Code"/>
            <text:list text:style-name="L3" text:continue-numbering="true">
              <text:list-item>
                <text:p text:style-name="P19">Create the /etc/yum.repos.d/rhel-Server.repo:</text:p>
              </text:list-item>
            </text:list>
          </text:deletion>
        </text:changed-region>
        <text:changed-region text:id="ct132498016">
          <text:deletion>
            <office:change-info>
              <dc:creator>Guangcheng Li</dc:creator>
              <dc:date>2009-05-08T15:10:00</dc:date>
            </office:change-info>
            <text:p text:style-name="P18">1</text:p>
          </text:deletion>
        </text:changed-region>
        <text:changed-region text:id="ct132498296">
          <text:insertion>
            <office:change-info>
              <dc:creator>Guangcheng Li</dc:creator>
              <dc:date>2009-05-08T15:10:00</dc:date>
            </office:change-info>
          </text:insertion>
        </text:changed-region>
        <text:changed-region text:id="ct132498600">
          <text:insertion>
            <office:change-info>
              <dc:creator>Guangcheng Li</dc:creator>
              <dc:date>2009-05-08T15:10:00</dc:date>
            </office:change-info>
          </text:insertion>
        </text:changed-region>
        <text:changed-region text:id="ct132498824">
          <text:insertion>
            <office:change-info>
              <dc:creator>Guangcheng Li</dc:creator>
              <dc:date>2009-05-08T15:11:00</dc:date>
            </office:change-info>
          </text:insertion>
        </text:changed-region>
        <text:changed-region text:id="ct132502368">
          <text:insertion>
            <office:change-info>
              <dc:creator>Guangcheng Li</dc:creator>
              <dc:date>2009-05-08T15:16:00</dc:date>
            </office:change-info>
          </text:insertion>
        </text:changed-region>
        <text:changed-region text:id="ct132698424">
          <text:insertion>
            <office:change-info>
              <dc:creator>Guangcheng Li</dc:creator>
              <dc:date>2009-05-08T15:17:00</dc:date>
            </office:change-info>
          </text:insertion>
        </text:changed-region>
        <text:changed-region text:id="ct132699992">
          <text:insertion>
            <office:change-info>
              <dc:creator>Guangcheng Li</dc:creator>
              <dc:date>2009-05-08T15:19:00</dc:date>
            </office:change-info>
          </text:insertion>
        </text:changed-region>
        <text:changed-region text:id="ct132701336">
          <text:deletion>
            <office:change-info>
              <dc:creator>Guangcheng Li</dc:creator>
              <dc:date>2009-05-08T15:19:00</dc:date>
            </office:change-info>
            <text:p text:style-name="Code"><text:span text:style-name="T1">cd</text:span></text:p>
          </text:deletion>
        </text:changed-region>
        <text:changed-region text:id="ct132701616">
          <text:insertion>
            <office:change-info>
              <dc:creator>Guangcheng Li</dc:creator>
              <dc:date>2009-05-08T15:19:00</dc:date>
            </office:change-info>
          </text:insertion>
        </text:changed-region>
        <text:changed-region text:id="ct132701720">
          <text:insertion>
            <office:change-info>
              <dc:creator>Guangcheng Li</dc:creator>
              <dc:date>2009-05-08T15:20:00</dc:date>
            </office:change-info>
          </text:insertion>
        </text:changed-region>
        <text:changed-region text:id="ct132701824">
          <text:deletion>
            <office:change-info>
              <dc:creator>Guangcheng Li</dc:creator>
              <dc:date>2009-05-08T15:20:00</dc:date>
            </office:change-info>
            <text:p text:style-name="Code"><text:s/></text:p>
          </text:deletion>
        </text:changed-region>
        <text:changed-region text:id="ct132852328">
          <text:deletion>
            <office:change-info>
              <dc:creator>unknown</dc:creator>
              <dc:date>2009-05-18T09:48:00</dc:date>
            </office:change-info>
            <text:p text:style-name="P21"/>
            <text:h text:style-name="P22" text:outline-level="2" text:is-list-header="true">Install an AIX Management Node with xCAT </text:h>
            <text:h text:style-name="Heading_20_3" text:outline-level="3" text:is-list-header="true">Setup xCAT Management Node </text:h>
            <text:list text:style-name="WW8Num27">
              <text:list-item>
                <text:p text:style-name="P23">Follow AIX documentation and procedures to install and configure the base AIX operating system. (Typically by using the product media.)</text:p>
              </text:list-item>
              <text:list-item>
                <text:p text:style-name="P23">Apply the latest software updates and fixes if needed.</text:p>
              </text:list-item>
              <text:list-item>
                <text:p text:style-name="P23">Install the latest versions of OpenSSL &amp; OpenSSH from the AIX Expansion Pack. <text:s text:c="2"/>This software can also be downloaded from the following sites.</text:p>
              </text:list-item>
            </text:list>
            <text:list text:style-name="WW8Num9">
              <text:list-header>
                <text:p text:style-name="P24">OpenSSH: </text:p>
                <text:p text:style-name="P25"><text:a xlink:type="simple" xlink:href="http://sourceforge.net/projects/openssh-aix">http://sourceforge.net/projects/openssh-aix</text:a></text:p>
                <text:p text:style-name="P25"/>
                <text:p text:style-name="P26">OpenSSL:</text:p>
              </text:list-header>
            </text:list>
            <text:p text:style-name="P27"><text:span text:style-name="T9"><text:tab/></text:span><text:a xlink:type="simple" xlink:href="https://www14.software.ibm.com/webapp/iwm/web/preLogin.do?source=aixbp"><text:span text:style-name="T9">https://www14.software.ibm.com/webapp/iwm/web/preLogin.do?source=aixbp</text:span></text:a></text:p>
            <text:p text:style-name="P28"/>
            <text:p text:style-name="P29"><text:span text:style-name="T10">Since these are </text:span><text:span text:style-name="T11">installp</text:span><text:span text:style-name="T10"> file sets you should run </text:span><text:span text:style-name="T11">/usr/sbin/updtvpkg</text:span><text:span text:style-name="T10"> to make sure that the RPM reflection of what was installed by </text:span><text:span text:style-name="T11">installp</text:span><text:span text:style-name="T10"> is updated.</text:span><text:span text:style-name="T12"> This makes it possible for RPM packages with a dependency on OpenSSL to recognize that the dependency is satisfied.</text:span></text:p>
            <text:p text:style-name="P30">NOTE: <text:s/>For easier downloading without a web browser, you may want to download and install the wget tool from the AIX Toolkit for Linux. <text:s/></text:p>
            <text:p text:style-name="P30"/>
            <text:p text:style-name="P30"/>
            <text:h text:style-name="P31" text:outline-level="3">Download and install the prerequisite Open Source Software (OSS)</text:h>
            <text:list text:style-name="WW8Num28">
              <text:list-item>
                <text:list>
                  <text:list-item>
                    <text:p text:style-name="P32"><text:span text:style-name="T13">Download the dep-aix-2.1.tar.gz <text:s/>tar file from</text:span><text:span text:style-name="T14"> </text:span><text:a xlink:type="simple" xlink:href="http://xcat.sourceforge.net/aix/download.html"><text:span text:style-name="T13">http://xcat.sourceforge.net/aix/download.html</text:span></text:a><text:span text:style-name="T14"> </text:span><text:span text:style-name="T13">and copy it to a convenient location on your xCAT management node.</text:span></text:p>
                  </text:list-item>
                  <text:list-item>
                    <text:p text:style-name="P32">Unwrap the tar file.</text:p>
                  </text:list-item>
                  <text:list-item>
                    <text:p text:style-name="P32">gunzip <text:s/>dep-aix-2.1.tar.gz</text:p>
                  </text:list-item>
                  <text:list-item>
                    <text:p text:style-name="P32">tar –xvf <text:s/>dep-aix-2.1.tar</text:p>
                  </text:list-item>
                </text:list>
              </text:list-item>
            </text:list>
            <text:list text:style-name="WW8Num28">
              <text:list-item text:start-value="1">
                <text:list>
                  <text:list-item text:start-value="1">
                    <text:p text:style-name="P32">Read the README file.</text:p>
                  </text:list-item>
                  <text:list-item>
                    <text:p text:style-name="P32">Run the instoss script (contained in the tar file) to install the OSS packages.</text:p>
                  </text:list-item>
                </text:list>
              </text:list-item>
            </text:list>
            <text:p text:style-name="Text_20_body_20_indent"/>
            <text:h text:style-name="P33" text:outline-level="3">Verify that the following basic AIX services needed</text:h>
            <text:list text:style-name="WW8Num28">
              <text:list-item text:start-value="1">
                <text:list>
                  <text:list-item text:start-value="1">
                    <text:p text:style-name="P34">inted</text:p>
                  </text:list-item>
                </text:list>
              </text:list-item>
            </text:list>
            <text:p text:style-name="P35">inetd includes services such as telnet, ftp, bootp, and others. <text:s/>Edit the /etc/inetd.conf file to turn on all services that are needed. <text:s/>Ftp and bootp are required for pSeries node installations. <text:s/>Stop and restart the inetd service after any changes:</text:p>
            <text:p text:style-name="P36">stopsrc -s inetd</text:p>
            <text:p text:style-name="P37">startsrc -s inetd</text:p>
            <text:p text:style-name="P38"/>
            <text:list text:style-name="WW8Num28">
              <text:list-item text:start-value="1">
                <text:list>
                  <text:list-item text:start-value="1">
                    <text:p text:style-name="P34">NFS</text:p>
                  </text:list-item>
                </text:list>
              </text:list-item>
            </text:list>
            <text:p text:style-name="P35">NFS is required for all NIM installs. <text:s/>Ensure the NFS daemons are running:</text:p>
            <text:p text:style-name="P36">lssrc -g nfs</text:p>
            <text:p text:style-name="P39">If any NFS services are inoperative, you can stop and restart the entire group of services:</text:p>
            <text:p text:style-name="P36">stopsrc -g nfs</text:p>
            <text:p text:style-name="P36">startsrc -g nfs</text:p>
            <text:p text:style-name="P39">There are other system services that NFS depends on such as inetd, portmap, biod, and others. <text:s/>A handy trouble-shooting guide listing the required services can be found at:</text:p>
            <text:p text:style-name="P40"><text:a xlink:type="simple" xlink:href="http://publib.boulder.ibm.com/infocenter/systems/index.jsp?topic=/com.ibm.aix.commadmn/doc/commadmndita/nfs_troublesh.htm"><text:span text:style-name="T9">http://publib.boulder.ibm.com/infocenter/systems/index.jsp?topic=/com.ibm.aix.commadmn/doc/commadmndita/nfs_troublesh.htm</text:span></text:a></text:p>
            <text:p text:style-name="P41"/>
            <text:list text:style-name="WW8Num28">
              <text:list-item text:start-value="1">
                <text:list>
                  <text:list-item text:start-value="1">
                    <text:p text:style-name="P34">DNS ( name resolution)</text:p>
                  </text:list-item>
                </text:list>
              </text:list-item>
            </text:list>
            <text:p text:style-name="P21">Name resolution is required by xCAT. <text:s/>You can use a simple /etc/hosts mechanism, but setting up DNS would also work. <text:s/>You will need to have an accurate /etc/hosts file to use the xCAT makedns command. <text:s/>See </text:p>
          </text:deletion>
        </text:changed-region>
        <text:changed-region text:id="ct132852224">
          <text:deletion>
            <office:change-info>
              <dc:creator>unknown</dc:creator>
              <dc:date>2009-05-07T13:46:00</dc:date>
            </office:change-info>
            <text:list text:style-name="WW8Num9" text:continue-numbering="true">
              <text:list-item>
                <text:p text:style-name="P42"><text:reference-ref text:reference-format="text" text:ref-name="Set Up Basic hosts file"/>.</text:p>
              </text:list-item>
            </text:list>
          </text:deletion>
        </text:changed-region>
        <text:changed-region text:id="ct132852120">
          <text:deletion>
            <office:change-info>
              <dc:creator>unknown</dc:creator>
              <dc:date>2009-05-18T09:48:00</dc:date>
            </office:change-info>
            <text:p text:style-name="P21"/>
            <text:p text:style-name="P21"><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32852016">
          <text:deletion>
            <office:change-info>
              <dc:creator>unknown</dc:creator>
              <dc:date>2009-05-07T13:49:00</dc:date>
            </office:change-info>
            <text:list text:style-name="WW8Num9" text:continue-numbering="true">
              <text:list-item>
                <text:p text:style-name="P42">See <text:reference-ref text:reference-format="text" text:ref-name="Configure DNS Resolution"/>.</text:p>
              </text:list-item>
            </text:list>
          </text:deletion>
        </text:changed-region>
        <text:changed-region text:id="ct132851912">
          <text:deletion>
            <office:change-info>
              <dc:creator>unknown</dc:creator>
              <dc:date>2009-05-18T09:48:00</dc:date>
            </office:change-info>
            <text:p text:style-name="P21"/>
            <text:p text:style-name="P43"/>
            <text:p text:style-name="P43"/>
            <text:h text:style-name="Heading_20_3" text:outline-level="3"><text:span text:style-name="T9">Download and Install the xCAT software</text:span><text:span text:style-name="T15"> </text:span></text:h>
            <text:list text:style-name="WW8Num14">
              <text:list-item>
                <text:list>
                  <text:list-item>
                    <text:list>
                      <text:list-item>
                        <text:p text:style-name="P44">Download the latest xCAT for AIX tar file from <text:span text:style-name="T16"><text:s/></text:span><text:a xlink:type="simple" xlink:href="http://xcat.sourceforge.net/aix/download.html">http://xcat.sourceforge.net/aix/download.html</text:a><text:span text:style-name="T16"> </text:span>and copy it to a convenient location on your xCAT management node.</text:p>
                      </text:list-item>
                      <text:list-item>
                        <text:p text:style-name="P44">Unwrap the xCAT tar file. For example,</text:p>
                      </text:list-item>
                      <text:list-item>
                        <text:p text:style-name="P45">gunzip <text:s/>core-aix-2.1.tar.gz <text:s/></text:p>
                      </text:list-item>
                      <text:list-item>
                        <text:p text:style-name="P45">tar –xvf <text:s/>core-aix-2.1.tar </text:p>
                        <text:p text:style-name="P44"/>
                      </text:list-item>
                    </text:list>
                  </text:list-item>
                </text:list>
              </text:list-item>
            </text:list>
            <text:list text:style-name="WW8Num14">
              <text:list-item text:start-value="1">
                <text:list>
                  <text:list-item text:start-value="1">
                    <text:list>
                      <text:list-item text:start-value="1">
                        <text:p text:style-name="P44">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46">Execute the system profile file to set the xCAT paths. This file was updated during the xCAT post install processing. (“<text:span text:style-name="T17">. <text:s/>/etc/profile”). </text:span><text:span text:style-name="T6">( </text:span><text:span text:style-name="T18">Note</text:span><text:span text:style-name="T6">: Make sure you don't have a .profile file that overwrites the “PATH” environment variables.)</text:span></text:p>
                      </text:list-item>
                    </text:list>
                  </text:list-item>
                </text:list>
              </text:list-item>
            </text:list>
            <text:h text:style-name="P47" text:outline-level="3">Verify the xCAT install </text:h>
            <text:list text:style-name="WW8Num29">
              <text:list-item>
                <text:p text:style-name="P48">Run the “<text:span text:style-name="T19">lsdef –h</text:span>” to check if the xCAT daemon is working. <text:s/>If you get a correct response then you should be ok. <text:s/></text:p>
                <text:p text:style-name="P49"/>
              </text:list-item>
            </text:list>
            <text:list text:style-name="WW8Num29">
              <text:list-item text:start-value="1">
                <text:p text:style-name="P48">Check to see if the initial xCAT definitions have been created. <text:s text:c="2"/>For example, you can run “<text:span text:style-name="T19">lsdef -t site -l</text:span>” to get a listing of the default site definition. <text:s text:c="2"/>You should see output similar to the following.</text:p>
              </text:list-item>
            </text:list>
            <text:list text:style-name="WW8Num9" text:continue-numbering="true">
              <text:list-header>
                <text:p text:style-name="P50">----------------------------------------------------------------</text:p>
                <text:p text:style-name="P51">Setting the name of the site definition to 'clustersite'.</text:p>
                <text:p text:style-name="P51">Object name: clustersite</text:p>
                <text:p text:style-name="P51"><text:s text:c="4"/>domain=abc.foo.com</text:p>
                <text:p text:style-name="P51"><text:s text:c="4"/>installdir=/install</text:p>
                <text:p text:style-name="P51"><text:s text:c="4"/>tftpdir=/tftpboot</text:p>
                <text:p text:style-name="P51"><text:s text:c="4"/>master=7.104.46.27</text:p>
                <text:p text:style-name="P51"><text:s text:c="3"/><text:span text:style-name="T16"><text:s/></text:span><text:span text:style-name="T12">useSSHonAIX=no</text:span></text:p>
                <text:p text:style-name="P52"><text:s text:c="4"/>xcatdport=3001</text:p>
              </text:list-header>
            </text:list>
            <text:p text:style-name="P53"><text:s text:c="9"/>xcatiport=3002</text:p>
            <text:list text:style-name="L4">
              <text:list-item>
                <text:list>
                  <text:list-item>
                    <text:h text:style-name="P54" text:outline-level="2"/>
                  </text:list-item>
                </text:list>
              </text:list-item>
            </text:list>
          </text:deletion>
        </text:changed-region>
        <text:changed-region text:id="ct132851808">
          <text:deletion>
            <office:change-info>
              <dc:creator>unknown</dc:creator>
              <dc:date>2009-05-18T09:41:00</dc:date>
            </office:change-info>
            <text:list text:style-name="L4" text:continue-numbering="true">
              <text:list-item>
                <text:list text:continue-numbering="true">
                  <text:list-item>
                    <text:h text:style-name="P54"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5"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5"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4" text:continue-numbering="true">
              <text:list-item>
                <text:list text:continue-numbering="true">
                  <text:list-item>
                    <text:list text:continue-numbering="true">
                      <text:list-item>
                        <text:h text:style-name="P56" text:outline-level="3">DB2 (TBD)</text:h>
                      </text:list-item>
                    </text:list>
                  </text:list-item>
                </text:list>
              </text:list-item>
            </text:list>
          </text:deletion>
        </text:changed-region>
        <text:changed-region text:id="ct132854128">
          <text:insertion>
            <office:change-info>
              <dc:creator>Guangcheng Li</dc:creator>
              <dc:date>2009-08-18T15:09:00</dc:date>
            </office:change-info>
          </text:insertion>
        </text:changed-region>
        <text:changed-region text:id="ct132853992">
          <text:insertion>
            <office:change-info>
              <dc:creator>Guangcheng Li</dc:creator>
              <dc:date>2009-08-18T15:13:00</dc:date>
            </office:change-info>
          </text:insertion>
        </text:changed-region>
        <text:changed-region text:id="ct132853856">
          <text:insertion>
            <office:change-info>
              <dc:creator>Guangcheng Li</dc:creator>
              <dc:date>2009-08-18T15:11:00</dc:date>
            </office:change-info>
          </text:insertion>
        </text:changed-region>
        <text:changed-region text:id="ct132853720">
          <text:insertion>
            <office:change-info>
              <dc:creator>Guangcheng Li</dc:creator>
              <dc:date>2009-08-18T15:12:00</dc:date>
            </office:change-info>
          </text:insertion>
        </text:changed-region>
        <text:changed-region text:id="ct132853584">
          <text:insertion>
            <office:change-info>
              <dc:creator>unknown</dc:creator>
              <dc:date>2009-09-29T09:52:00</dc:date>
            </office:change-info>
          </text:insertion>
        </text:changed-region>
        <text:changed-region text:id="ct132853448">
          <text:insertion>
            <office:change-info>
              <dc:creator>unknown</dc:creator>
              <dc:date>2009-09-29T09:55:00</dc:date>
            </office:change-info>
          </text:insertion>
        </text:changed-region>
        <text:changed-region text:id="ct132853312">
          <text:insertion>
            <office:change-info>
              <dc:creator>unknown</dc:creator>
              <dc:date>2009-09-29T09:56:00</dc:date>
            </office:change-info>
          </text:insertion>
        </text:changed-region>
        <text:changed-region text:id="ct132855384">
          <text:insertion>
            <office:change-info>
              <dc:creator>unknown</dc:creator>
              <dc:date>2009-05-18T10:04:00</dc:date>
            </office:change-info>
          </text:insertion>
        </text:changed-region>
        <text:changed-region text:id="ct132855280">
          <text:insertion>
            <office:change-info>
              <dc:creator>unknown</dc:creator>
              <dc:date>2009-05-18T10:08:00</dc:date>
            </office:change-info>
          </text:insertion>
        </text:changed-region>
        <text:changed-region text:id="ct132855176">
          <text:insertion>
            <office:change-info>
              <dc:creator>unknown</dc:creator>
              <dc:date>2009-05-18T10:05:00</dc:date>
            </office:change-info>
          </text:insertion>
        </text:changed-region>
        <text:changed-region text:id="ct132854744">
          <text:deletion>
            <office:change-info>
              <dc:creator>unknown</dc:creator>
              <dc:date>2009-05-18T10:13:00</dc:date>
            </office:change-info>
            <text:p text:style-name="Standard"><text:span text:style-name="T20"/></text:p>
            <text:p text:style-name="P57"/>
          </text:deletion>
        </text:changed-region>
        <text:changed-region text:id="ct132854848">
          <text:deletion>
            <office:change-info>
              <dc:creator>unknown</dc:creator>
              <dc:date>2009-05-18T10:11:00</dc:date>
            </office:change-info>
            <text:p text:style-name="P57">xCAT supports deployment of diskfull and diskless <text:s/>AIX nodes <text:s/>and mksysb installs in the cluster. <text:s/></text:p>
            <text:h text:style-name="P3" text:outline-level="3">AIX diskfull nodes </text:h>
            <text:p text:style-name="Body_20_Text_20_First_20_Indent">xCAT will install AIX standalone nodes using the NIM (Network Installion Management) “rte” method. <text:s/>NIM is an AIX tool <text:span text:style-name="T21">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1">Installing AIX on Standalone Nodes</text:span></text:a><text:span text:style-name="T21"> “ how-to will guide you in this process. <text:s/></text:span></text:p>
            <text:h text:style-name="P58" text:outline-level="3">AIX diskless nodes</text:h>
            <text:p text:style-name="Body_20_Text_20_First_20_Indent"><text:span text:style-name="T22">x</text:span><text:span text:style-name="T23">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p text:style-name="P57"><text:span text:style-name="T20"/></text:p>
          </text:deletion>
        </text:changed-region>
        <text:changed-region text:id="ct132856960">
          <text:insertion>
            <office:change-info>
              <dc:creator>unknown</dc:creator>
              <dc:date>2009-05-18T10:12:00</dc:date>
            </office:change-info>
          </text:insertion>
        </text:changed-region>
        <text:changed-region text:id="ct132856856">
          <text:insertion>
            <office:change-info>
              <dc:creator>unknown</dc:creator>
              <dc:date>2009-05-18T10:11:00</dc:date>
            </office:change-info>
          </text:insertion>
        </text:changed-region>
        <text:changed-region text:id="ct132857768">
          <text:insertion>
            <office:change-info>
              <dc:creator>unknown</dc:creator>
              <dc:date>2009-05-18T10:15:00</dc:date>
            </office:change-info>
          </text:insertion>
        </text:changed-region>
        <text:changed-region text:id="ct132857664">
          <text:deletion>
            <office:change-info>
              <dc:creator>unknown</dc:creator>
              <dc:date>2009-09-08T13:02:00</dc:date>
            </office:change-info>
            <text:h text:style-name="Heading_20_2" text:outline-level="2">Linux</text:h>
          </text:deletion>
        </text:changed-region>
        <text:changed-region text:id="ct132854640">
          <text:insertion>
            <office:change-info>
              <dc:creator>unknown</dc:creator>
              <dc:date>2009-09-08T13:02:00</dc:date>
            </office:change-info>
          </text:insertion>
        </text:changed-region>
        <text:changed-region text:id="ct13285675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3285938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3285984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32859944">
          <text:deletion>
            <office:change-info>
              <dc:creator>unknown</dc:creator>
              <dc:date>2009-05-18T10:13:00</dc:date>
            </office:change-info>
            <text:p text:style-name="Standard"><text:a xlink:type="simple" xlink:href="http://xcat.svn.sourceforge.net/svnroot/xcat/xcat-core/trunk/xCAT-client/share/doc/xCAT2advanced.pdf"/></text:p>
            <text:h text:style-name="P59" text:outline-level="2">AIX </text:h>
            <text:p text:style-name="Standard">For an AIX cluster, <text:s/>setting up hierarchical support is documented in (TBD). </text:p>
          </text:deletion>
        </text:changed-region>
        <text:changed-region text:id="ct132856648">
          <text:insertion>
            <office:change-info>
              <dc:creator>unknown</dc:creator>
              <dc:date>2009-09-08T13:04:00</dc:date>
            </office:change-info>
          </text:insertion>
        </text:changed-region>
        <text:changed-region text:id="ct85854664">
          <text:insertion>
            <office:change-info>
              <dc:creator>unknown</dc:creator>
              <dc:date>2009-05-18T10:13:00</dc:date>
            </office:change-info>
          </text:insertion>
        </text:changed-region>
        <text:changed-region text:id="ct132860656">
          <text:insertion>
            <office:change-info>
              <dc:creator>unknown</dc:creator>
              <dc:date>2009-07-21T12:46:00</dc:date>
            </office:change-info>
          </text:insertion>
        </text:changed-region>
        <text:changed-region text:id="ct132860552">
          <text:insertion>
            <office:change-info>
              <dc:creator>unknown</dc:creator>
              <dc:date>2009-07-21T12:47:00</dc:date>
            </office:change-info>
          </text:insertion>
        </text:changed-region>
        <text:changed-region text:id="ct132860864">
          <text:insertion>
            <office:change-info>
              <dc:creator>unknown</dc:creator>
              <dc:date>2009-07-21T12:48:00</dc:date>
            </office:change-info>
          </text:insertion>
        </text:changed-region>
        <text:changed-region text:id="ct132860760">
          <text:insertion>
            <office:change-info>
              <dc:creator>unknown</dc:creator>
              <dc:date>2009-07-21T12:49:00</dc:date>
            </office:change-info>
          </text:insertion>
        </text:changed-region>
        <text:changed-region text:id="ct132853208">
          <text:insertion>
            <office:change-info>
              <dc:creator>Lissa Valletta</dc:creator>
              <dc:date>2009-07-22T11:05:00</dc:date>
            </office:change-info>
          </text:insertion>
        </text:changed-region>
        <text:changed-region text:id="ct132853104">
          <text:insertion>
            <office:change-info>
              <dc:creator>unknown</dc:creator>
              <dc:date>2009-07-21T12:49:00</dc:date>
            </office:change-info>
          </text:insertion>
        </text:changed-region>
        <text:changed-region text:id="ct132852432">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6">Syncfiles How-To </text:span></text:a></text:p>
          </text:deletion>
        </text:changed-region>
        <text:changed-region text:id="ct132854536">
          <text:insertion>
            <office:change-info>
              <dc:creator>Lissa Valletta</dc:creator>
              <dc:date>2009-07-22T11:05:00</dc:date>
            </office:change-info>
          </text:insertion>
        </text:changed-region>
        <text:changed-region text:id="ct132860136">
          <text:insertion>
            <office:change-info>
              <dc:creator>Lissa Valletta</dc:creator>
              <dc:date>2009-07-22T11:12:00</dc:date>
            </office:change-info>
          </text:insertion>
        </text:changed-region>
        <text:changed-region text:id="ct132860240">
          <text:insertion>
            <office:change-info>
              <dc:creator>unknown</dc:creator>
              <dc:date>2009-07-21T12:50:00</dc:date>
            </office:change-info>
          </text:insertion>
        </text:changed-region>
        <text:changed-region text:id="ct133119184">
          <text:insertion>
            <office:change-info>
              <dc:creator>unknown</dc:creator>
              <dc:date>2009-09-29T09:49:00</dc:date>
            </office:change-info>
          </text:insertion>
        </text:changed-region>
        <text:changed-region text:id="ct133119080">
          <text:insertion>
            <office:change-info>
              <dc:creator>Lissa Valletta</dc:creator>
              <dc:date>2009-06-22T08:02:00</dc:date>
            </office:change-info>
          </text:insertion>
        </text:changed-region>
        <text:changed-region text:id="ct133118976">
          <text:insertion>
            <office:change-info>
              <dc:creator>Lissa Valletta</dc:creator>
              <dc:date>2009-06-22T08:03:00</dc:date>
            </office:change-info>
          </text:insertion>
        </text:changed-region>
        <text:changed-region text:id="ct133118872">
          <text:deletion>
            <office:change-info>
              <dc:creator>Guangcheng Li</dc:creator>
              <dc:date>2009-05-08T15:24:00</dc:date>
            </office:change-info>
            <text:p text:style-name="P60">This space will point to helpful hints and techniques for developers who would like to write code for xCAT.</text:p>
          </text:deletion>
        </text:changed-region>
        <text:changed-region text:id="ct133118768">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2776864"/><text:change-start text:change-id="ct132777888"/>xCAT<text:change-end text:change-id="ct132777888"/>2 Top Doc <text:s text:c="3"/></text:p>
      <text:p text:style-name="P2"><text:change text:change-id="ct136321464"/><text:change text:change-id="ct132777344"/><text:change text:change-id="ct132777480"/><text:change text:change-id="ct132777616"/><text:change text:change-id="ct132777752"/><text:change-start text:change-id="ct132777208"/><text:span text:style-name="T1">10</text:span><text:change-end text:change-id="ct132777208"/><text:change-start text:change-id="ct132777072"/><text:span text:style-name="T1">/</text:span><text:change-end text:change-id="ct132777072"/><text:change text:change-id="ct86395272"/><text:change text:change-id="ct86395408"/><text:change text:change-id="ct86395544"/><text:change text:change-id="ct132776760"/><text:change text:change-id="ct86394592"/><text:change text:change-id="ct132776968"/><text:change-start text:change-id="ct136321736"/><text:span text:style-name="T1">06</text:span><text:change-end text:change-id="ct136321736"/>/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5"><text:a xlink:type="simple" xlink:href="#1.Overview of xCAT |outline" text:style-name="Internet_20_link" text:visited-style-name="Internet_20_link">1.0 Overview of xCAT </text:a><text:tab/>3</text:p>
          <text:p text:style-name="P196"><text:a xlink:type="simple" xlink:href="#1.1.xCAT  Architecture|outline" text:style-name="Internet_20_link" text:visited-style-name="Internet_20_link">1.1 xCAT <text:s/>Architecture</text:a><text:tab/>3</text:p>
          <text:p text:style-name="P197"><text:a xlink:type="simple" xlink:href="#1.1.1.Stateless and Stateful Choices|outline" text:style-name="Internet_20_link" text:visited-style-name="Internet_20_link">1.1.1 Stateless and Stateful Choices</text:a><text:tab/>4</text:p>
          <text:p text:style-name="P196"><text:a xlink:type="simple" xlink:href="#1.2.xCAT  Features|outline" text:style-name="Internet_20_link" text:visited-style-name="Internet_20_link">1.2 xCAT <text:s/>Features</text:a><text:tab/>4</text:p>
          <text:p text:style-name="P196"><text:a xlink:type="simple" xlink:href="#1.3.xCAT  license|outline" text:style-name="Internet_20_link" text:visited-style-name="Internet_20_link">1.3 xCAT <text:s/>license</text:a><text:tab/>5</text:p>
          <text:p text:style-name="P196"><text:a xlink:type="simple" xlink:href="#1.4.xCAT  support|outline" text:style-name="Internet_20_link" text:visited-style-name="Internet_20_link">1.4 xCAT <text:s/>support</text:a><text:tab/>5</text:p>
          <text:p text:style-name="P196"><text:a xlink:type="simple" xlink:href="#1.5.xCAT  Commands|outline" text:style-name="Internet_20_link" text:visited-style-name="Internet_20_link">1.5 xCAT <text:s/>Commands</text:a><text:tab/>5</text:p>
          <text:p text:style-name="P197"><text:a xlink:type="simple" xlink:href="#1.5.1.Database support|outline" text:style-name="Internet_20_link" text:visited-style-name="Internet_20_link">1.5.1 Database support</text:a><text:tab/>5</text:p>
          <text:p text:style-name="P197"><text:a xlink:type="simple" xlink:href="#1.5.2.Hardware Control |outline" text:style-name="Internet_20_link" text:visited-style-name="Internet_20_link">1.5.2 Hardware Control </text:a><text:tab/>6</text:p>
          <text:p text:style-name="P197"><text:a xlink:type="simple" xlink:href="#1.5.3.Monitoring |outline" text:style-name="Internet_20_link" text:visited-style-name="Internet_20_link">1.5.3 Monitoring </text:a><text:tab/>6</text:p>
          <text:p text:style-name="P197"><text:a xlink:type="simple" xlink:href="#1.5.4.Inventory|outline" text:style-name="Internet_20_link" text:visited-style-name="Internet_20_link">1.5.4 Inventory</text:a><text:tab/>7</text:p>
          <text:p text:style-name="P197"><text:a xlink:type="simple" xlink:href="#1.5.5.Parallel Commands|outline" text:style-name="Internet_20_link" text:visited-style-name="Internet_20_link">1.5.5 Parallel Commands</text:a><text:tab/>7</text:p>
          <text:p text:style-name="P197"><text:a xlink:type="simple" xlink:href="#1.5.6.Deployment|outline" text:style-name="Internet_20_link" text:visited-style-name="Internet_20_link">1.5.6 Deployment</text:a><text:tab/>7</text:p>
          <text:p text:style-name="P197"><text:a xlink:type="simple" xlink:href="#1.5.7.Others|outline" text:style-name="Internet_20_link" text:visited-style-name="Internet_20_link">1.5.7 Others</text:a><text:tab/>8</text:p>
          <text:p text:style-name="P196"><text:a xlink:type="simple" xlink:href="#1.6.Database tables|outline" text:style-name="Internet_20_link" text:visited-style-name="Internet_20_link">1.6 Database tables</text:a><text:tab/>8</text:p>
          <text:p text:style-name="P196"><text:a xlink:type="simple" xlink:href="#1.7.Object definitions|outline" text:style-name="Internet_20_link" text:visited-style-name="Internet_20_link">1.7 Object definitions</text:a><text:tab/>9</text:p>
          <text:p text:style-name="P196"><text:a xlink:type="simple" xlink:href="#1.8.Setup Alternate Databases|outline" text:style-name="Internet_20_link" text:visited-style-name="Internet_20_link">1.8 Setup Alternate Databases</text:a><text:tab/>10</text:p>
          <text:p text:style-name="P197"><text:a xlink:type="simple" xlink:href="#1.8.1.SQLite|outline" text:style-name="Internet_20_link" text:visited-style-name="Internet_20_link">1.8.1 SQLite</text:a><text:tab/>10</text:p>
          <text:p text:style-name="P197"><text:a xlink:type="simple" xlink:href="#1.8.2.PostgreSQL|outline" text:style-name="Internet_20_link" text:visited-style-name="Internet_20_link">1.8.2 PostgreSQL</text:a><text:tab/>10</text:p>
          <text:p text:style-name="P197"><text:a xlink:type="simple" xlink:href="#1.8.3.MySQL|outline" text:style-name="Internet_20_link" text:visited-style-name="Internet_20_link">1.8.3 MySQL</text:a><text:tab/>10</text:p>
          <text:p text:style-name="P197"><text:a xlink:type="simple" xlink:href="#1.8.4.DB2 (TBD)|outline" text:style-name="Internet_20_link" text:visited-style-name="Internet_20_link">1.8.4 DB2 (TBD)</text:a><text:tab/>10</text:p>
          <text:p text:style-name="P196"><text:a xlink:type="simple" xlink:href="#1.9.xCAT node group support|outline" text:style-name="Internet_20_link" text:visited-style-name="Internet_20_link">1.9 xCAT node group support</text:a><text:tab/>10</text:p>
          <text:p text:style-name="P197"><text:a xlink:type="simple" xlink:href="#1.9.1.Creating a static node group|outline" text:style-name="Internet_20_link" text:visited-style-name="Internet_20_link">1.9.1 Creating a static node group</text:a><text:tab/>11</text:p>
          <text:p text:style-name="P197"><text:a xlink:type="simple" xlink:href="#1.9.2.Creating a dynamic node group|outline" text:style-name="Internet_20_link" text:visited-style-name="Internet_20_link">1.9.2 Creating a dynamic node group</text:a><text:tab/>12</text:p>
          <text:p text:style-name="P195"><text:a xlink:type="simple" xlink:href="#2.Installing an xCAT Management Node|outline" text:style-name="Internet_20_link" text:visited-style-name="Internet_20_link">2.0 Installing an xCAT Management Node</text:a><text:tab/>12</text:p>
          <text:p text:style-name="P196"><text:a xlink:type="simple" xlink:href="#2.1. Install an AIX Management Node with xCAT |outline" text:style-name="Internet_20_link" text:visited-style-name="Internet_20_link">2.1 <text:s/>Install an AIX Management Node with xCAT </text:a><text:tab/>12</text:p>
          <text:p text:style-name="P196"><text:a xlink:type="simple" xlink:href="#2.2.Install a Linux Management Node with xCAT |outline" text:style-name="Internet_20_link" text:visited-style-name="Internet_20_link">2.2 Install a Linux Management Node with xCAT </text:a><text:tab/>13</text:p>
          <text:p text:style-name="P197"><text:a xlink:type="simple" xlink:href="#2.2.1.Install the OS of Management Node|outline" text:style-name="Internet_20_link" text:visited-style-name="Internet_20_link">2.2.1 Install the OS of Management Node</text:a><text:tab/>13</text:p>
          <text:p text:style-name="P197"><text:a xlink:type="simple" xlink:href="#2.2.2.Setup Your Networks|outline" text:style-name="Internet_20_link" text:visited-style-name="Internet_20_link">2.2.2 Setup Your Networks</text:a><text:tab/>13</text:p>
          <text:p text:style-name="P197"><text:a xlink:type="simple" xlink:href="#2.2.3.Install the prerequisite packages for Management Node|outline" text:style-name="Internet_20_link" text:visited-style-name="Internet_20_link">2.2.3 Install the prerequisite packages for Management Node</text:a><text:tab/>13</text:p>
          <text:p text:style-name="P197"><text:a xlink:type="simple" xlink:href="#2.2.4.[RH] Disable the SELinux|outline" text:style-name="Internet_20_link" text:visited-style-name="Internet_20_link">2.2.4 [RH] Disable the SELinux</text:a><text:tab/>14</text:p>
          <text:p text:style-name="P197"><text:a xlink:type="simple" xlink:href="#2.2.5.[RH] Disable the Firewall|outline" text:style-name="Internet_20_link" text:visited-style-name="Internet_20_link">2.2.5 [RH] Disable the Firewall</text:a><text:tab/>14</text:p>
          <text:p text:style-name="P197"><text:a xlink:type="simple" xlink:href="#2.2.6.Configure Cluster-Facing NICS|outline" text:style-name="Internet_20_link" text:visited-style-name="Internet_20_link">2.2.6 Configure Cluster-Facing NICS</text:a><text:tab/>14</text:p>
          <text:p text:style-name="P197"><text:a xlink:type="simple" xlink:href="#2.2.7.Prevent DHCP client from overwriting DNS configuration|outline" text:style-name="Internet_20_link" text:visited-style-name="Internet_20_link">2.2.7 Prevent DHCP client from overwriting DNS configuration</text:a><text:tab/>14</text:p>
          <text:p text:style-name="P197"><text:a xlink:type="simple" xlink:href="#2.2.8.Configure Hostname|outline" text:style-name="Internet_20_link" text:visited-style-name="Internet_20_link">2.2.8 Configure Hostname</text:a><text:tab/>15</text:p>
          <text:p text:style-name="P197"><text:a xlink:type="simple" xlink:href="#2.2.9.Setup the TimeZone|outline" text:style-name="Internet_20_link" text:visited-style-name="Internet_20_link">2.2.9 Setup the TimeZone</text:a><text:tab/>15</text:p>
          <text:p text:style-name="P197"><text:a xlink:type="simple" xlink:href="#2.2.10. Configure DNS Resolution|outline" text:style-name="Internet_20_link" text:visited-style-name="Internet_20_link">2.2.10 <text:s/>Configure DNS Resolution</text:a><text:tab/>15</text:p>
          <text:p text:style-name="P197"><text:a xlink:type="simple" xlink:href="#2.2.11. Set up basic hosts file|outline" text:style-name="Internet_20_link" text:visited-style-name="Internet_20_link">2.2.11 <text:s/>Set up basic hosts file</text:a><text:tab/>15</text:p>
          <text:p text:style-name="P197"><text:a xlink:type="simple" xlink:href="#2.2.12. Restart Management Node (optional)|outline" text:style-name="Internet_20_link" text:visited-style-name="Internet_20_link">2.2.12 <text:s/>Restart Management Node (optional)</text:a><text:tab/>15</text:p>
          <text:p text:style-name="P197"><text:a xlink:type="simple" xlink:href="#2.2.13. Configure Ethernet Switches (optional)|outline" text:style-name="Internet_20_link" text:visited-style-name="Internet_20_link">2.2.13 <text:s/>Configure Ethernet Switches (optional)</text:a><text:tab/>15</text:p>
          <text:p text:style-name="P197"><text:soft-page-break/><text:a xlink:type="simple" xlink:href="#2.2.14. [RH] Remove the package tftp-server|outline" text:style-name="Internet_20_link" text:visited-style-name="Internet_20_link">2.2.14 <text:s/>[RH] Remove the package tftp-server</text:a><text:tab/>16</text:p>
          <text:p text:style-name="P197"><text:a xlink:type="simple" xlink:href="#2.2.15. [RH] Remove the package OpenIPMI-tools|outline" text:style-name="Internet_20_link" text:visited-style-name="Internet_20_link">2.2.15 <text:s/>[RH] Remove the package OpenIPMI-tools</text:a><text:tab/>16</text:p>
          <text:p text:style-name="P197"><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94"><text:a xlink:type="simple" xlink:href="#2.2.16.1.[RH] Setup Yum|outline" text:style-name="Internet_20_link" text:visited-style-name="Internet_20_link">2.2.16.1 [RH] Setup Yum</text:a><text:tab/>16</text:p>
          <text:p text:style-name="P194"><text:a xlink:type="simple" xlink:href="#2.2.16.2.[SLES] Setup Zypper|outline" text:style-name="Internet_20_link" text:visited-style-name="Internet_20_link">2.2.16.2 [SLES] Setup Zypper</text:a><text:tab/>16</text:p>
          <text:p text:style-name="P197"><text:a xlink:type="simple" xlink:href="#2.2.17. Download and Install xCAT 2 For an MN That Does Not Have Internet Access|outline" text:style-name="Internet_20_link" text:visited-style-name="Internet_20_link">2.2.17 <text:s/>Download and Install xCAT 2 For an MN That Does Not Have Internet Access</text:a><text:tab/>17</text:p>
          <text:p text:style-name="P194"><text:a xlink:type="simple" xlink:href="#2.2.17.1.Download the tarballs|outline" text:style-name="Internet_20_link" text:visited-style-name="Internet_20_link">2.2.17.1 Download the tarballs</text:a><text:tab/>17</text:p>
          <text:p text:style-name="P194"><text:a xlink:type="simple" xlink:href="#2.2.17.2.[RH] Setup YUM repositories for xCAT and Dependencies|outline" text:style-name="Internet_20_link" text:visited-style-name="Internet_20_link">2.2.17.2 [RH] Setup YUM repositories for xCAT and Dependencies</text:a><text:tab/>17</text:p>
          <text:p text:style-name="P194"><text:a xlink:type="simple" xlink:href="#2.2.17.3.[SLES] Setup Zypper repositories for xCAT and Dependencies|outline" text:style-name="Internet_20_link" text:visited-style-name="Internet_20_link">2.2.17.3 [SLES] Setup Zypper repositories for xCAT and Dependencies</text:a><text:tab/>17</text:p>
          <text:p text:style-name="P197"><text:a xlink:type="simple" xlink:href="#2.2.18. Get the Requisite Packages From the Distro|outline" text:style-name="Internet_20_link" text:visited-style-name="Internet_20_link">2.2.18 <text:s/>Get the Requisite Packages From the Distro</text:a><text:tab/>17</text:p>
          <text:p text:style-name="P194"><text:a xlink:type="simple" xlink:href="#2.2.18.1. [FEDORA 8/9] Setup the respository|outline" text:style-name="Internet_20_link" text:visited-style-name="Internet_20_link">2.2.18.1 <text:s/>[FEDORA 8/9] Setup the respository</text:a><text:tab/>17</text:p>
          <text:p text:style-name="P194"><text:a xlink:type="simple" xlink:href="#2.2.18.2.[RHEL] Setup repository|outline" text:style-name="Internet_20_link" text:visited-style-name="Internet_20_link">2.2.18.2 [RHEL] Setup repository</text:a><text:tab/>18</text:p>
          <text:p text:style-name="P194"><text:a xlink:type="simple" xlink:href="#2.2.18.3.[SLES] Setup repository |outline" text:style-name="Internet_20_link" text:visited-style-name="Internet_20_link">2.2.18.3 [SLES] Setup repository </text:a><text:tab/>20</text:p>
          <text:p text:style-name="P197"><text:a xlink:type="simple" xlink:href="#2.2.19.  Install  xCAT and Dependencies on the Management Node |outline" text:style-name="Internet_20_link" text:visited-style-name="Internet_20_link">2.2.19 <text:s text:c="2"/>Install <text:s/>xCAT and Dependencies on the Management Node </text:a><text:tab/>20</text:p>
          <text:p text:style-name="P197"><text:a xlink:type="simple" xlink:href="#2.2.20. Install Yaboot on the Management Node for pLinux|outline" text:style-name="Internet_20_link" text:visited-style-name="Internet_20_link">2.2.20 <text:s/>Install Yaboot on the Management Node for pLinux</text:a><text:tab/>20</text:p>
          <text:p text:style-name="P197"><text:a xlink:type="simple" xlink:href="#2.2.21.  Test xCAT Installation|outline" text:style-name="Internet_20_link" text:visited-style-name="Internet_20_link">2.2.21 <text:s text:c="2"/>Test xCAT Installation</text:a><text:tab/>20</text:p>
          <text:p text:style-name="P197"><text:a xlink:type="simple" xlink:href="#2.2.22. Update xCAT Software after Installation|outline" text:style-name="Internet_20_link" text:visited-style-name="Internet_20_link">2.2.22 <text:s/>Update xCAT Software after Installation</text:a><text:tab/>21</text:p>
          <text:p text:style-name="P195"><text:a xlink:type="simple" xlink:href="#3.Deploying and Maintaining Cluster Nodes |outline" text:style-name="Internet_20_link" text:visited-style-name="Internet_20_link">3.0 Deploying and Maintaining Cluster Nodes </text:a><text:tab/>21</text:p>
          <text:p text:style-name="P196"><text:a xlink:type="simple" xlink:href="#3.1.Linux Nodes|outline" text:style-name="Internet_20_link" text:visited-style-name="Internet_20_link">3.1 Linux Nodes</text:a><text:tab/>21</text:p>
          <text:p text:style-name="P197"><text:a xlink:type="simple" xlink:href="#3.1.1.XCAT2 Linux Advanced Cookbook|outline" text:style-name="Internet_20_link" text:visited-style-name="Internet_20_link">3.1.1 XCAT2 Linux Advanced Cookbook</text:a><text:tab/>21</text:p>
          <text:p text:style-name="P197"><text:a xlink:type="simple" xlink:href="#3.1.2.pLinux Cookbook|outline" text:style-name="Internet_20_link" text:visited-style-name="Internet_20_link">3.1.2 pLinux Cookbook</text:a><text:tab/>21</text:p>
          <text:p text:style-name="P197"><text:a xlink:type="simple" xlink:href="#3.1.3.Linux BladeCenter How-To|outline" text:style-name="Internet_20_link" text:visited-style-name="Internet_20_link">3.1.3 Linux BladeCenter How-To</text:a><text:tab/>22</text:p>
          <text:p text:style-name="P197"><text:a xlink:type="simple" xlink:href="#3.1.4.IdataPlex How-To|outline" text:style-name="Internet_20_link" text:visited-style-name="Internet_20_link">3.1.4 IdataPlex How-To</text:a><text:tab/>22</text:p>
          <text:p text:style-name="P197"><text:a xlink:type="simple" xlink:href="#3.1.5.SLES 10.1 notes|outline" text:style-name="Internet_20_link" text:visited-style-name="Internet_20_link">3.1.5 SLES 10.1 notes</text:a><text:tab/>22</text:p>
          <text:p text:style-name="P196"><text:a xlink:type="simple" xlink:href="#3.2.AIX Nodes|outline" text:style-name="Internet_20_link" text:visited-style-name="Internet_20_link">3.2 AIX Nodes</text:a><text:tab/>22</text:p>
          <text:p text:style-name="P197"><text:a xlink:type="simple" xlink:href="#3.2.1.Installing AIX standalone nodes (using standard NIM rte method)|outline" text:style-name="Internet_20_link" text:visited-style-name="Internet_20_link">3.2.1 Installing AIX standalone nodes (using standard NIM rte method)</text:a><text:tab/>22</text:p>
          <text:p text:style-name="P197"><text:a xlink:type="simple" xlink:href="#3.2.2.Booting AIX diskless nodes|outline" text:style-name="Internet_20_link" text:visited-style-name="Internet_20_link">3.2.2 Booting AIX diskless nodes</text:a><text:tab/>22</text:p>
          <text:p text:style-name="P197"><text:a xlink:type="simple" xlink:href="#3.2.3.Cloning AIX nodes (using an AIX mksysb image)|outline" text:style-name="Internet_20_link" text:visited-style-name="Internet_20_link">3.2.3 Cloning AIX nodes (using an AIX mksysb image)</text:a><text:tab/>22</text:p>
          <text:p text:style-name="P197"><text:a xlink:type="simple" xlink:href="#3.2.4.AIX on JS blade installation|outline" text:style-name="Internet_20_link" text:visited-style-name="Internet_20_link">3.2.4 AIX on JS blade installation</text:a><text:tab/>22</text:p>
          <text:p text:style-name="P196"><text:a xlink:type="simple" xlink:href="#3.3.Updating the xCAT Cluster|outline" text:style-name="Internet_20_link" text:visited-style-name="Internet_20_link">3.3 Updating the xCAT Cluster</text:a><text:tab/>22</text:p>
          <text:p text:style-name="P197"><text:a xlink:type="simple" xlink:href="#3.3.1.Updating AIX cluster nodes|outline" text:style-name="Internet_20_link" text:visited-style-name="Internet_20_link">3.3.1 Updating AIX cluster nodes</text:a><text:tab/>22</text:p>
          <text:p text:style-name="P195"><text:a xlink:type="simple" xlink:href="#4.Node Discovery|outline" text:style-name="Internet_20_link" text:visited-style-name="Internet_20_link">4.0 Node Discovery</text:a><text:tab/>23</text:p>
          <text:p text:style-name="P195"><text:a xlink:type="simple" xlink:href="#5.Using Hierarchy |outline" text:style-name="Internet_20_link" text:visited-style-name="Internet_20_link">5.0 Using Hierarchy </text:a><text:tab/>23</text:p>
          <text:p text:style-name="P196"><text:a xlink:type="simple" xlink:href="#5.1.Setting up a hierarchical cluster |outline" text:style-name="Internet_20_link" text:visited-style-name="Internet_20_link">5.1 Setting up a hierarchical cluster </text:a><text:tab/>23</text:p>
          <text:p text:style-name="P195"><text:a xlink:type="simple" xlink:href="#6.Synchronizing files from the Management Node to the nodes.|outline" text:style-name="Internet_20_link" text:visited-style-name="Internet_20_link">6.0 Synchronizing files from the Management Node to the nodes.</text:a><text:tab/>23</text:p>
          <text:p text:style-name="P195"><text:a xlink:type="simple" xlink:href="#7.Monitoring |outline" text:style-name="Internet_20_link" text:visited-style-name="Internet_20_link">7.0 Monitoring </text:a><text:tab/>23</text:p>
          <text:p text:style-name="P195"><text:a xlink:type="simple" xlink:href="#8.xCAT imaging |outline" text:style-name="Internet_20_link" text:visited-style-name="Internet_20_link">8.0 xCAT imaging </text:a><text:tab/>24</text:p>
          <text:p text:style-name="P195"><text:a xlink:type="simple" xlink:href="#9.xCAT IB Support|outline" text:style-name="Internet_20_link" text:visited-style-name="Internet_20_link">9.0 xCAT IB Support</text:a><text:tab/>24</text:p>
          <text:p text:style-name="P195"><text:a xlink:type="simple" xlink:href="#10.Customize your installation methods|outline" text:style-name="Internet_20_link" text:visited-style-name="Internet_20_link">10.0 Customize your installation methods</text:a><text:tab/>24</text:p>
          <text:p text:style-name="P195"><text:a xlink:type="simple" xlink:href="#11.Uninstalling xCAT on Linux|outline" text:style-name="Internet_20_link" text:visited-style-name="Internet_20_link">11.0 Uninstalling xCAT on Linux</text:a><text:tab/>24</text:p>
          <text:p text:style-name="P195"><text:a xlink:type="simple" xlink:href="#12.Migrating from xCAT 1.3 to 2.x|outline" text:style-name="Internet_20_link" text:visited-style-name="Internet_20_link">12.0 Migrating from xCAT 1.3 to 2.x</text:a><text:tab/>24</text:p>
          <text:p text:style-name="P195"><text:a xlink:type="simple" xlink:href="#13.xCAT for CSM Admin|outline" text:style-name="Internet_20_link" text:visited-style-name="Internet_20_link">13.0 xCAT for CSM Admin</text:a><text:tab/>24</text:p>
          <text:p text:style-name="P195"><text:a xlink:type="simple" xlink:href="#14.xCAT How-To(s)|outline" text:style-name="Internet_20_link" text:visited-style-name="Internet_20_link">14.0 xCAT How-To(s)</text:a><text:tab/>24</text:p>
          <text:p text:style-name="P195"><text:a xlink:type="simple" xlink:href="#15.xCAT on Windows|outline" text:style-name="Internet_20_link" text:visited-style-name="Internet_20_link">15.0 xCAT on Windows</text:a><text:tab/>24</text:p>
          <text:p text:style-name="P195"><text:a xlink:type="simple" xlink:href="#16.xCAT and Xen|outline" text:style-name="Internet_20_link" text:visited-style-name="Internet_20_link">16.0 xCAT and Xen</text:a><text:tab/>24</text:p>
          <text:p text:style-name="P195"><text:a xlink:type="simple" xlink:href="#17.xCAT Developer's Guide|outline" text:style-name="Internet_20_link" text:visited-style-name="Internet_20_link">17.0 xCAT Developer's Guide</text:a><text:tab/>24</text:p>
          <text:p text:style-name="P195"><text:a xlink:type="simple" xlink:href="#18. References|outline" text:style-name="Internet_20_link" text:visited-style-name="Internet_20_link">18.0 <text:s/>References</text:a><text:tab/>25</text:p>
          <text:p text:style-name="P196"><text:soft-page-break/><text:a xlink:type="simple" xlink:href="#18.1.xCAT Summary Commands and Database Tables|outline" text:style-name="Internet_20_link" text:visited-style-name="Internet_20_link">18.1 xCAT Summary Commands and Database Tables</text:a><text:tab/>25</text:p>
          <text:p text:style-name="P196"><text:a xlink:type="simple" xlink:href="#18.2.Stateless GPFS|outline" text:style-name="Internet_20_link" text:visited-style-name="Internet_20_link">18.2 Stateless GPFS</text:a><text:tab/>25</text:p>
          <text:p text:style-name="P196"><text:a xlink:type="simple" xlink:href="#18.3.Maui|outline" text:style-name="Internet_20_link" text:visited-style-name="Internet_20_link">18.3 Maui</text:a><text:tab/>25</text:p>
          <text:p text:style-name="P196"><text:a xlink:type="simple" xlink:href="#18.4.Moab|outline" text:style-name="Internet_20_link" text:visited-style-name="Internet_20_link">18.4 Moab</text:a><text:tab/>25</text:p>
          <text:p text:style-name="P196"><text:a xlink:type="simple" xlink:href="#18.5.Torque |outline" text:style-name="Internet_20_link" text:visited-style-name="Internet_20_link">18.5 Torque </text:a><text:tab/>25</text:p>
          <text:p text:style-name="P196"><text:a xlink:type="simple" xlink:href="#18.6.Ganglia|outline" text:style-name="Internet_20_link" text:visited-style-name="Internet_20_link">18.6 Ganglia</text:a><text:tab/>25</text:p>
          <text:p text:style-name="P196"><text:a xlink:type="simple" xlink:href="#18.7.LDAP|outline" text:style-name="Internet_20_link" text:visited-style-name="Internet_20_link">18.7 LDAP</text:a><text:tab/>25</text:p>
          <text:p text:style-name="P196"><text:a xlink:type="simple" xlink:href="#18.8. XCAT Developer Guide (TBD)|outline" text:style-name="Internet_20_link" text:visited-style-name="Internet_20_link">18.8 <text:s/>XCAT Developer Guide (TBD)</text:a><text:tab/>25</text:p>
          <text:p text:style-name="P195"><text:a xlink:type="simple" xlink:href="#19. Known Bugs|outline" text:style-name="Internet_20_link" text:visited-style-name="Internet_20_link">19.0 <text:s/>Known Bugs</text:a><text:tab/>25</text:p>
          <text:p text:style-name="P195"><text:a xlink:type="simple" xlink:href="#20. Feature requests|outline" text:style-name="Internet_20_link" text:visited-style-name="Internet_20_link">20.0 <text:s/>Feature requests</text:a><text:tab/>25</text:p>
          <text:p text:style-name="P195"><text:a xlink:type="simple" xlink:href="#21. References|outline" text:style-name="Internet_20_link" text:visited-style-name="Internet_20_link">21.0 <text:s/>References</text:a><text:tab/>26</text:p>
        </text:index-body>
      </text:table-of-content>
      <text:p text:style-name="P90"/>
      <text:h text:style-name="P10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2"><text:s text:c="12"/></text:span></text:p>
      <text:h text:style-name="P153" text:outline-level="2">xCAT <text:s/>Architecture</text:h>
      <text:p text:style-name="P9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5"> for more details. </text:span></text:p>
      <text:p text:style-name="P65"><text:span text:style-name="T59">xCAT 2 was designed to scale for extremely large clusters. <text:s text:c="2"/>See xCAT on the </text:span><text:a xlink:type="simple" xlink:href="http://www.nytimes.com/2008/06/09/technology/09petaflops.html?_r=1">world's fastest know supercomputer</text:a><text:span text:style-name="T59">. <text:s/>With the Hierarchical support, a single management node may have any number of stateless or statefull service nodes to increase the provisioning throughput and management of the </text:span><text:span text:style-name="T59">largest clusters. All cluster services such as LDAP, DNS, DHCP, NTP, Syslog, etc... can be </text:span><text:soft-page-break/><text:span text:style-name="T59">automatically configured throughout the cluster. <text:s text:c="2"/>Outbound cluster management commands such as rpower, xdsh, xdcp, etc...utilize this hierarchy for scalable systems management. </text:span></text:p>
      <text:p text:style-name="P67"/>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3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38">If a node experiences a hardware problem, the hardware can be pulled from the rack and replaced with new hardware and the node booted again and it will come up with the same state as before.</text:p>
        </text:list-item>
        <text:list-item>
          <text:p text:style-name="P238">In a provisioning environment, new nodes can be provisioned or moved without the worry of them losing state.</text:p>
        </text:list-item>
      </text:list>
      <text:p text:style-name="Standard"/>
      <text:p text:style-name="Standard"><text:change-start text:change-id="ct86392704"/>For Li<text:change-end text:change-id="ct86392704"/><text:change-start text:change-id="ct86392568"/>nux clusters, <text:change-end text:change-id="ct8639256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241">RAM-root<text:span text:style-name="T5"> – The entire OS image is contained in a RAM file system that is sent to the node when it boots. <text:s/>Typical size for a minimal compute node for Linux is 75-160 MB of memory.</text:span></text:p>
        </text:list-item>
        <text:list-item>
          <text:p text:style-name="P241">Compressed RAM-root<text:span text:style-name="T5">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41">NFS Hybrid<text:span text:style-name="T5">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8"/>
      <text:h text:style-name="P153" text:outline-level="2">xCAT <text:s/>Features</text:h>
      <text:p text:style-name="Standard">Features <text:s/>provided by xCAT for AIX or Linux clusters include the following:</text:p>
      <text:list text:style-name="WW8Num10">
        <text:list-item text:start-value="1">
          <text:p text:style-name="P140">Deploying diskless and diskfull nodes.<text:change-start text:change-id="ct86703672"/></text:p>
        </text:list-item>
        <text:list-item>
          <text:p text:style-name="P140">Node group<text:change-end text:change-id="ct86703672"/><text:change-start text:change-id="ct86704760"/> support.<text:change-end text:change-id="ct86704760"/></text:p>
        </text:list-item>
        <text:list-item>
          <text:p text:style-name="P140">Node discovery<text:change-start text:change-id="ct86705304"/>. <text:change-end text:change-id="ct86705304"/></text:p>
        </text:list-item>
        <text:list-item>
          <text:p text:style-name="P140">Operating system image management.</text:p>
        </text:list-item>
        <text:list-item>
          <text:p text:style-name="P140">Support for user-provided customization scripts.<text:change-start text:change-id="ct86705848"/> <text:span text:style-name="_20_Char">xCAT supports the automatic running of user-provided customization scripts on the nodes when they are deployed (installed or booted).</text:span><text:change-end text:change-id="ct86705848"/></text:p>
        </text:list-item>
        <text:list-item>
          <text:p text:style-name="P140">xCAT data store in plug-in relational <text:s/>database (SQLite, MySQL,Postgresl, TBD)</text:p>
        </text:list-item>
        <text:list-item>
          <text:p text:style-name="P403">Hardware control commands for discovering hardware, gathering MAC addresses, VPD, and environments, power control, initiating a network boot, and LPAR creation/deletion. <text:s/></text:p>
        </text:list-item>
        <text:list-item>
          <text:p text:style-name="P403"><text:soft-page-break/>Hierarchical support to allow large system to distribute the management of the cluster to service nodes. </text:p>
        </text:list-item>
        <text:list-item>
          <text:p text:style-name="P140">Remote console support.</text:p>
        </text:list-item>
        <text:list-item>
          <text:p text:style-name="P407">Parallel remote shell and remote copy commands. </text:p>
        </text:list-item>
        <text:list-item>
          <text:p text:style-name="P140">Monitoring plug-in infrastructure (RMC, Ganglia)</text:p>
        </text:list-item>
        <text:list-item>
          <text:p text:style-name="P407">Notification infrastructure which lets users monitor xCAT database table changes. </text:p>
        </text:list-item>
        <text:list-item>
          <text:p text:style-name="P140">Predefined conditions, responses and sensors.</text:p>
        </text:list-item>
        <text:list-item>
          <text:p text:style-name="P140">Software and firmware inventory </text:p>
        </text:list-item>
        <text:list-item>
          <text:p text:style-name="P140">Xen support</text:p>
        </text:list-item>
        <text:list-item>
          <text:p text:style-name="P140">Windows support</text:p>
        </text:list-item>
        <text:list-item>
          <text:p text:style-name="P140">GUI for initial cluster setup</text:p>
        </text:list-item>
        <text:list-item>
          <text:p text:style-name="P140">Allow continuous operation during cluster software updates <text:s/>using plug-in job scheduler ( LoadLeveler, Moab). </text:p>
        </text:list-item>
        <text:list-item>
          <text:p text:style-name="P140">Automatic setup for syslog, remote shell, DNS, DHCP, and ntp for both the xCAT management node and the cluster nodes.</text:p>
        </text:list-item>
        <text:list-item>
          <text:p text:style-name="P407">Documentation and “<text:span text:style-name="T3">man</text:span>” pages.</text:p>
          <text:p text:style-name="P410"/>
        </text:list-item>
      </text:list>
      <text:h text:style-name="P153" text:outline-level="2">xCAT <text:s/>license</text:h>
      <text:p text:style-name="Body_20_Text_20_First_20_Indent">xCAT 2 Open Source License: <text:a xlink:type="simple" xlink:href="http://www.opensource.org/licenses/eclipse-1.0.php">Eclipse Public License</text:a> </text:p>
      <text:h text:style-name="P153" text:outline-level="2">xCAT <text:s/>support</text:h>
      <text:p text:style-name="P92"/>
      <text:p text:style-name="P166"><text:change-start text:change-id="ct86704216"/><text:span text:style-name="T34">Support for xCAT may now be </text:span><text:a xlink:type="simple" xlink:href="http://www-01.ibm.com/software/lotus/passportadvantage/paselectedsupportprograms.html">purchased</text:a><text:span text:style-name="T3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4">. <text:s text:c="5"/></text:span><text:change-end text:change-id="ct86704216"/><text:span text:style-name="T12"><text:s text:c="7"/></text:span></text:p>
      <text:h text:style-name="P154"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86705576"/></text:h>
      <text:p text:style-name="Body_20_Text_20_First_20_Indent"/>
      <text:h text:style-name="P3" text:outline-level="3">Database support</text:h>
      <text:list text:style-name="L7">
        <text:list-item>
          <text:p text:style-name="P245"><text:a xlink:type="simple" xlink:href="http://xcat.sourceforge.net/man5/xcatdb.5.html">DB Tables</text:a>– Complete list of xCAT database tables descriptions. </text:p>
        </text:list-item>
        <text:list-item>
          <text:p text:style-name="P245"><text:a xlink:type="simple" xlink:href="http://xcat.sourceforge.net/man1/chdef.1.html">chdef</text:a> - Change xCAT data object definitions. </text:p>
        </text:list-item>
        <text:list-item>
          <text:p text:style-name="P245"><text:a xlink:type="simple" xlink:href="http://xcat.sourceforge.net/man8/chtab.8.html">chtab </text:a>- Add, delete or update rows in the database tables. </text:p>
        </text:list-item>
        <text:list-item>
          <text:p text:style-name="P245"><text:a xlink:type="simple" xlink:href="http://xcat.sourceforge.net/man1/dumpxCATdb.1.html">dumpxCATdb</text:a> – dumps entire xCAT database.</text:p>
        </text:list-item>
        <text:list-item>
          <text:p text:style-name="P245"><text:a xlink:type="simple" xlink:href="http://xcat.sourceforge.net/man1/gettab.1.html">gettab</text:a> – searches through tables with keys and return matching attributes. </text:p>
        </text:list-item>
        <text:list-item>
          <text:p text:style-name="P245"><text:a xlink:type="simple" xlink:href="http://xcat.sourceforge.net/man1/lsdef.1.html">lsdef</text:a> - used to display xCAT object definitions which are stored in the xCAT database. </text:p>
        </text:list-item>
        <text:list-item>
          <text:p text:style-name="P245"><text:a xlink:type="simple" xlink:href="http://xcat.sourceforge.net/man1/mkdef.1.html">mkdef </text:a>– used to create xCAT data object definitions.</text:p>
        </text:list-item>
        <text:list-item>
          <text:p text:style-name="P245"><text:a xlink:type="simple" xlink:href="http://xcat.sourceforge.net/man8/mkrrbc.8.html">mkrrbc</text:a> - Adds or deletes BladeCenter management module and switch node definitions in the xCAT cluster database.</text:p>
        </text:list-item>
        <text:list-item>
          <text:p text:style-name="P245"><text:a xlink:type="simple" xlink:href="http://xcat.sourceforge.net/man8/mkrrnodes.8.html">mkrrnodes</text:a> – adds or deletes nodes in the xCAT cluster database. <text:s/>Allows creation/deletion of many nodes at once. <text:bookmark text:name="item_mkrrnodes"/></text:p>
        </text:list-item>
        <text:list-item>
          <text:p text:style-name="P245"><text:soft-page-break/><text:a xlink:type="simple" xlink:href="http://xcat.sourceforge.net/man8/nodeadd.8.html">nodeadd</text:a> - <text:s/>Adds nodes to the xCAT cluster database. </text:p>
        </text:list-item>
        <text:list-item>
          <text:p text:style-name="P245"><text:a xlink:type="simple" xlink:href="http://xcat.sourceforge.net/man1/nodech.1.html">nodech</text:a> - Changes nodes' attributes in the xCAT cluster database. </text:p>
        </text:list-item>
        <text:list-item>
          <text:p text:style-name="P245"><text:a xlink:type="simple" xlink:href="http://xcat.sourceforge.net/man1/nodech.1.html">nodels</text:a> - lists the nodes, and their attributes, from the xCAT database. </text:p>
        </text:list-item>
        <text:list-item>
          <text:p text:style-name="P245"><text:a xlink:type="simple" xlink:href="http://xcat.sourceforge.net/man1/noderm.1.html">noderm </text:a>- removes the nodes in the noderange from all database table. </text:p>
        </text:list-item>
        <text:list-item>
          <text:p text:style-name="P245"><text:a xlink:type="simple" xlink:href="http://xcat.sourceforge.net/man1/restorexCATdb.1.html">restorexCATdb</text:a> – restore the xCAT database. </text:p>
        </text:list-item>
        <text:list-item>
          <text:p text:style-name="P245"><text:a xlink:type="simple" xlink:href="http://xcat.sourceforge.net/man1/rmdef.1.html">rmdef </text:a>- remove xCAT data object definitions. </text:p>
        </text:list-item>
        <text:list-item>
          <text:p text:style-name="P245"><text:a xlink:type="simple" xlink:href="http://xcat.sourceforge.net/man8/tabdump.8.html">tabdump</text:a> - isplay an xCAT database table in CSV format. </text:p>
        </text:list-item>
        <text:list-item>
          <text:p text:style-name="P245"><text:a xlink:type="simple" xlink:href="http://xcat.sourceforge.net/man8/tabedit.8.html">tabedit</text:a> - view an xCAT database table in an editor and make changes. </text:p>
        </text:list-item>
        <text:list-item>
          <text:p text:style-name="P245"><text:a xlink:type="simple" xlink:href="http://xcat.sourceforge.net/man1/tabgrep.1.html">tabgrep</text:a> - list table names in which an entry for the given node appears. </text:p>
        </text:list-item>
        <text:list-item>
          <text:p text:style-name="P245"><text:a xlink:type="simple" xlink:href="http://xcat.sourceforge.net/man8/tabrestore.8.html">tabrestore </text:a>- replaces the contents of an xCAT database table with the contents in a csv file. </text:p>
        </text:list-item>
        <text:list-item>
          <text:p text:style-name="P245"><text:a xlink:type="simple" xlink:href="http://xcat.sourceforge.net/man5/xcatstanzafile.5.html">xcatstanzafile</text:a> - Format of a stanza file that can be used with xCAT data object definition commands. </text:p>
        </text:list-item>
      </text:list>
      <text:h text:style-name="P3" text:outline-level="3">Hardware Control </text:h>
      <text:list text:style-name="L8">
        <text:list-item>
          <text:p text:style-name="P265"><text:a xlink:type="simple" xlink:href="http://xcat.sourceforge.net/man1/getmacs.1.html">getmacs</text:a> - Collects node MAC address. <text:change-start text:change-id="ct86840824"/></text:p>
        </text:list-item>
        <text:list-item>
          <text:p text:style-name="P265"><text:a xlink:type="simple" xlink:href="http://xcat.sourceforge.net/man1/lshwconn.1.html">lshwconn</text:a> – Display the connection status for FSP and BPA nodes<text:change-end text:change-id="ct86840824"/><text:change-start text:change-id="ct86840968"/> (2.3)<text:change-end text:change-id="ct86840968"/></text:p>
        </text:list-item>
        <text:list-item>
          <text:p text:style-name="P265"><text:a xlink:type="simple" xlink:href="http://xcat.sourceforge.net/man1/lsslp.1.html">lsslp</text:a> - Discovers selected networked services information within the same subnet. </text:p>
        </text:list-item>
        <text:list-item>
          <text:p text:style-name="P265"><text:a xlink:type="simple" xlink:href="http://xcat.sourceforge.net/man1/lsvm.1.html">lsvm </text:a>- Lists partition profile information for HMC- and IVM-managed nodes. <text:change-start text:change-id="ct86843440"/></text:p>
        </text:list-item>
        <text:list-item>
          <text:p text:style-name="P265"><text:a xlink:type="simple" xlink:href="http://xcat.sourceforge.net/man1/mkhwconn.1.html">mkhwconn</text:a> - <text:change-end text:change-id="ct86843440"/><text:change-start text:change-id="ct86843584"/><text:s/>Sets up <text:s/>connections for FSP and BPA nodes to HMC nodes (2.3). <text:s text:c="2"/><text:change-end text:change-id="ct86843584"/></text:p>
        </text:list-item>
        <text:list-item>
          <text:p text:style-name="P265"><text:a xlink:type="simple" xlink:href="http://xcat.sourceforge.net/man1/nodestat.1.html">nodestat </text:a>- display the running status of a noderange </text:p>
        </text:list-item>
      </text:list>
      <text:list text:style-name="L9">
        <text:list-item>
          <text:p text:style-name="P271"><text:a xlink:type="simple" xlink:href="http://xcat.sourceforge.net/man1/rbeacon.1.html">rbeacon </text:a>- Turns beacon on/off/blink or gives status of a node or noderange. </text:p>
        </text:list-item>
        <text:list-item>
          <text:p text:style-name="P271"><text:a xlink:type="simple" xlink:href="http://xcat.sourceforge.net/man1/rcons.1.html">rcons </text:a>- <text:s/>remotely accesses the serial console of a node.<text:change-start text:change-id="ct86848896"/></text:p>
        </text:list-item>
        <text:list-item>
          <text:p text:style-name="P271">renergy – remote energy management tools (TBD<text:change-end text:change-id="ct86848896"/><text:change-start text:change-id="ct86849000"/> 2.3)<text:change-end text:change-id="ct86849000"/></text:p>
        </text:list-item>
        <text:list-item>
          <text:p text:style-name="P271"><text:a xlink:type="simple" xlink:href="http://xcat.sourceforge.net/man1/replaycons.1.html">replaycons</text:a> - replay the console output for a node </text:p>
        </text:list-item>
        <text:list-item>
          <text:p text:style-name="P271"><text:a xlink:type="simple" xlink:href="http://xcat.sourceforge.net/man1/reventlog.1.html">reventlog</text:a> - retrieve or clear remote hardware event logs </text:p>
        </text:list-item>
        <text:list-item>
          <text:p text:style-name="P271"><text:a xlink:type="simple" xlink:href="http://xcat.sourceforge.net/man1/rflash.1.html">rflash </text:a>- Performs Licensed Internal Code (LIC) update support for HMC-attached P5/P6<text:change-start text:change-id="ct86852216"/></text:p>
        </text:list-item>
        <text:list-item>
          <text:p text:style-name="P271"><text:a xlink:type="simple" xlink:href="http://xcat.sourceforge.net/man1/rmhwconn.1.html">rmhwconn </text:a>– Remove the connections from the FSP and BPA nodes to the <text:change-end text:change-id="ct86852216"/><text:change-start text:change-id="ct86852360"/>HMC nodes<text:change-end text:change-id="ct86852360"/><text:change-start text:change-id="ct86852504"/> (2.3).<text:change-end text:change-id="ct86852504"/></text:p>
        </text:list-item>
        <text:list-item>
          <text:p text:style-name="P271"><text:a xlink:type="simple" xlink:href="http://xcat.sourceforge.net/man1/rmigrate.1.html">rmigrate</text:a> - Execute migration of a guest VM between hosts/hypervisors .</text:p>
        </text:list-item>
        <text:list-item>
          <text:p text:style-name="P271"><text:a xlink:type="simple" xlink:href="http://xcat.sourceforge.net/man1/rmvm.1.html">rmvm</text:a> - Removes HMC- and IVM-managed partitions. </text:p>
        </text:list-item>
      </text:list>
      <text:list text:style-name="L10">
        <text:list-item>
          <text:p text:style-name="P280"><text:a xlink:type="simple" xlink:href="http://xcat.sourceforge.net/man1/rnetboot.1.html">rnetboot</text:a> - Cause the range of nodes to boot to network. </text:p>
        </text:list-item>
      </text:list>
      <text:list text:style-name="L11">
        <text:list-item>
          <text:p text:style-name="P281"><text:a xlink:type="simple" xlink:href="http://xcat.sourceforge.net/man1/rpower.1.html">rpower </text:a>- remote power control of nodes </text:p>
        </text:list-item>
        <text:list-item>
          <text:p text:style-name="P281"><text:a xlink:type="simple" xlink:href="http://xcat.sourceforge.net/man1/rscan.1.html">rscan</text:a> - Collects node information from one or more hardware control points. </text:p>
        </text:list-item>
        <text:list-item>
          <text:p text:style-name="P281"><text:a xlink:type="simple" xlink:href="http://xcat.sourceforge.net/man1/rsetboot.1.html">rsetboot</text:a> - Sets the boot device to be used for BMC-based servers for the next boot only. </text:p>
        </text:list-item>
        <text:list-item>
          <text:p text:style-name="P281"><text:a xlink:type="simple" xlink:href="http://xcat.sourceforge.net/man1/rspconfig.1.html">rspconfig</text:a> - configures various settings in the nodes' service processors. </text:p>
        </text:list-item>
        <text:list-item>
          <text:p text:style-name="P281"><text:a xlink:type="simple" xlink:href="http://xcat.sourceforge.net/man1/rspreset.1.html">rspreset</text:a> - resets the service processors associated with the specified nodes </text:p>
        </text:list-item>
        <text:list-item>
          <text:p text:style-name="P281"><text:a xlink:type="simple" xlink:href="http://xcat.sourceforge.net/man1/switchblade.1.html">switchblade</text:a> - reassign the BladeCenter media tray and/or KVM to the specified blade </text:p>
        </text:list-item>
        <text:list-item>
          <text:p text:style-name="P281"><text:a xlink:type="simple" xlink:href="http://xcat.sourceforge.net/man1/wcons.1.html">wcons</text:a> – windowed remote console</text:p>
        </text:list-item>
        <text:list-item>
          <text:p text:style-name="P281"><text:a xlink:type="simple" xlink:href="http://xcat.sourceforge.net/man1/wkill.1.html">wkill </text:a>– kill windowed remote consoles</text:p>
        </text:list-item>
      </text:list>
      <text:h text:style-name="P55" text:outline-level="3">Monitoring </text:h>
      <text:list text:style-name="L12">
        <text:list-item>
          <text:p text:style-name="P289"><text:a xlink:type="simple" xlink:href="http://xcat.sourceforge.net/man1/monadd.1.html">monadd</text:a> - Registers a monitoring plug-in to the xCAT cluster. </text:p>
        </text:list-item>
        <text:list-item>
          <text:p text:style-name="P289"><text:a xlink:type="simple" xlink:href="http://xcat.sourceforge.net/man1/moncfg.1.html">moncfg</text:a> - Configures a 3rd party monitoring software to monitor the xCAT cluster. </text:p>
        </text:list-item>
        <text:list-item>
          <text:p text:style-name="P289"><text:a xlink:type="simple" xlink:href="http://xcat.sourceforge.net/man1/mondecfg.1.html">mondecfg</text:a> - Deconfigures a 3rd party monitoring software from monitoring the xCAT cluster. </text:p>
        </text:list-item>
        <text:list-item>
          <text:p text:style-name="P289"><text:a xlink:type="simple" xlink:href="http://xcat.sourceforge.net/man1/monls.1.html">monls </text:a>- Lists monitoring plug-in modules that can be used to monitor the xCAT cluster. </text:p>
        </text:list-item>
        <text:list-item>
          <text:p text:style-name="P289"><text:a xlink:type="simple" xlink:href="http://xcat.sourceforge.net/man1/monrm.1.html">monrm</text:a> - Unregisters a monitoring plug-in module from the xCAT cluster. </text:p>
        </text:list-item>
        <text:list-item>
          <text:p text:style-name="P289"><text:a xlink:type="simple" xlink:href="http://xcat.sourceforge.net/man1/monstart.1.html">monstart</text:a> - Starts a plug-in module to monitor the xCAT cluster. </text:p>
        </text:list-item>
        <text:list-item>
          <text:p text:style-name="P289"><text:a xlink:type="simple" xlink:href="http://xcat.sourceforge.net/man1/monstop.1.html">monstop</text:a> - Stops a monitoring plug-in module to monitor the xCAT cluster. </text:p>
        </text:list-item>
      </text:list>
      <text:list text:style-name="L13">
        <text:list-item>
          <text:p text:style-name="P296"><text:soft-page-break/><text:a xlink:type="simple" xlink:href="http://xcat.sourceforge.net/man1/regnotif.1.html">regnotif </text:a>- Registers a Perl module or a command that will get called when changes occur in the desired xCAT database tables. </text:p>
        </text:list-item>
        <text:list-item>
          <text:p text:style-name="P296"><text:a xlink:type="simple" xlink:href="http://xcat.sourceforge.net/man1/unregnotif.1.html">unregnotif </text:a>- unregister a Perl module or a command that was watching for the changes of the desired xCAT database tables. </text:p>
        </text:list-item>
      </text:list>
      <text:h text:style-name="P3" text:outline-level="3">Inventory</text:h>
      <text:list text:style-name="L14">
        <text:list-item>
          <text:p text:style-name="P298"><text:a xlink:type="simple" xlink:href="http://xcat.sourceforge.net/man1/rinv.1.html">rinv </text:a>- remote hardware inventory.</text:p>
        </text:list-item>
        <text:list-item>
          <text:p text:style-name="P298"><text:a xlink:type="simple" xlink:href="http://xcat.sourceforge.net/man1/rvitals.1.html">rvitals</text:a> – retrieves remote hardware vitals information.</text:p>
        </text:list-item>
        <text:list-item>
          <text:p text:style-name="P298"><text:a xlink:type="simple" xlink:href="http://xcat.sourceforge.net/man1/sinv.1.html">sinv </text:a>- Checks the software configuration of the nodes in the cluster. </text:p>
        </text:list-item>
      </text:list>
      <text:h text:style-name="P3" text:outline-level="3">Parallel Commands</text:h>
      <text:list text:style-name="L15">
        <text:list-item>
          <text:p text:style-name="P301"><text:a xlink:type="simple" xlink:href="http://xcat.sourceforge.net/man1/pcons.1.html">pcons</text:a> <text:s/>- runs a command on the noderange using the out-of-band console.</text:p>
        </text:list-item>
        <text:list-item>
          <text:p text:style-name="P301"><text:a xlink:type="simple" xlink:href="http://xcat.sourceforge.net/man1/pping.1.html">pping</text:a> <text:s/>- parallel ping.</text:p>
        </text:list-item>
        <text:list-item>
          <text:p text:style-name="P301"><text:a xlink:type="simple" xlink:href="http://xcat.sourceforge.net/man1/ppping.1.html">ppping</text:a> – parallel ping between nodes in a cluster. </text:p>
        </text:list-item>
        <text:list-item>
          <text:p text:style-name="P301"><text:a xlink:type="simple" xlink:href="http://xcat.sourceforge.net/man1/prsync.1.html">prsync</text:a> – parallel rsync</text:p>
        </text:list-item>
        <text:list-item>
          <text:p text:style-name="P301"><text:a xlink:type="simple" xlink:href="http://xcat.sourceforge.net/man1/pscp.1.html">pscp</text:a> – parallel remote copy ( supports scp and not hierarchy)</text:p>
        </text:list-item>
        <text:list-item>
          <text:p text:style-name="P301"><text:a xlink:type="simple" xlink:href="http://xcat.sourceforge.net/man1/psh.1.html">psh</text:a> – parallel remote shell ( supports <text:s/>ssh and not hierarchy)</text:p>
        </text:list-item>
        <text:list-item>
          <text:p text:style-name="P301"><text:a xlink:type="simple" xlink:href="http://xcat.sourceforge.net/man1/xdcp.1.html">xdcp</text:a> – concurrently copies files too and from multiple nodes. ( scp/rcp and hierarchy)</text:p>
        </text:list-item>
        <text:list-item>
          <text:p text:style-name="P301"><text:a xlink:type="simple" xlink:href="http://xcat.sourceforge.net/man1/xdsh.1.html">xdsh </text:a>– concurrently runs commands on multiple nodes. ( supports ssh/rsh and hierarchy)</text:p>
        </text:list-item>
        <text:list-item>
          <text:p text:style-name="P301"><text:a xlink:type="simple" xlink:href="http://xcat.sourceforge.net/man1/xdshbak.1.html">xdshbak</text:a>- formats the output of the xdsh command. </text:p>
        </text:list-item>
      </text:list>
      <text:list text:style-name="L16">
        <text:list-item>
          <text:p text:style-name="P310"><text:a xlink:type="simple" xlink:href="http://xcat.sourceforge.net/man1/xcoll.1.html">xcoll</text:a> – Formats command output of the psh, xdsh, rinv command</text:p>
        </text:list-item>
      </text:list>
      <text:p text:style-name="Standard"/>
      <text:h text:style-name="P3" text:outline-level="3">Deployment</text:h>
      <text:list text:style-name="L17">
        <text:list-item>
          <text:p text:style-name="P311"><text:a xlink:type="simple" xlink:href="http://xcat.sourceforge.net/man8/copycds-cdrom.8.html">copycds-cdrom</text:a> - client side wrapper for copycds supporting physical drives. </text:p>
        </text:list-item>
        <text:list-item>
          <text:p text:style-name="P311"><text:a xlink:type="simple" xlink:href="http://xcat.sourceforge.net/man8/copycds.8.html">copycds </text:a>- Copies Linux distributions and service levels from CDs to install directory. </text:p>
        </text:list-item>
      </text:list>
      <text:list text:style-name="L18">
        <text:list-item>
          <text:p text:style-name="P313"><text:a xlink:type="simple" xlink:href="http://xcat.sourceforge.net/man1/genimage.1.html">genimage</text:a> - Generates a stateless image to be used for a diskless install. </text:p>
        </text:list-item>
        <text:list-item>
          <text:p text:style-name="P313"><text:a xlink:type="simple" xlink:href="http://xcat.sourceforge.net/man1/geninitrd.1.html">geninitrd</text:a> - Regenerates the initrd for a stateless image to be used for a diskless install. </text:p>
        </text:list-item>
        <text:list-item>
          <text:p text:style-name="P313"><text:a xlink:type="simple" xlink:href="http://xcat.sourceforge.net/man1/mkdsklsnode.1.html">mkdsklsnode</text:a> - <text:s/>xCAT command to define and initialize AIX/NIM diskless machines. </text:p>
        </text:list-item>
        <text:list-item>
          <text:p text:style-name="P313"><text:a xlink:type="simple" xlink:href="http://xcat.sourceforge.net/man1/mknimimage.1.html">mknimimage</text:a> - xCAT command to create AIX image definitions. </text:p>
        </text:list-item>
        <text:list-item>
          <text:p text:style-name="P313"><text:a xlink:type="simple" xlink:href="http://xcat.sourceforge.net/man8/mknb.8.html">mknb</text:a> - creates a network boot root image for node discovery and flashing </text:p>
        </text:list-item>
        <text:list-item>
          <text:p text:style-name="P313"><text:a xlink:type="simple" xlink:href="http://xcat.sourceforge.net/man1/nimnodecust.1.html">nimnodecust </text:a>- xCAT command to customize AIX/NIM standalone machines. </text:p>
        </text:list-item>
        <text:list-item>
          <text:p text:style-name="P313"><text:a xlink:type="simple" xlink:href="http://xcat.sourceforge.net/man1/nimnodeset.1.html">nimnodeset </text:a>- xCAT command to initialize AIX/NIM standalone machines. </text:p>
        </text:list-item>
        <text:list-item>
          <text:p text:style-name="P313"><text:a xlink:type="simple" xlink:href="http://xcat.sourceforge.net/man8/nodeset.8.html">nodeset </text:a>- set the boot state for a noderange </text:p>
        </text:list-item>
      </text:list>
      <text:list text:style-name="L19">
        <text:list-item>
          <text:p text:style-name="P321"><text:a xlink:type="simple" xlink:href="http://xcat.sourceforge.net/man1/packimage.1.html">packimage</text:a> - Packs the stateless image from the chroot file system. </text:p>
        </text:list-item>
        <text:list-item>
          <text:p text:style-name="P321"><text:a xlink:type="simple" xlink:href="http://xcat.sourceforge.net/man1/rbootseq.1.html">rbootseq</text:a> - Persistently sets the order of boot devices for BladeCenter blades. </text:p>
        </text:list-item>
        <text:list-item>
          <text:p text:style-name="P321"><text:a xlink:type="simple" xlink:href="http://xcat.sourceforge.net/man8/rinstall.8.html">rinstall</text:a> - Begin installation on a noderange </text:p>
        </text:list-item>
        <text:list-item>
          <text:p text:style-name="P321"><text:a xlink:type="simple" xlink:href="http://xcat.sourceforge.net/man1/rmdsklsnode.1.html">rmdsklsnode</text:a> - Use this xCAT command to remove AIX/NIM diskless machine definitions.</text:p>
        </text:list-item>
        <text:list-item>
          <text:p text:style-name="P321"><text:a xlink:type="simple" xlink:href="http://xcat.sourceforge.net/man1/rmnimimage.1.html">rmnimimage</text:a> - xCAT command to remove an xCAT osimage definition and the associated NIM resources. </text:p>
        </text:list-item>
        <text:list-item>
          <text:p text:style-name="P321"><text:a xlink:type="simple" xlink:href="http://xcat.sourceforge.net/man8/setupiscsidev.8.html">setupiscsidev</text:a> - creates a LUN for a node to boot up with, using iSCSI. </text:p>
        </text:list-item>
        <text:list-item>
          <text:p text:style-name="P321"><text:a xlink:type="simple" xlink:href="http://xcat.sourceforge.net/man1/updateSNimage.1.html">updateSNimage</text:a> – (No longer used) Adds the needed Service Node configuration files to the install image. </text:p>
        </text:list-item>
        <text:list-item>
          <text:p text:style-name="P321"><text:a xlink:type="simple" xlink:href="http://xcat.sourceforge.net/man1/updatenode.1.html">updatenode</text:a> - Reruns postsctipts or runs additional scripts on the nodes.</text:p>
        </text:list-item>
        <text:list-item>
          <text:p text:style-name="P321"><text:a xlink:type="simple" xlink:href="http://xcat.sourceforge.net/man8/winstall.8.html">winstall</text:a> - <text:s/>Begin installation on a noderange and display in wcons </text:p>
        </text:list-item>
        <text:list-item>
          <text:p text:style-name="P321"><text:soft-page-break/><text:a xlink:type="simple" xlink:href="http://xcat.sourceforge.net/man1/xcat2nim.1.html">xcat2nim</text:a> - Use this command to create and manage AIX NIM definitions based on xCAT object definitions. </text:p>
        </text:list-item>
      </text:list>
      <text:h text:style-name="P3" text:outline-level="3">Others</text:h>
      <text:list text:style-name="L20">
        <text:list-item>
          <text:p text:style-name="P332"><text:change text:change-id="ct129383656"/><text:change-start text:change-id="ct129383992"/><text:a xlink:type="simple" xlink:href="http://xcat.sourceforge.net/man1/csm2xcat.1.html">csm2xcat</text:a><text:change-end text:change-id="ct129383992"/><text:span text:style-name="T12"> </text:span><text:span text:style-name="T61">-</text:span><text:span text:style-name="T12"> </text:span>Migrates a CSM database to a xCAT database. <text:change-start text:change-id="ct129386408"/></text:p>
        </text:list-item>
        <text:list-item>
          <text:p text:style-name="P332"><text:a xlink:type="simple" xlink:href="http://xcat.sourceforge.net/man1/cfm2xcat.1.html">cfm2xcat</text:a> – <text:change-end text:change-id="ct129386408"/><text:change-start text:change-id="ct129386512"/>(2.3+)<text:change-end text:change-id="ct129386512"/><text:change-start text:change-id="ct129386616"/>Migrates a CSM cfmupdatenode set to the xdcp -F sync files setup in xCAT.<text:change-end text:change-id="ct129386616"/><text:change-start text:change-id="ct137268600"/></text:p>
        </text:list-item>
        <text:list-item>
          <text:p text:style-name="P332"><text:a xlink:type="simple" xlink:href="http://xcat.sourceforge.net/man1/groupfiles4dsh.1.html">groupfiles4dsh</text:a><text:span text:style-name="T12"> </text:span><text:span text:style-name="T61">-</text:span><text:change-end text:change-id="ct137268600"/><text:change-start text:change-id="ct142019568"/><text:span text:style-name="T61"> <text:s/>Creates a directory of nodegroup files to be used with AIX dsh</text:span><text:change-end text:change-id="ct142019568"/><text:change-start text:change-id="ct137931832"/><text:span text:style-name="T61">. </text:span><text:change-end text:change-id="ct137931832"/></text:p>
        </text:list-item>
      </text:list>
      <text:list text:style-name="L21">
        <text:list-item>
          <text:p text:style-name="P335"><text:a xlink:type="simple" xlink:href="http://xcat.sourceforge.net/man8/makedhcp.8.html">makedhcp</text:a> - Creates new dhcp configuration files and updates live dhcp configuration using omapi. </text:p>
        </text:list-item>
        <text:list-item>
          <text:p text:style-name="P335"><text:a xlink:type="simple" xlink:href="http://xcat.sourceforge.net/man8/makedns.8.html">makedns</text:a> - sets up domain name services (DNS) from the entries in /etc/hosts. </text:p>
        </text:list-item>
        <text:list-item>
          <text:p text:style-name="P335"><text:a xlink:type="simple" xlink:href="http://xcat.sourceforge.net/man8/makehosts.8.html">makehosts</text:a> - sets up /etc/hosts from the xCAT hosts table.</text:p>
        </text:list-item>
        <text:list-item>
          <text:p text:style-name="P335"><text:a xlink:type="simple" xlink:href="http://xcat.sourceforge.net/man8/makeconservercf.8.html"><text:span text:style-name="T1">m</text:span></text:a><text:a xlink:type="simple" xlink:href="http://xcat.sourceforge.net/man8/makeconservercf.8.html"><text:span text:style-name="T28">akeconservercf</text:span></text:a><text:a xlink:type="simple" xlink:href="http://xcat.sourceforge.net/man8/makeconservercf.8.html"><text:span text:style-name="T51"> </text:span></text:a><text:a xlink:type="simple" xlink:href="http://xcat.sourceforge.net/man8/makeconservercf.8.html"><text:span text:style-name="T53">- </text:span></text:a><text:span text:style-name="T12">creates the conserver.cf configuration file and stops and starts conserver.</text:span></text:p>
        </text:list-item>
        <text:list-item>
          <text:p text:style-name="P335"><text:a xlink:type="simple" xlink:href="http://xcat.sourceforge.net/man8/makeknownhosts.8.html">makeknownhosts </text:a><text:span text:style-name="T12">– creates a ssh known_hosts file from the input node range. </text:span></text:p>
        </text:list-item>
      </text:list>
      <text:list text:style-name="L21">
        <text:list-item text:start-value="1">
          <text:p text:style-name="P335"><text:a xlink:type="simple" xlink:href="http://xcat.sourceforge.net/man8/makenetworks.8.html">makenetworks</text:a> - populates the xCAT networks table, using network information from the local system </text:p>
        </text:list-item>
      </text:list>
      <text:list text:style-name="L22">
        <text:list-item>
          <text:p text:style-name="P341"><text:a xlink:type="simple" xlink:href="http://xcat.sourceforge.net/man3/noderange.3.html">noderange</text:a> – Supported syntax for compactly expressing a list of node names.</text:p>
        </text:list-item>
        <text:list-item>
          <text:p text:style-name="P341"><text:a xlink:type="simple" xlink:href="http://xcat.sourceforge.net/man1/pbstop.1.html">pbstop</text:a> - Monitors your cluster in a terminal window. </text:p>
        </text:list-item>
        <text:list-item>
          <text:p text:style-name="P341"><text:change-start text:change-id="ct129418272"/><text:a xlink:type="simple" xlink:href="http://xcat.sourceforge.net/man8/xcatconfig.8.html">xcatconfig</text:a><text:change-end text:change-id="ct129418272"/> – setups up MN during install. <text:s/>Can be used to reinitialize keys, credentials, site table after install. </text:p>
        </text:list-item>
      </text:list>
      <text:list text:style-name="L21">
        <text:list-item text:start-value="1">
          <text:p text:style-name="P335"><text:a xlink:type="simple" xlink:href="http://xcat.sourceforge.net/man1/xcatstart.1.html">xcatstart</text:a> - Starts the xCAT daemon (xcatd) on AIX. </text:p>
        </text:list-item>
        <text:list-item>
          <text:p text:style-name="P335"><text:a xlink:type="simple" xlink:href="http://xcat.sourceforge.net/man1/xcatstop.1.html">xcatstop</text:a> - <text:s/>Stops the xCAT daemon (xcatd) on AIX. </text:p>
        </text:list-item>
      </text:list>
      <text:list text:style-name="L23">
        <text:list-item>
          <text:p text:style-name="P346"><text:a xlink:type="simple" xlink:href="http://xcat.sourceforge.net/man1/xCATWorld.1.html">xCATWorld</text:a> – Sample client program for xCAT. </text:p>
        </text:list-item>
      </text:list>
      <text:list text:style-name="L16">
        <text:list-item text:start-value="1">
          <text:p text:style-name="P310"><text:a xlink:type="simple" xlink:href="http://xcat.sourceforge.net/man1/xpbsnodes.1.html">xpbsnodes</text:a> - PBS pbsnodes front-end for a noderange. </text:p>
        </text:list-item>
      </text:list>
      <text:list text:style-name="L24">
        <text:list-item>
          <text:p text:style-name="P348"><text:a xlink:type="simple" xlink:href="http://xcat.sourceforge.net/man1/xcat.1.html">Summary of <text:s/>xCAT Commands</text:a> </text:p>
        </text:list-item>
      </text:list>
      <text:h text:style-name="Heading_20_2" text:outline-level="2"><text:change-start text:change-id="ct129434864"/>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0">See </text:span><text:a xlink:type="simple" xlink:href="http://xcat.sf.net/man5/xcatdb.5.html"><text:span text:style-name="T52">the man page for xcatdb</text:span></text:a><text:span text:style-name="T50"> </text:span><text:a xlink:type="simple" xlink:href="http://xcat.sf.net/man5/xcatdb.5.html"><text:span text:style-name="T52">for a description of the xCAT tables.</text:span></text:a></text:p>
      <text:p text:style-name="Text_20_body"><text:a xlink:type="simple" xlink:href="http://xcat.sf.net/man5/xcatdb.5.html"><text:span text:style-name="T52">Note:</text:span></text:a></text:p>
      <text:p text:style-name="P156"><text:change-end text:change-id="ct129434864"/><text:change-start text:change-id="ct129434728"/><text:a xlink:type="simple" xlink:href="http://xcat.sf.net/man5/xcatdb.5.html"><text:span text:style-name="T58">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157"/>
      <text:p text:style-name="P157">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change-end text:change-id="ct129434728"/><text:change-start text:change-id="ct129437360"/><text:a xlink:type="simple" xlink:href="http://xcat.sf.net/man5/xcatdb.5.html"><text:span text:style-name="T52"/></text:a></text:p>
      <text:p text:style-name="Standard">To manage these tables directly, xCAT provides the <text:span text:style-name="T3">chtab, tabdump, tabrestore</text:span>, and <text:span text:style-name="T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8">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9"/>
      <text:p text:style-name="P99">The following data object types are currently supported.</text:p>
      <text:list text:style-name="WW8Num17">
        <text:list-item>
          <text:p text:style-name="P349"><text:span text:style-name="T11">site</text:span> - Cluster-wide information. All the data is stored in the <text:span text:style-name="T19">site</text:span> table. </text:p>
        </text:list-item>
        <text:list-item>
          <text:p text:style-name="P349"><text:span text:style-name="T1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9"><text:span text:style-name="T11">network</text:span> - A description of a unique network. <text:s/>This data is stored in the <text:span text:style-name="T19">networks</text:span> table. </text:p>
        </text:list-item>
        <text:list-item>
          <text:p text:style-name="P349"><text:span text:style-name="T11">monitoring</text:span> - A description of a monitoring plugin. <text:s/>This data is stored in the <text:span text:style-name="T19">monitoring </text:span>table.</text:p>
        </text:list-item>
        <text:list-item>
          <text:p text:style-name="P353"><text:span text:style-name="T3">notification</text:span> - <text:s/>Defines <text:span text:style-name="T59">the Perl modules and commands that will get called for changes in certain xCAT database tables. <text:s/></text:span>The data is stored in the <text:span text:style-name="T19">notification</text:span> table.<text:span text:style-name="T59"> </text:span></text:p>
        </text:list-item>
        <text:list-item>
          <text:p text:style-name="P349"><text:span text:style-name="T1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55"><text:span text:style-name="T11">osimage</text:span> – Defines a unique operating system image and related resources that are required for xCAT to deploy a cluster node.</text:p>
        </text:list-item>
        <text:list-item>
          <text:p text:style-name="P355"><text:span text:style-name="T11">policy</text:span> - Controls who has authority to run specific xCAT operations.</text:p>
        </text:list-item>
        <text:list-item>
          <text:p text:style-name="P357">boottarget <text:span text:style-name="T5">- Target profiles with their accompanying kernel parameters.</text:span></text:p>
        </text:list-item>
        <text:list-item>
          <text:p text:style-name="P357">eventlog -<text:span text:style-name="T5"> Stores events that occurred.</text:span></text:p>
        </text:list-item>
      </text:list>
      <text:p text:style-name="P89"/>
      <text:p text:style-name="Standard">There are four basic xCAT commands that may be used to manage any of the data object definitions.</text:p>
      <text:list text:style-name="WW8Num15">
        <text:list-item>
          <text:p text:style-name="P411"><text:span text:style-name="T11">mkdef</text:span> – Make data object definitions.</text:p>
        </text:list-item>
        <text:list-item>
          <text:p text:style-name="P405"><text:span text:style-name="T11">chdef</text:span> - Change data object definitions.</text:p>
        </text:list-item>
        <text:list-item>
          <text:p text:style-name="P405"><text:span text:style-name="T11">lsdef</text:span> - List data object definitions.</text:p>
        </text:list-item>
        <text:list-item>
          <text:p text:style-name="P412"><text:span text:style-name="T11">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text:style-name="WW8Num4">
        <text:list-item>
          <text:p text:style-name="P174">To create a set of definitions using information contained in a stanza file.</text:p>
        </text:list-item>
      </text:list>
      <text:p text:style-name="P149">cat mystanzafile <text:s/>| mkdef <text:s/>-z</text:p>
      <text:list text:style-name="WW8Num4" text:continue-numbering="true">
        <text:list-header>
          <text:p text:style-name="P150"/>
        </text:list-header>
        <text:list-item>
          <text:p text:style-name="P174"><text:soft-page-break/>To write all node definitions to a stanza file.</text:p>
          <text:p text:style-name="P151">lsdef –t node -l -z &gt; nodestanzafile</text:p>
        </text:list-item>
      </text:list>
      <text:p text:style-name="P4"/>
      <text:p text:style-name="P4">The stanza file support also provides an easy way to backup and restore the cluster data.</text:p>
      <text:p text:style-name="P4"/>
      <text:p text:style-name="P85">For more information on the use of stanza files see the <text:span text:style-name="T3">xcatstanzafile</text:span> <text:span text:style-name="T3">man</text:span> page.<text:change-end text:change-id="ct129437360"/><text:change-start text:change-id="ct129437224"/></text:p>
      <text:h text:style-name="Heading_20_2" text:outline-level="2"><text:change-end text:change-id="ct129437224"/><text:change-start text:change-id="ct129433768"/>Setup Alternate Databases</text:h>
      <text:p text:style-name="Standard"/>
      <text:p text:style-name="P129">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73" text:outline-level="3">SQLite</text:h>
      <text:p text:style-name="P65">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73" text:outline-level="3">PostgreSQL</text:h>
      <text:p text:style-name="Body_20_Text_20_First_20_Indent"><text:span text:style-name="T69"><text:s/>Instructions for setting up a PostgreSQL database on Linux, are found in the </text:span><text:a xlink:type="simple" xlink:href="https://xcat.svn.sourceforge.net/svnroot/xcat/xcat-core/trunk/xCAT-client/share/doc/xCAT2SetupPostgresql.pdf"><text:span text:style-name="T69">xCAT2 Setup Posgresql documentation. </text:span></text:a></text:p>
      <text:h text:style-name="P73" text:outline-level="3">MySQL</text:h>
      <text:p text:style-name="Body_20_Text_20_First_20_Indent"><text:span text:style-name="T69">Instructions for setting up a MySQL data base for xCAT on AIX or Linux are found in the <text:s/></text:span><text:a xlink:type="simple" xlink:href="https://xcat.svn.sourceforge.net/svnroot/xcat/xcat-core/trunk/xCAT-client/share/doc/xCAT2.SetupMySQL.pdf"><text:span text:style-name="T69">xCAT2 MySQL setup </text:span></text:a><text:span text:style-name="T69"><text:s/>documentation. </text:span></text:p>
      <text:h text:style-name="P73" text:outline-level="3">DB2 (TBD)<text:change-end text:change-id="ct129433768"/><text:change-start text:change-id="ct129438040"/></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5">XCAT supports both <text:span text:style-name="T46">static</text:span> and <text:span text:style-name="T46">dynamic</text:span> groups. <text:s text:c="2"/>A <text:span text:style-name="T46">static</text:span> group is defined to contain a specific set of cluster nodes. <text:s/><text:span text:style-name="T56">A </text:span><text:span text:style-name="T62">dynamic</text:span><text:span text:style-name="T5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4"/>
      <text:p text:style-name="P94"><text:soft-page-break/>Note: Dynamic node group support is available in xCAT version 2.3 and later.</text:p>
      <text:p text:style-name="Standard"/>
      <text:p text:style-name="Standard">In xCAT, the definition of a <text:span text:style-name="T46">static</text:span> group has been extended to include additional attributes that would normally be assigned to individual nodes. <text:s/>When a node is part of a <text:span text:style-name="T4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6">dynamic</text:span> groups.</text:p>
      <text:p text:style-name="Standard"/>
      <text:p text:style-name="Standard">To list all the attributes that may be set for a group definition you can run:</text:p>
      <text:p text:style-name="Standard"/>
      <text:p text:style-name="Standard"><text:tab/><text:span text:style-name="T46">lsdef -t group -h</text:span></text:p>
      <text:p text:style-name="Standard"/>
      <text:p text:style-name="Standard">When a node is included in one or more <text:span text:style-name="T46">static</text:span> groups a particular node attribute could actually be stored in several different object definitions. <text:s text:c="2"/>It could be in the node definition itself or it could be in one or more <text:span text:style-name="T46">static</text:span> group definitions. <text:s/>The precedence for determining which value to use is to choose the attribute value specified in the node definition if it is provided. If not, then each <text:span text:style-name="T4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4"/>
      <text:p text:style-name="P85"><text:span text:style-name="T56">Group definitions can be created using the </text:span><text:span text:style-name="T49">mkdef</text:span><text:span text:style-name="T56"> command, changed using the </text:span><text:span text:style-name="T49">chdef</text:span><text:span text:style-name="T56"> command, listed using the </text:span><text:span text:style-name="T49">lsdef</text:span><text:span text:style-name="T56"> command and removed using the </text:span><text:span text:style-name="T49">rmdef</text:span><text:span text:style-name="T56"> command.</text:span></text:p>
      <text:p text:style-name="P91"/>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192">You can set the “groups” attribute of the node definition when you are defining the node with the <text:span text:style-name="T11">mkdef</text:span> <text:change-end text:change-id="ct129438040"/><text:change-start text:change-id="ct129437936"/><text:span text:style-name="T1">or </text:span><text:span text:style-name="T8">nodeadd</text:span><text:span text:style-name="T1"> </text:span><text:change-end text:change-id="ct129437936"/><text:change-start text:change-id="ct129437832"/>command or you can modify the attribute later using the <text:span text:style-name="T11">chdef</text:span> <text:change-end text:change-id="ct129437832"/><text:change-start text:change-id="ct129434592"/><text:span text:style-name="T1">or </text:span><text:span text:style-name="T8">nodech</text:span><text:span text:style-name="T1"> </text:span><text:change-end text:change-id="ct129434592"/><text:change-start text:change-id="ct129434456"/>command. <text:s/>For example, <text:s/>if you want a set of nodes to be added to the group “<text:span text:style-name="T46">aixnodes</text:span>” you could run <text:span text:style-name="T11">chdef</text:span> <text:change-end text:change-id="ct129434456"/><text:change-start text:change-id="ct129434320"/><text:span text:style-name="T1">or </text:span><text:span text:style-name="T8">nodech</text:span><text:span text:style-name="T1"> </text:span><text:change-end text:change-id="ct129434320"/><text:change-start text:change-id="ct129434080"/>as follows.</text:p>
      <text:list text:style-name="WW8Num2" text:continue-numbering="true">
        <text:list-header>
          <text:p text:style-name="P5"/>
        </text:list-header>
      </text:list>
      <text:p text:style-name="P141"><text:tab/><text:span text:style-name="T81">chdef –t node -p –o node01,node02,node03 groups=aixnodes </text:span><text:change-end text:change-id="ct129434080"/><text:change-start text:change-id="ct129434184"/></text:p>
      <text:p text:style-name="P142"><text:change-end text:change-id="ct129434184"/><text:change-start text:change-id="ct129433976"/><text:tab/>or</text:p>
      <text:p text:style-name="P142"><text:tab/>nodech node01,node02,node03 groups=aixnodes<text:change-end text:change-id="ct129433976"/><text:change-start text:change-id="ct129433872"/></text:p>
      <text:p text:style-name="P141">The “-p” (plus) option specifies that “<text:span text:style-name="T46">aixnodes</text:span>” be added to any existing value for the “groups” attribute.<text:change-end text:change-id="ct129433872"/><text:change-start text:change-id="ct129438176"/> <text:span text:style-name="T1">The “-p” (plus) option</text:span><text:change-end text:change-id="ct129438176"/><text:change-start text:change-id="ct129438312"/><text:span text:style-name="T1"> is not supported by </text:span><text:span text:style-name="T8">nodech</text:span><text:span text:style-name="T1"> command.</text:span><text:change-end text:change-id="ct129438312"/><text:change-start text:change-id="ct129438448"/></text:p>
      <text:list text:style-name="WW8Num2" text:continue-numbering="true">
        <text:list-header>
          <text:p text:style-name="P5">The second option would be to create a new group definition directly using the <text:span text:style-name="T3">mkdef</text:span><text:change-end text:change-id="ct129438448"/><text:change text:change-id="ct129438720"/><text:change-start text:change-id="ct129438888"/><text:span text:style-name="T1"> </text:span><text:change-end text:change-id="ct129438888"/><text:change-start text:change-id="ct129639568"/>command as follows.</text:p>
        </text:list-header>
      </text:list>
      <text:p text:style-name="P141"><text:soft-page-break/><text:tab/><text:span text:style-name="T81">mkdef –t group –o aixnodes members=”node01,node02,node03”</text:span></text:p>
      <text:p text:style-name="P141">These two options will result in exactly the same definitions and attribute values being created in the xCAT database.</text:p>
      <text:h text:style-name="Heading_20_3" text:outline-level="3">Creating a dynamic node group</text:h>
      <text:p text:style-name="Standard"/>
      <text:p text:style-name="P13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1">lsdef</text:span> command. The "val" field in selection criteria can be a simple sting or a regular expression. <text:s/>A<text:span text:style-name="T99"> regular expression can only be specified when using the "=~" or "!~" operators.</text:span><text:change-end text:change-id="ct129639568"/><text:change-start text:change-id="ct129639432"/><text:span text:style-name="T63"> </text:span><text:span text:style-name="T64">See </text:span><text:a xlink:type="simple" xlink:href="http://www.perl.com/doc/manual/html/pod/perlre.html">http://www.perl.com/doc/manual/html/pod/perlre.html</text:a><text:span text:style-name="T64"> for information on the format and syntax of <text:s/>regular expressions.</text:span><text:change-end text:change-id="ct129639432"/><text:change-start text:change-id="ct129639296"/></text:p>
      <text:p text:style-name="P133"/>
      <text:p text:style-name="P134">Operator descriptions:</text:p>
      <text:p text:style-name="P135"><text:tab/>==<text:tab/>Select nodes where the attribute value is exactly this value.</text:p>
      <text:p text:style-name="P135"><text:s text:c="10"/><text:tab/>!= <text:s text:c="2"/><text:tab/>Select nodes where the attribute value is not this specific value.</text:p>
      <text:p text:style-name="P135"><text:tab/> =~ <text:tab/>Select nodes where the attribute value matches this regular expression.</text:p>
      <text:p text:style-name="P135"><text:tab/>!~ <text:tab/>Select nodes where the attribute value does not match this regular expression.</text:p>
      <text:p text:style-name="P135"/>
      <text:p text:style-name="P133"><text:span text:style-name="T5">The selection criteria can be specified using one or more </text:span><text:span text:style-name="T99">“-w attr&lt;operator&gt;val” options on the command line.</text:span></text:p>
      <text:p text:style-name="P135"/>
      <text:p text:style-name="P135">If the “val” field includes spaces or any other characters that will be parsed by shell then the "attr&lt;operator&gt;val" needs to be quoted.</text:p>
      <text:p text:style-name="P135"/>
      <text:p text:style-name="P135">For example, to create a <text:span text:style-name="T46">dynamic</text:span> node group called <text:span text:style-name="T46">mygroup</text:span>, <text:s/>where the hardware control point is <text:span text:style-name="T46">hmc01</text:span> and the partition profile is not set to <text:span text:style-name="T46">service</text:span>.</text:p>
      <text:p text:style-name="P135"/>
      <text:p text:style-name="P135"><text:tab/><text:span text:style-name="T46">mkdef -t group -o mygroup -d -w hcp==hmc01 -w pprofile!=service</text:span></text:p>
      <text:p text:style-name="P138"/>
      <text:p text:style-name="P136"><text:span text:style-name="T100">To create a </text:span><text:span text:style-name="T101">dynamic</text:span><text:span text:style-name="T100"> node group called </text:span><text:span text:style-name="T101">pslesnodes</text:span><text:span text:style-name="T100">, where the operating system name includes </text:span><text:span text:style-name="T101">sles</text:span><text:span text:style-name="T100"> and the architecture includes </text:span><text:span text:style-name="T101">ppc</text:span><text:span text:style-name="T100">.</text:span></text:p>
      <text:p text:style-name="P137"><text:tab/>mkdef -t group -o pslesnodes -w os=~sles[0-9]+ -w arch=~ppc</text:p>
      <text:p text:style-name="P137"/>
      <text:p text:style-name="P136"><text:span text:style-name="T100">To create a dynamic node group called </text:span><text:span text:style-name="T101">nonpbladenodes</text:span><text:span text:style-name="T100"> where the node hardware management method is not set to </text:span><text:span text:style-name="T101">blade </text:span><text:span text:style-name="T100">and the architecture does not include </text:span><text:span text:style-name="T101">ppc</text:span></text:p>
      <text:p text:style-name="P137"><text:s text:c="11"/>mkdef -t group -o nonpbladenodes -w mgt!=blade -w 'arch!~ppc'</text:p>
      <text:p text:style-name="P132"><text:change-end text:change-id="ct129639296"/><text:change-start text:change-id="ct129639160"/></text:p>
      <text:h text:style-name="Heading_20_1" text:outline-level="1"><text:change-end text:change-id="ct129639160"/>Installing a<text:change-start text:change-id="ct129639024"/>n<text:change-end text:change-id="ct129639024"/> xCAT Management Node<text:change text:change-id="ct129638504"/><text:change text:change-id="ct129638712"/><text:change text:change-id="ct129638816"/><text:change text:change-id="ct129638920"/></text:h>
      <text:h text:style-name="Heading_20_2" text:outline-level="2"><text:s/><text:change-start text:change-id="ct129438584"/><text:span text:style-name="T15">Install an AIX Management Node with xCAT </text:span></text:h>
      <text:p text:style-name="P100"/>
      <text:p text:style-name="Text_20_body"><text:soft-page-break/>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7">https://xcat.svn.sourceforge.net/svnroot/xcat/xcat-core/trunk/xCAT-client/share/doc/xCAT2onAIX.odt</text:span></text:a></text:p>
      <text:p text:style-name="P101"/>
      <text:h text:style-name="P171" text:outline-level="2"><text:change-end text:change-id="ct129438584"/>Install a Linux Management Node with xCAT <text:change-start text:change-id="ct129643024"/></text:h>
      <text:p text:style-name="Body_20_Text_20_First_20_Indent">To install the xCAT Management Node (MN), <text:s/>the following steps are taken:</text:p>
      <text:list text:style-name="L1">
        <text:list-item text:start-value="1">
          <text:p text:style-name="P6">Install the MN with t<text:span text:style-name="T5">he OS. <text:s/>Install all rpms from the OS. <text:s/>You will </text:span>probably be missing dependencies for xCAT later, if you do not. </text:p>
        </text:list-item>
        <text:list-item>
          <text:p text:style-name="P6">Configure Cluster-Facing NICS</text:p>
        </text:list-item>
        <text:list-item>
          <text:p text:style-name="P6">Configure NTP</text:p>
        </text:list-item>
        <text:list-item>
          <text:p text:style-name="P6">Configure Hostname</text:p>
        </text:list-item>
        <text:list-item>
          <text:p text:style-name="P6">Configure DNS or some hostname resolution method. </text:p>
        </text:list-item>
        <text:list-item>
          <text:p text:style-name="P6">Setup basic /etc/hosts file</text:p>
        </text:list-item>
        <text:list-item>
          <text:p text:style-name="P6">Configure Ethernet switches</text:p>
        </text:list-item>
      </text:list>
      <text:p text:style-name="Standard"/>
      <text:p text:style-name="P8">Convention: In order to distinguish the operation among different OS or distros, the mark likes <text:span text:style-name="T6">[OS+distro+release] will be used before an operation to specify the applicable range of the operation.</text:span></text:p>
      <text:p text:style-name="P7">[RH] – applicable for all releases of RHEL and Fedora</text:p>
      <text:p text:style-name="P7">[RHEL] – applicable for distro RHEL</text:p>
      <text:p text:style-name="P7">[FEDORA] – applicable for distro Fedora</text:p>
      <text:p text:style-name="P7">[SLES] – applicable for distro SLES</text:p>
      <text:p text:style-name="P102">[SLES11] – applicable for distro SLES11<text:change-end text:change-id="ct129643024"/></text:p>
      <text:h text:style-name="P163" text:outline-level="3">Install the OS of Management Node</text:h>
      <text:p text:style-name="P9"><text:change text:change-id="ct129648240"/><text:change-start text:change-id="ct129641552"/>xCAT 2 management nodes are supported on the following Linux distributions:<text:change-end text:change-id="ct129641552"/></text:p>
      <text:p text:style-name="P9"><text:span text:style-name="T11">[RHEL]:</text:span> rhels5.2, rhels5.3</text:p>
      <text:p text:style-name="P9"><text:span text:style-name="T11">[FEDORA]: </text:span>fedora8, fedora9</text:p>
      <text:p text:style-name="P9"><text:span text:style-name="T11">[SLES]: </text:span>sles10, sles11</text:p>
      <text:p text:style-name="P162"/>
      <text:h text:style-name="P164"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72"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oft-page-break/><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129648808"/>The <text:change-end text:change-id="ct129648808"/><text:change-start text:change-id="ct129650976"/>RedHat SELinux (Secure Enterprise Linux) must be disabled on the xCAT 2 management node, various xCAT 2 functions will be affected if the SELinux feature is enabled.</text:p>
      <text:p text:style-name="P9">One method for disabling the SELinux is the following:</text:p>
      <text:list text:style-name="L25">
        <text:list-item>
          <text:p text:style-name="P366"><text:change-end text:change-id="ct129650976"/><text:change-start text:change-id="ct129652520"/>In the /etc/selinux/config file, set SELINUX=<text:span text:style-name="T1">disabled.</text:span></text:p>
        </text:list-item>
        <text:list-item>
          <text:p text:style-name="P368">Reboot the node.</text:p>
        </text:list-item>
      </text:list>
      <text:p text:style-name="P9"><text:change-end text:change-id="ct129652520"/><text:change text:change-id="ct129652624"/></text:p>
      <text:h text:style-name="Heading_20_3" text:outline-level="3"><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111">service iptables stop</text:p>
      <text:p text:style-name="P111">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29652880"/><text:span text:style-name="T1">The cluster-facing NICs should be configured before installing xCAT 2 management node</text:span><text:change-end text:change-id="ct129652880"/><text:change text:change-id="ct129652984"/>.<text:change-start text:change-id="ct129653088"/> <text:span text:style-name="T1">There are a number of methods to configure the </text:span><text:change-end text:change-id="ct129653088"/><text:change text:change-id="ct129653328"/><text:change text:change-id="ct129653192"/><text:change-start text:change-id="ct129653464"/><text:span text:style-name="T1">NICs s</text:span><text:change-end text:change-id="ct129653464"/><text:change-start text:change-id="ct129653600"/><text:span text:style-name="T1">uch as updating Linux ifcfg-* files, using Linux ifconfig command or Linux Graphic User Interface</text:span><text:change-end text:change-id="ct129653600"/><text:change-start text:change-id="ct129653736"/><text:span text:style-name="T1">.</text:span><text:change-end text:change-id="ct129653736"/><text:change-start text:change-id="ct129653872"/><text:span text:style-name="T1"> </text:span><text:change-end text:change-id="ct129653872"/><text:change-start text:change-id="ct129654008"/><text:span text:style-name="T1">Here is an example of using ifcfg-* files to configure the NICs:</text:span><text:change-end text:change-id="ct129654008"/><text:change-start text:change-id="ct129655328"/><text:span text:style-name="T1"> </text:span><text:change-end text:change-id="ct129655328"/></text:p>
      <text:p text:style-name="P9"><text:change-start text:change-id="ct129655536"/></text:p>
      <text:p text:style-name="P9"><text:change-end text:change-id="ct129655536"/>The location of the ifcfg-* file<text:change-start text:change-id="ct129655640"/>s<text:change-end text:change-id="ct129655640"/>:</text:p>
      <text:p text:style-name="Standard"><text:span text:style-name="T11">[RH]:</text:span> <text:span text:style-name="T95">/etc/sysconfig/network-scripts/ifcfg-*</text:span></text:p>
      <text:p text:style-name="Standard"><text:span text:style-name="T11">[SLES]: </text:span>/<text:span text:style-name="T95">etc/sysconfig/network/ifcfg-*</text:span></text:p>
      <text:p text:style-name="P9"/>
      <text:p text:style-name="Standard">An example <text:span text:style-name="T1">of the content of </text:span>ifcfg-* <text:span text:style-name="T1">file</text:span>:</text:p>
      <text:p text:style-name="P111">DEVICE=eth1</text:p>
      <text:p text:style-name="P111">ONBOOT=yes</text:p>
      <text:p text:style-name="P111">BOOTPROTO=static</text:p>
      <text:p text:style-name="P111">IPADDR=11.16.0.1</text:p>
      <text:p text:style-name="P111">NETMASK=255.255.0.0</text:p>
      <text:p text:style-name="Code"/>
      <text:h text:style-name="Heading_20_3" text:outline-level="3">Prevent DHCP client from overwriting DNS configuration</text:h>
      <text:p text:style-name="Standard"><text:span text:style-name="T1">If the management node will </text:span><text:change-start text:change-id="ct129656920"/><text:span text:style-name="T1">be </text:span><text:change-end text:change-id="ct129656920"/><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oft-page-break/><text:span text:style-name="T11">[RH]:</text:span> <text:span text:style-name="T94">/etc/sysconfig/network-scripts/ifcfg-*</text:span></text:p>
      <text:p text:style-name="Standard"><text:span text:style-name="T11">[SLES]:</text:span><text:span text:style-name="T96"> </text:span><text:span text:style-name="T95">/etc/sysconfig/network/ifcfg-*</text:span></text:p>
      <text:p text:style-name="Standard"><text:change text:change-id="ct129656784"/></text:p>
      <text:h text:style-name="Heading_20_3" text:outline-level="3">Configure Hostname<text:change-start text:change-id="ct129657544"/></text:h>
      <text:p text:style-name="P9">The xCAT 2 management node hostsname must be configured before setting up the xCAT 2 mangement node. <text:change-end text:change-id="ct129657544"/><text:change-start text:change-id="ct129657408"/>If the management node hostname is already configured, this step can be skipped.<text:change-end text:change-id="ct129657408"/><text:change-start text:change-id="ct129657144"/> The Linux command “hostname” or the Linux GUI can be used to configure the hostname. <text:s/>Edit<text:change-end text:change-id="ct129657144"/><text:change-start text:change-id="ct129658504"/>ing the hostname configuration file /etc/sysconfig/network on RedHat systems or /etc/HOST<text:change-end text:change-id="ct129658504"/><text:change-start text:change-id="ct129658608"/>NAME on SuSE systems is another method.<text:change-end text:change-id="ct129658608"/></text:p>
      <text:p text:style-name="Standard"><text:span text:style-name="T8">[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pan text:style-name="T11">[SLES]:</text:span> Edit the /etc/HOSTNAME and add the proper hostname.</text:p>
      <text:p text:style-name="P9"/>
      <text:h text:style-name="P114" text:outline-level="3">Setup the TimeZone</text:h>
      <text:p text:style-name="P10"><text:change-start text:change-id="ct129658920"/>When using management node <text:change-end text:change-id="ct129658920"/><text:change-start text:change-id="ct129658176"/>to install service nodes or compute nodes, the timezone configuration <text:s/>on the management node will be <text:change-end text:change-id="ct129658176"/><text:change-start text:change-id="ct129658040"/>inherited by the service nodes or compute nodes. <text:change-end text:change-id="ct129658040"/><text:change-start text:change-id="ct129657904"/>So it is recommended to <text:change-end text:change-id="ct129657904"/><text:change text:change-id="ct129657768"/><text:change-start text:change-id="ct129656648"/>s<text:change-end text:change-id="ct129656648"/>etup the correct timezone on the management node.</text:p>
      <text:h text:style-name="P115" text:outline-level="3"><text:change-start text:change-id="ct129656512"/><text:s/><text:change-end text:change-id="ct129656512"/>Configure DNS Resolution</text:h>
      <text:p text:style-name="Standard">/etc/resolv.conf should <text:span text:style-name="T1">contain the</text:span> <text:span text:style-name="T1">DNS for </text:span><text:change-start text:change-id="ct129659768"/><text:span text:style-name="T1">management node </text:span><text:change-end text:change-id="ct129659768"/><text:span text:style-name="T1">itself</text:span>.</text:p>
      <text:p text:style-name="Code">search cluster</text:p>
      <text:p text:style-name="Code">nameserver 11.16.0.1</text:p>
      <text:p text:style-name="P160"/>
      <text:h text:style-name="Heading_20_3" text:outline-level="3"><text:s/><text:change-start text:change-id="ct129659664"/><text:reference-mark-start text:name="Setup basic hosts file"/><text:span text:style-name="T1">Set up basic hosts file</text:span><text:change-end text:change-id="ct129659664"/><text:reference-mark-end text:name="Setup basic hosts file"/></text:h>
      <text:p text:style-name="P125">Ensure <text:span text:style-name="T1">the /etc/hosts has the entries of localhost and management node itself.</text:span></text:p>
      <text:p text:style-name="P130">127.0.0.1<text:tab/><text:tab/>localhost.localdomain localhost</text:p>
      <text:p text:style-name="P130">::1<text:tab/><text:tab/>localhost6.localdomain6 localhost6</text:p>
      <text:list text:style-name="L26">
        <text:list-item>
          <text:list>
            <text:list-item>
              <text:list>
                <text:list-item>
                  <text:list>
                    <text:list-item>
                      <text:p text:style-name="P179"><text:change-start text:change-id="ct129663424"/><text:s text:c="10"/><text:change-end text:change-id="ct129663424"/>xcat20mn.clusters.com xcat20mn</text:p>
                    </text:list-item>
                    <text:list-item>
                      <text:p text:style-name="P179"><text:change-start text:change-id="ct129665040"/><text:s text:c="11"/>.....<text:change-end text:change-id="ct129665040"/></text:p>
                    </text:list-item>
                  </text:list>
                </text:list-item>
              </text:list>
            </text:list-item>
          </text:list>
        </text:list-item>
      </text:list>
      <text:p text:style-name="P128">Note: <text:span text:style-name="T9">Name resolution is required by xCAT</text:span><text:change-start text:change-id="ct129666592"/><text:span text:style-name="T9"> 2</text:span><text:change-end text:change-id="ct129666592"/><text:span text:style-name="T9">. <text:s/>You can use a simple /etc/hosts mechanism or you can optionally set up a DNS name server. <text:s/>You can refer to section 4.3 </text:span><text:span text:style-name="T36">Configuring name resolution (optional) </text:span><text:span text:style-name="T9">in xCAT2onAIX for more details on how to setup DNS resolution and /etc/hosts.</text:span></text:p>
      <text:h text:style-name="Heading_20_3" text:outline-level="3"><text:change-start text:change-id="ct129667088"/><text:s/><text:change-end text:change-id="ct129667088"/>Restart Management Node <text:span text:style-name="T1">(optional)</text:span></text:h>
      <text:p text:style-name="Standard">Though it is possible to restart the correct services for all settings except SELinux, the simplest step</text:p>
      <text:p text:style-name="P125">would be to reboot the management server at this point.</text:p>
      <text:p text:style-name="P125"/>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ext:soft-page-break/>that spanning tree be set to portfast or edge-port for faster boot performance. Please see the relevant</text:p>
      <text:p text:style-name="Standard">switch documentation as to how to configure these items.</text:p>
      <text:p text:style-name="Standard"/>
      <text:h text:style-name="P144" text:outline-level="3"><text:s/><text:span text:style-name="T1">[RH] </text:span>Remove the package tftp-server</text:h>
      <text:p text:style-name="P126"><text:span text:style-name="T1">xCAT</text:span>ships <text:s/>the package atftp* package with its dependencies. This package conflicts with the tftp-server that is by default installed with <text:s/>the OS. <text:s/></text:p>
      <text:p text:style-name="P131">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22">rpm -e --nodeps tftp-server </text:p>
      <text:p text:style-name="P112"/>
      <text:h text:style-name="P145" text:outline-level="3"><text:s/><text:span text:style-name="T1">[RH] </text:span>Remove the package <text:span text:style-name="T56">OpenIPMI-tools</text:span></text:h>
      <text:p text:style-name="P126">The xCAT software ships its own ipmi-tools* package with its dependencies. <text:s text:c="2"/>This package conflicts with the OpenIPMIs-tool packages <text:span text:style-name="T1">of the OS</text:span>, <text:s/>which must be removed before xCAT is installed. <text:s/></text:p>
      <text:p text:style-name="P124"/>
      <text:h text:style-name="Heading_20_3" text:outline-level="3"><text:s/>Download and Install xCAT 2 From an MN That <text:span text:style-name="T90">Has</text:span> Internet Access</text:h>
      <text:p text:style-name="P9">XCAT can be downloaded and installed using YUM on RedHat systems or zypper on S<text:change text:change-id="ct129668256"/><text:change-start text:change-id="ct129668120"/>uSE<text:change-end text:change-id="ct129668120"/> systems.</text:p>
      <text:p text:style-name="Standard"><text:span text:style-name="T1">To download and install xCAT2 on RedHat systems, g</text:span>o to <text:s/>the <text:a xlink:type="simple" xlink:href="http://xcat.sourceforge.net/yum/download.html">xCAT Download</text:a> site in the section titled “<text:span text:style-name="T39">RPMs in directories, structured for YUM download</text:span> “. <text:s/>This allows you to get a repo file to put on your management node that will point YUM to the proper place to get the xCAT RPMs. <text:s text:c="2"/>Then follow the instructions in section “<text:span text:style-name="T39">Open Source Package Dependencies that xCAT Requires”</text:span><text:span text:style-name="T5"> to download the correct repo file for the xcat-dep packages</text:span><text:span text:style-name="T39">.</text:span></text:p>
      <text:p text:style-name="P87"/>
      <text:p text:style-name="Standard"><text:span text:style-name="T42">For</text:span><text:span text:style-name="T39"> SLES systems, <text:s/></text:span><text:span text:style-name="T42">just simply use the zypper command to add the xCAT download site into the zypper repository and then use the zypper command to download and install xCAT2.</text:span></text:p>
      <text:p text:style-name="P97">Note: disable any firewalls that could prevent the download. </text:p>
      <text:p text:style-name="P97"/>
      <text:p text:style-name="P78">Note:We have chosen ppc64 as our architecture and sles10, <text:s/>modify to suit your needs. </text:p>
      <text:h text:style-name="Heading_20_4" text:outline-level="4"><text:span text:style-name="T1">[RH] </text:span>Setup Yum</text:h>
      <text:p text:style-name="P82">Download Repository Files into the /etc/yum.repos.d.</text:p>
      <text:p text:style-name="Code">cd etc/yum.repos.d</text:p>
      <text:p text:style-name="P12">wget <text:span text:style-name="T76">http://xcat.sourceforge.net/yum/xcat-core/xCAT-core.repo</text:span></text:p>
      <text:p text:style-name="P12">wget <text:span text:style-name="T76">http://xcat.sourceforge.net/yum/xcat-dep/&lt;release&gt;/&lt;arch&gt;/xCAT-dep.repo</text:span></text:p>
      <text:p text:style-name="P96"/>
      <text:h text:style-name="Heading_20_4" text:outline-level="4"><text:span text:style-name="T1">[SLES] </text:span>Setup Zypper</text:h>
      <text:p text:style-name="P81">[SLES11]:</text:p>
      <text:p text:style-name="Code"><text:span text:style-name="T1">zypper ar </text:span><text:a xlink:type="simple" xlink:href="http://xcat.sf.net/yum/xcat-core"><text:span text:style-name="T1">http://xcat.sf.net/yum/xcat-core</text:span></text:a><text:span text:style-name="T1"> xCAT-core</text:span></text:p>
      <text:p text:style-name="P123"><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6">[SLES10.2+]:</text:p>
      <text:p text:style-name="P123"><text:span text:style-name="T1">zypper sa </text:span><text:a xlink:type="simple" xlink:href="http://xcat.sf.net/yum/xcat-core"><text:span text:style-name="T1">http://xcat.sf.net/yum/xcat-core</text:span></text:a><text:span text:style-name="T1"> xCAT-core</text:span></text:p>
      <text:p text:style-name="P123"><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5"><text:soft-page-break/></text:p>
      <text:h text:style-name="Heading_20_3" text:outline-level="3"><text:s/>Download and Install xCAT 2 For an MN That Does <text:span text:style-name="T90">Not Have</text:span> Internet Access</text:h>
      <text:p text:style-name="Standard"><text:span text:style-name="T69">Go to the </text:span><text:a xlink:type="simple" xlink:href="http://xcat.sourceforge.net/yum/download.html"><text:span text:style-name="T69">xCAT Download</text:span></text:a><text:span text:style-name="T69"> site in the section titled </text:span><text:span text:style-name="T72">RPMs in tarball - download tarball ...</text:span><text:span text:style-name="T68"> <text:s/></text:span><text:span text:style-name="T70">Download the level of xCAT tarball you desire</text:span><text:span text:style-name="T71">d</text:span><text:span text:style-name="T70">. Go to the </text:span><text:a xlink:type="simple" xlink:href="http://sourceforge.net/project/showfiles.php?group_id=208749&amp;package_id=258529&amp;release_id=608981"><text:span text:style-name="T70">xCAT Dependencies Download</text:span></text:a><text:span text:style-name="T70"> page and get the latest xCAT dependency tarball. </text:span></text:p>
      <text:p text:style-name="P84"/>
      <text:h text:style-name="P116" text:outline-level="4"><text:span text:style-name="T1">Download the</text:span> tarballs</text:h>
      <text:p text:style-name="P86"><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73" text:outline-level="4"><text:span text:style-name="T1">[RH] </text:span>Setup YUM repositor<text:span text:style-name="T1">ies</text:span> for xCAT and Dependencies</text:h>
      <text:p text:style-name="P82">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16" text:outline-level="4"><text:span text:style-name="T1">[SLES] </text:span>Setup Zypper <text:span text:style-name="T39">repositor</text:span><text:span text:style-name="T42">ies</text:span> for xCAT and Dependencies</text:h>
      <text:p text:style-name="P82"><text:tab/></text:p>
      <text:p text:style-name="P81">[SLES 10.2+]:</text:p>
      <text:p text:style-name="P165"><text:span text:style-name="T92">zypper sa </text:span><text:a xlink:type="simple" xlink:href="/root/xcat2/xcat-dep/sles10/ppc64"><text:span text:style-name="T92">file:///root/xcat2/xcat-dep/sles10/&lt;arch&gt;</text:span></text:a><text:span text:style-name="T92"> xCAT-dep</text:span></text:p>
      <text:p text:style-name="P12"><text:span text:style-name="T93">zypper sa </text:span><text:a xlink:type="simple" xlink:href="/root/xcat2/core-snap"><text:span text:style-name="T93">file:///root/xcat2/</text:span></text:a><text:a xlink:type="simple" xlink:href="/root/xcat2/core-snap"><text:span text:style-name="T93">core-snap</text:span></text:a><text:span text:style-name="T93"> core-snap</text:span></text:p>
      <text:p text:style-name="P98"/>
      <text:p text:style-name="P81">[SLES 11]:</text:p>
      <text:p text:style-name="P12"><text:span text:style-name="T32">zypper</text:span><text:span text:style-name="T92"> ar </text:span><text:a xlink:type="simple" xlink:href="/root/xcat2/xcat-dep/sles10/ppc64"><text:span text:style-name="T92">file:///root/xcat2/xcat-dep/sles11/&lt;arch&gt;</text:span></text:a><text:span text:style-name="T92"> xCAT-dep</text:span></text:p>
      <text:p text:style-name="P12"><text:span text:style-name="T33">zypper</text:span><text:span text:style-name="T89"> ar </text:span><text:a xlink:type="simple" xlink:href="/root/xcat2/core-snap"><text:span text:style-name="T89">file:///root/xcat2/</text:span></text:a><text:a xlink:type="simple" xlink:href="/root/xcat2/core-snap"><text:span text:style-name="T89">core-snap</text:span></text:a><text:span text:style-name="T89"> core-snap</text:span></text:p>
      <text:p text:style-name="Standard"/>
      <text:p text:style-name="Standard">You can check status of zypper <text:span text:style-name="T1">using command </text:span><text:change-start text:change-id="ct129667984"/><text:span text:style-name="T1">“</text:span><text:change-end text:change-id="ct129667984"/><text:span text:style-name="T7">zypper</text:span> sl<text:change-start text:change-id="ct129667848"/> -d” <text:change-end text:change-id="ct129667848"/><text:s/><text:span text:style-name="T1">and remove the zypper repository using com</text:span><text:change-start text:change-id="ct129667712"/><text:span text:style-name="T1">m</text:span><text:change-end text:change-id="ct129667712"/><text:span text:style-name="T1">and zypper sd on SLES 10.2+ or zypper rr on SLES 11.</text:span></text:p>
      <text:p text:style-name="P117"/>
      <text:p text:style-name="Standard"><text:change text:change-id="ct129667608"/></text:p>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90">has access</text:span> to the internet, you can simply create a file called <text:span text:style-name="T11">/etc/yum.repos.d/fedora-internet.repo</text:span> that contains:</text:p>
      <text:p text:style-name="Standard"/>
      <text:p text:style-name="Code">[fedora-everything]</text:p>
      <text:p text:style-name="Code"><text:soft-page-break/>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8">gpgkey=file:///etc/pki/rpm-gpg/RPM-GPG-KEY-fedora </text:span><text:a xlink:type="simple" xlink:href="/etc/pki/rpm-gpg/RPM-GPG-KEY"><text:span text:style-name="T60">file:///etc/pki/rpm-gpg/RPM-GPG-KEY</text:span></text:a></text:p>
      <text:p text:style-name="Standard"/>
      <text:p text:style-name="Standard">If you management node <text:span text:style-name="T90">does not have internet access</text:span>, then download the necessary fedora RPMs, copy them to the MN, and create a local YUM repository:</text:p>
      <text:p text:style-name="Standard"/>
      <text:p text:style-name="P87">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89">Note: if using Fedora 9, <text:s/>you must have at <text:span text:style-name="T5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29680440"/><text:span text:style-name="T1">CD/</text:span><text:change-end text:change-id="ct129680440"/>DVD or ISO and then create a repo file in /etc/yum.repos.d that points to it. <text:s/></text:p>
      <text:p text:style-name="Standard"><text:soft-page-break/></text:p>
      <text:p text:style-name="Standard"><text:span text:style-name="T8">If you have the</text:span><text:change text:change-id="ct129680168"/><text:change text:change-id="ct129680304"/><text:span text:style-name="T8"> </text:span><text:change text:change-id="ct129680032"/><text:span text:style-name="T8">RHEL</text:span><text:change-start text:change-id="ct129670592"/><text:span text:style-name="T8"> CD(s</text:span><text:change-end text:change-id="ct129670592"/><text:change-start text:change-id="ct129670456"/><text:span text:style-name="T8">)</text:span><text:change-end text:change-id="ct129670456"/><text:change-start text:change-id="ct129667192"/><text:span text:style-name="T8"> or DVD(s</text:span><text:change-end text:change-id="ct129667192"/><text:change-start text:change-id="ct129667296"/><text:span text:style-name="T8">)</text:span><text:change-end text:change-id="ct129667296"/><text:span text:style-name="T8">:</text:span><text:change-start text:change-id="ct129667400"/></text:p>
      <text:p text:style-name="P147"><text:span text:style-name="T8">If the RHEL distro only has one CD or DVD</text:span><text:change-end text:change-id="ct129667400"/><text:change-start text:change-id="ct129667504"/><text:span text:style-name="T8">:</text:span><text:change-end text:change-id="ct129667504"/></text:p>
      <text:list text:style-name="L2">
        <text:list-item text:start-value="1">
          <text:p text:style-name="P388"><text:change-start text:change-id="ct132380088"/>Insert the RHEL CD or DVD into the CD or DVD drive.</text:p>
        </text:list-item>
        <text:list-item>
          <text:p text:style-name="P397"><text:change-end text:change-id="ct132380088"/><text:change-start text:change-id="ct132380192"/><text:span text:style-name="T1">Mount the </text:span><text:change-end text:change-id="ct132380192"/><text:change-start text:change-id="ct132381336"/><text:span text:style-name="T1"><text:s/>disk into some directory, for example, /media/cdrom/.</text:span></text:p>
        </text:list-item>
        <text:list-item>
          <text:p text:style-name="P397"><text:change-end text:change-id="ct132381336"/><text:change text:change-id="ct132381440"/><text:change-start text:change-id="ct132381600"/><text:span text:style-name="T1">C</text:span><text:change-end text:change-id="ct132381600"/>reate a <text:change text:change-id="ct132381704"/><text:change-start text:change-id="ct132381808"/><text:span text:style-name="T1">YUM repository file, for example, <text:s/></text:span><text:change-end text:change-id="ct132381808"/><text:change text:change-id="ct132381912"/><text:change-start text:change-id="ct132382096"/><text:span text:style-name="T1">rhel-dvd.repo, </text:span><text:change-end text:change-id="ct132382096"/><text:change-start text:change-id="ct132382320"/><text:span text:style-name="T1">under directory /etc/yum.repos.d</text:span><text:change-end text:change-id="ct132382320"/><text:change-start text:change-id="ct132382544"/><text:span text:style-name="T1">. </text:span><text:change-end text:change-id="ct132382544"/><text:change-start text:change-id="ct132382808"/><text:span text:style-name="T1">The YUM repository contents should </text:span><text:change-end text:change-id="ct132382808"/><text:change text:change-id="ct132382992"/><text:s/><text:change text:change-id="ct132383136"/><text:change-start text:change-id="ct132383392"/><text:span text:style-name="T1">look like</text:span><text:change-end text:change-id="ct132383392"/>:</text:p>
        </text:list-item>
      </text:list>
      <text:p text:style-name="P119"><text:change-start text:change-id="ct132384672"/>[rhel-5.3]</text:p>
      <text:p text:style-name="P118"><text:change-end text:change-id="ct132384672"/>name=RHEL 5.3 from DVD </text:p>
      <text:p text:style-name="P118">baseurl=file:///media/cdrom/Server </text:p>
      <text:p text:style-name="P118">enabled=1 </text:p>
      <text:p text:style-name="P118">gpgcheck=1<text:change-start text:change-id="ct132384776"/></text:p>
      <text:p text:style-name="P121"><text:span text:style-name="T1">Note: </text:span>To make the YUM repository work persistently after management node reboot, the CD/DVD drive mount needs to be added into the /etc/fstab, <text:span text:style-name="T1">or add the mount command into Linux startup scripts</text:span>.</text:p>
      <text:p text:style-name="P122"><text:change-end text:change-id="ct132384776"/><text:change-start text:change-id="ct132387096"/></text:p>
      <text:p text:style-name="P148">If the RHEL distro has more than one CDs or DVDs:</text:p>
      <text:list text:style-name="L2">
        <text:list-item text:start-value="1">
          <text:p text:style-name="P388">Insert the RHEL CD or DVD into the CD or DVD drive one by one.</text:p>
        </text:list-item>
        <text:list-item>
          <text:p text:style-name="P397"><text:span text:style-name="T1">Copy the CD or DVD disk contents </text:span>into one directory, <text:span text:style-name="T1">for example, /rhels5.2/.</text:span></text:p>
        </text:list-item>
        <text:list-item>
          <text:p text:style-name="P397"><text:span text:style-name="T1">C</text:span><text:change-end text:change-id="ct132387096"/><text:change-start text:change-id="ct132388496"/><text:span text:style-name="T1">reate a YUM repository file, for example, rhel-dvd.repo, under directory /etc/yum.repos.d. The YUM repository contents should <text:s/>look like:</text:span></text:p>
        </text:list-item>
      </text:list>
      <text:p text:style-name="P119">[rhel-5.3]</text:p>
      <text:p text:style-name="P118">name=RHEL 5.3 from <text:span text:style-name="T1">directory</text:span> </text:p>
      <text:p text:style-name="P118">baseurl=file:///<text:span text:style-name="T1">rhels5.2</text:span>/Server </text:p>
      <text:p text:style-name="P118">enabled=1 </text:p>
      <text:list text:style-name="L2" text:continue-numbering="true">
        <text:list-header>
          <text:p text:style-name="P15">gpgcheck=1<text:change-end text:change-id="ct132388496"/><text:change text:change-id="ct132388600"/><text:change-start text:change-id="ct132389808"/></text:p>
        </text:list-header>
      </text:list>
      <text:p text:style-name="Code"><text:change-end text:change-id="ct132389808"/></text:p>
      <text:p text:style-name="P16">If you have the <text:change-start text:change-id="ct132389912"/>RHEL <text:change-end text:change-id="ct132389912"/>iso <text:change-start text:change-id="ct132390016"/>file<text:change-end text:change-id="ct132390016"/><text:change text:change-id="ct132390120"/><text:change-start text:change-id="ct132390224"/>s<text:change-end text:change-id="ct132390224"/>:<text:change-start text:change-id="ct132390328"/></text:p>
      <text:p text:style-name="P148">If the RHEL distro only has one iso file:</text:p>
      <text:list text:style-name="L3">
        <text:list-item text:start-value="1">
          <text:p text:style-name="P401">Cop<text:change-end text:change-id="ct132390328"/><text:change-start text:change-id="ct132494176"/>y the iso file to any directory, such as <text:span text:style-name="T1">/</text:span>iso</text:p>
        </text:list-item>
      </text:list>
      <text:p text:style-name="P17"><text:change-end text:change-id="ct132494176"/><text:change text:change-id="ct132494384"/><text:change text:change-id="ct132494280"/><text:change-start text:change-id="ct132494488"/>mkdir /iso</text:p>
      <text:p text:style-name="P18"><text:change-end text:change-id="ct132494488"/><text:change text:change-id="ct132494592"/><text:change-start text:change-id="ct132494696"/><text:span text:style-name="T1">c</text:span><text:change-end text:change-id="ct132494696"/>p<text:change text:change-id="ct132494800"/> RHEL5.2-Server-20080430.0-ppc-DVD.iso<text:change text:change-id="ct132494904"/><text:change-start text:change-id="ct132495008"/> <text:change-end text:change-id="ct132495008"/>/iso/<text:change-start text:change-id="ct132495112"/></text:p>
      <text:list text:style-name="L3" text:continue-numbering="true">
        <text:list-item>
          <text:p text:style-name="P401"><text:span text:style-name="T1">Mount the </text:span><text:change-end text:change-id="ct132495112"/><text:change-start text:change-id="ct132496568"/><text:span text:style-name="T1">iso file to a directory such as /iso/rhels5.2</text:span></text:p>
        </text:list-item>
      </text:list>
      <text:p text:style-name="P122"><text:change-end text:change-id="ct132496568"/></text:p>
      <text:p text:style-name="P18"><text:change text:change-id="ct132496672"/>cd /iso</text:p>
      <text:p text:style-name="P18">mount -o loop RHEL5.2-Server-20080430.0-ppc-DVD.iso <text:change text:change-id="ct85735336"/><text:change-start text:change-id="ct132496776"/><text:span text:style-name="T1">/iso/rhels5.2</text:span></text:p>
      <text:list text:style-name="L3" text:continue-numbering="true">
        <text:list-item>
          <text:p text:style-name="P19">Create a YUM repository file, for example, rhel-dvd.repo, under directory /etc/yum.repos.d. The YUM repository contents should <text:s/>look like:<text:change-end text:change-id="ct132496776"/><text:change text:change-id="ct132496880"/></text:p>
        </text:list-item>
      </text:list>
      <text:p text:style-name="P18">[rhe-5-server]</text:p>
      <text:p text:style-name="P18">name=RHEL 5 SERVER packages</text:p>
      <text:p text:style-name="P18">baseurl=file:///iso/<text:change text:change-id="ct132498016"/><text:change-start text:change-id="ct132498296"/><text:span text:style-name="T1">rhels5.2</text:span><text:change-end text:change-id="ct132498296"/>/Server</text:p>
      <text:p text:style-name="P18">enabled=1</text:p>
      <text:p text:style-name="P18">gpgcheck=1<text:change-start text:change-id="ct132498600"/></text:p>
      <text:p text:style-name="P121"><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32498600"/></text:p>
      <text:p text:style-name="P148"><text:change-start text:change-id="ct132498824"/>If the RHEL distro has more than one iso files</text:p>
      <text:list text:style-name="L3">
        <text:list-item text:start-value="1">
          <text:p text:style-name="P19"><text:change-end text:change-id="ct132498824"/><text:change-start text:change-id="ct132502368"/>Copy the iso files to any directory, such as /iso</text:p>
        </text:list-item>
        <text:list-item>
          <text:p text:style-name="P19">Mount the iso files to some specific directory such as /iso/mnt/ one by one</text:p>
        </text:list-item>
        <text:list-item>
          <text:p text:style-name="P19">Copy the the isos contents to any directory such as /iso/rhels5.2</text:p>
        </text:list-item>
        <text:list-item>
          <text:p text:style-name="P19"><text:change-end text:change-id="ct132502368"/><text:change-start text:change-id="ct132698424"/><text:soft-page-break/>Create a YUM repository file, for example, rhel-dvd.repo, under directory /etc/yum.repos.d. The YUM repository contents should <text:s/>look like:</text:p>
        </text:list-item>
      </text:list>
      <text:p text:style-name="P18">[rhe-5-server]</text:p>
      <text:p text:style-name="P18">name=RHEL 5 SERVER packages</text:p>
      <text:p text:style-name="P18">baseurl=file:///iso/<text:span text:style-name="T1">rhels5.2</text:span>/Server</text:p>
      <text:p text:style-name="P18">enabled=1</text:p>
      <text:list text:style-name="L27">
        <text:list-header>
          <text:p text:style-name="P183">gpgcheck=1<text:change-end text:change-id="ct132698424"/><text:change-start text:change-id="ct132699992"/></text:p>
          <text:p text:style-name="P183"><text:change-end text:change-id="ct132699992"/></text:p>
        </text:list-header>
      </text:list>
      <text:p text:style-name="P89">For either case above:</text:p>
      <text:p text:style-name="Code"><text:change text:change-id="ct132701336"/><text:change-start text:change-id="ct132701616"/><text:span text:style-name="T1">change directory</text:span><text:change-end text:change-id="ct132701616"/> to where the RHEL CD image<text:change-start text:change-id="ct132701720"/> <text:change-end text:change-id="ct132701720"/><text:change text:change-id="ct132701824"/>is and run</text:p>
      <text:p text:style-name="Code">rpm --import RPM-GPG-KEY-redhat-release </text:p>
      <text:p text:style-name="P111"/>
      <text:h text:style-name="Heading_20_4" text:outline-level="4"><text:span text:style-name="T1">[SLES] Set</text:span>up repository </text:h>
      <text:p text:style-name="Standard">If <text:span text:style-name="T1">you have</text:span> a SLES ISO:</text:p>
      <text:p text:style-name="P113">mkdir /iso</text:p>
      <text:p text:style-name="P113">copy <text:span text:style-name="T89">SLES11-DVD-ppc-GM-DVD1.iso </text:span><text:s/>to /iso/</text:p>
      <text:p text:style-name="P113">mkdir /iso/1</text:p>
      <text:p text:style-name="P113">cd /iso</text:p>
      <text:p text:style-name="P111">mount -o lo<text:span text:style-name="T91">op </text:span><text:span text:style-name="T94">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8">[</text:span><text:span text:style-name="T11">RH</text:span><text:span text:style-name="T8">]</text:span><text:span text:style-name="T11">:</text:span></text:p>
      <text:p text:style-name="Code">yum clean metadata</text:p>
      <text:p text:style-name="Code">yum install xCAT</text:p>
      <text:p text:style-name="Text_20_body"/>
      <text:p text:style-name="P158"><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89"><text:span text:style-name="T1">[RHEL]</text:span>:</text:p>
      <text:p text:style-name="Code">yum install yaboot-xcat.noarch</text:p>
      <text:p text:style-name="P122"/>
      <text:h text:style-name="Heading_20_3" text:outline-level="3"><text:s text:c="2"/>Test xCAT Installation</text:h>
      <text:p text:style-name="Standard">Add command to the path:</text:p>
      <text:p text:style-name="P111"><text:span text:style-name="T91">source /e</text:span>tc/profile.d/xcat.sh</text:p>
      <text:p text:style-name="Code"/>
      <text:p text:style-name="Standard">Check to see the database is initialized:</text:p>
      <text:p text:style-name="Code">tabdump site</text:p>
      <text:p text:style-name="Code"/>
      <text:p text:style-name="Standard"><text:soft-page-break/>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369">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69">If the management node has access to the internet, the yum<text:span text:style-name="T1">/zypper</text:span> command below will pull the updates directly from the xCAT site.</text:p>
        </text:list-item>
      </text:list>
      <text:p text:style-name="Standard"/>
      <text:p text:style-name="P16">[RH]:</text:p>
      <text:p text:style-name="Code">yum update '*xCAT*'</text:p>
      <text:p text:style-name="Text_20_body"/>
      <text:p text:style-name="P158"><text:span text:style-name="T1">[</text:span>SLES<text:span text:style-name="T1">]</text:span>:</text:p>
      <text:p text:style-name="P111">zypper refresh</text:p>
      <text:p text:style-name="Code">zypper update -t package '*xCAT*'</text:p>
      <text:p text:style-name="Text_20_body"/>
      <text:p text:style-name="P79">Note: If you have a service node stateless image in a hierachical configuration , don't forget to update the image with the new xCAT rpms to keep the service node at the same level as the management Node. </text:p>
      <text:p text:style-name="P21"><text:change text:change-id="ct132852328"/><text:change text:change-id="ct132852224"/><text:change text:change-id="ct132852120"/><text:change text:change-id="ct132852016"/><text:change text:change-id="ct132851912"/><text:change text:change-id="ct132851808"/></text:p>
      <text:h text:style-name="P104" text:outline-level="1">Deploying and Maintaining Cluster Nodes <text:change-start text:change-id="ct132854128"/></text:h>
      <text:p text:style-name="P167">Note: <text:change-end text:change-id="ct132854128"/><text:change-start text:change-id="ct132853992"/><text:span text:style-name="T1">In </text:span><text:change-end text:change-id="ct132853992"/><text:change-start text:change-id="ct132853856"/>xCAT 2.3 <text:span text:style-name="T1">and bedyond</text:span>, the node deployment progress can be monitored and <text:change-end text:change-id="ct132853856"/><text:change-start text:change-id="ct132853720"/>reinitiated if necessary, see rnetboot and rpower manpages for more details.<text:change-end text:change-id="ct132853720"/></text:p>
      <text:h text:style-name="P22" text:outline-level="2">Linux Nodes</text:h>
      <text:p text:style-name="Body_20_Text_20_First_20_Indent">xCAT supports deployment of diskfull and diskless <text:s/>Linux nodes in the cluster. </text:p>
      <text:h text:style-name="P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32853584"/><text:s text:c="2"/>It also provides information on setting up postinstall scripts using the xCAT postscripts table<text:change-end text:change-id="ct132853584"/><text:change-start text:change-id="ct132853448"/> in <text:s/>the Appendix <text:change-end text:change-id="ct132853448"/><text:change-start text:change-id="ct132853312"/>“Customize you nodes by creating your own Postscripts”.<text:change-end text:change-id="ct132853312"/></text:p>
      <text:h text:style-name="P3" text:outline-level="3">pLinux Cookbook</text:h>
      <text:p text:style-name="P60">The <text:a xlink:type="simple" xlink:href="http://xcat.svn.sourceforge.net/svnroot/xcat/xcat-core/trunk/xCAT-client/share/doc/xCAT2pLinux.pdf">xCAT2 pLinux Cookbook</text:a> provides <text:s/>information on setting up diskfull and diskless pLinux clusters. </text:p>
      <text:h text:style-name="P3" text:outline-level="3"><text:soft-page-break/>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8">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74" text:outline-level="3">SLES 10.1 notes</text:h>
      <text:p text:style-name="Body_20_Text_20_First_20_Indent"><text:span text:style-name="T12">Some helpful notes on <text:s/>installing <text:s/>SLES 10 SP1 are contained in the “</text:span><text:a xlink:type="simple" xlink:href="https://xcat.wiki.sourceforge.net/SLES10.1">SLES 10 SP 1 notes</text:a><text:span text:style-name="T12">”</text:span><text:span text:style-name="T83">.</text:span></text:p>
      <text:h text:style-name="Heading_20_2" text:outline-level="2">AIX Nodes<text:change-start text:change-id="ct132855384"/></text:h>
      <text:p text:style-name="Standard"/>
      <text:p text:style-name="Standard">XCAT supports the deployment of AIX<text:change-end text:change-id="ct132855384"/><text:change-start text:change-id="ct132855280"/> nodes<text:change-end text:change-id="ct132855280"/><text:change-start text:change-id="ct132855176"/>. <text:s/>This includes the standard “rte” type installation, the cloning of nodes using mksysb images and the booting of diskless nodes. <text:s/>XCAT uses the base AIX support called NIM (Network Installation Management). <text:change-end text:change-id="ct132855176"/><text:change text:change-id="ct132854744"/><text:change text:change-id="ct132854848"/></text:p>
      <text:h text:style-name="Heading_20_3" text:outline-level="3"><text:change-start text:change-id="ct132856960"/>Installing AIX standalone nodes (using standard NIM rte method)</text:h>
      <text:p text:style-name="P93"><text:a xlink:type="simple" xlink:href="http://xcat.svn.sourceforge.net/svnroot/xcat/xcat-core/trunk/xCAT-client/share/doc/xCAT2onAIXinstall.pdf"><text:span text:style-name="T5">http://xcat.svn.sourceforge.net/svnroot/xcat/xcat-core/trunk/xCAT-client/share/doc/xCAT2onAIXinstall.pdf</text:span></text:a></text:p>
      <text:h text:style-name="Heading_20_3" text:outline-level="3">Booting AIX diskless nodes</text:h>
      <text:p text:style-name="P161"><text:a xlink:type="simple" xlink:href="http://xcat.svn.sourceforge.net/svnroot/xcat/xcat-core/trunk/xCAT-client/share/doc/xCAT2onAIXDiskless.pdf"><text:span text:style-name="T5">http://xcat.svn.sourceforge.net/svnroot/xcat/xcat-core/trunk/xCAT-client/share/doc/xCAT2onAIXDiskless.pdf</text:span></text:a></text:p>
      <text:h text:style-name="Heading_20_3" text:outline-level="3">Cloning AIX nodes (using an AIX mksysb image)</text:h>
      <text:p text:style-name="P95"><text:a xlink:type="simple" xlink:href="http://xcat.svn.sourceforge.net/svnroot/xcat/xcat-core/trunk/xCAT-client/share/doc/xCAT2onAIXmksysb.pdf">http://xcat.svn.sourceforge.net/svnroot/xcat/xcat-core/trunk/xCAT-client/share/doc/xCAT2onAIXmksysb.pdf</text:a><text:change-end text:change-id="ct132856960"/><text:change-start text:change-id="ct132856856"/></text:p>
      <text:h text:style-name="P146" text:outline-level="3"><text:change-end text:change-id="ct132856856"/>AIX on JS blade installation</text:h>
      <text:p text:style-name="P127"/>
      <text:p text:style-name="P159"><text:span text:style-name="T97">The docume</text:span><text:span text:style-name="T79">nt </text:span><text:a xlink:type="simple" xlink:href="http://xcat.svn.sourceforge.net/svnroot/xcat/xcat-core/trunk/xCAT-client/share/doc/xCAT2AIXonJSblade.pdf"><text:span text:style-name="T80">xCAT2 AIX on JS blade – Howto</text:span></text:a><text:span text:style-name="T80"> </text:span><text:span text:style-name="T79">fo</text:span><text:span text:style-name="T1">cuses </text:span><text:span text:style-name="T97">on the step by step installation introduction for AIX on a JS blade center.</text:span></text:p>
      <text:h text:style-name="P172" text:outline-level="2">Updating the xCAT Cluster</text:h>
      <text:p text:style-name="Body_20_Text_20_First_20_Indent"><text:span text:style-name="T13">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3">updatenode</text:span></text:a><text:span text:style-name="T13"> function in xCAT to install additional software on the nodes. <text:s text:c="2"/>Other options are to use </text:span><text:span text:style-name="T54">nimnodecust, rolling update, <text:s text:c="2"/></text:span><text:a xlink:type="simple" xlink:href="http://xcat.sourceforge.net/man1/xdsh.1.html">xdsh </text:a><text:span text:style-name="T54">, update the <text:s/>diskless image and reboot etc.</text:span><text:change-start text:change-id="ct132857768"/></text:p>
      <text:p text:style-name="P66"/>
      <text:h text:style-name="Heading_20_3" text:outline-level="3">Updating AIX cluster nodes</text:h>
      <text:p text:style-name="Standard"/>
      <text:p text:style-name="P168"><text:a xlink:type="simple" xlink:href="http://xcat.svn.sourceforge.net/svnroot/xcat/xcat-core/trunk/xCAT-client/share/doc/xCAT2onAIXUpdates.pdf"><text:span text:style-name="T73">http://xcat.svn.sourceforge.net/svnroot/xcat/xcat-core/trunk/xCAT-client/share/doc/xCAT2onAIXUpdates.pdf</text:span></text:a><text:change-end text:change-id="ct132857768"/></text:p>
      <text:h text:style-name="P104" text:outline-level="1"><text:soft-page-break/>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3"/>
      <text:h text:style-name="P10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32857664"/><text:change-start text:change-id="ct132854640"/>Setting up a hierarchical cluster <text:change-end text:change-id="ct132854640"/></text:h>
      <text:p text:style-name="Standard"><text:change text:change-id="ct132856752"/><text:change text:change-id="ct132859384"/><text:change text:change-id="ct132859840"/><text:change text:change-id="ct132859944"/><text:change-start text:change-id="ct132856648"/><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32856648"/><text:change-start text:change-id="ct85854664"/></text:p>
      <text:h text:style-name="P170" text:outline-level="2" text:is-list-header="true"><text:change-end text:change-id="ct85854664"/><text:change-start text:change-id="ct132860656"/></text:h>
      <text:h text:style-name="P169" text:outline-level="1"><text:change-end text:change-id="ct132860656"/><text:change-start text:change-id="ct132860552"/><text:span text:style-name="T6">Synchronizing files from the Management Node to </text:span><text:change-end text:change-id="ct132860552"/><text:change-start text:change-id="ct132860864"/><text:span text:style-name="T6">the nodes.</text:span></text:h>
      <text:p text:style-name="Text_20_body_20_indent"><text:span text:style-name="T6">In xCAT2.3 and later </text:span><text:change-end text:change-id="ct132860864"/><text:change-start text:change-id="ct132860760"/><text:span text:style-name="T6">support is provided to automatically sync file</text:span><text:change-end text:change-id="ct132860760"/><text:change-start text:change-id="ct132853208"/><text:span text:style-name="T6">Syncfiles How-To</text:span><text:change-end text:change-id="ct132853208"/><text:change-start text:change-id="ct132853104"/><text:span text:style-name="T6">s from the Management Node to the Service and compute nodes during and post installaion. <text:s text:c="2"/>The <text:s/></text:span><text:change-end text:change-id="ct132853104"/><text:change text:change-id="ct132852432"/><text:change-start text:change-id="ct132854536"/><text:a xlink:type="simple" xlink:href="https://xcat.svn.sourceforge.net/svnroot/xcat/xcat-core/trunk/xCAT-client/share/doc/xCAT2SyncFilesHowTo.pdf"><text:span text:style-name="T6">Syncfiles How-To</text:span></text:a><text:change-end text:change-id="ct132854536"/><text:change-start text:change-id="ct132860136"/><text:a xlink:type="simple" xlink:href="https://xcat.svn.sourceforge.net/svnroot/xcat/xcat-core/trunk/xCAT-client/share/doc/xCAT2SyncFilesHowTo.pdf"><text:span text:style-name="T6"> </text:span></text:a><text:change-end text:change-id="ct132860136"/><text:change-start text:change-id="ct132860240"/><text:span text:style-name="T6">describes how to do this. <text:s text:c="2"/></text:span><text:change-end text:change-id="ct132860240"/></text:p>
      <text:h text:style-name="P105" text:outline-level="1">Monitoring </text:h>
      <text:p text:style-name="Body_20_Text_20_First_20_Indent"><text:span text:style-name="T78">There are two monitoring infrastructures <text:s/>in xCAT 2.0. The </text:span><text:span text:style-name="T84">xCAT Monitoring Plug-in Infrastructure </text:span><text:span text:style-name="T78">allows you to plug-in one or more third party </text:span>monitoring software such as Ganglia, RMC, SNMP etc. to monitor the xCAT cluster. The <text:span text:style-name="T84">xCAT Notification Infrastructure </text:span><text:span text:style-name="T78">allows you to watch for the changes in xCAT </text:span><text:span text:style-name="T85">database tables.</text:span></text:p>
      <text:p text:style-name="Body_20_Text_20_First_20_Indent"><text:span text:style-name="T85">How to enable and use the xCAT Monitoring infrastructure is documented in the . </text:span><text:a xlink:type="simple" xlink:href="https://xcat.svn.sourceforge.net/svnroot/xcat/xcat-core/trunk/xCAT-client/share/doc/xCAT2-Monitoring.pdf"><text:span text:style-name="T85">“xCAT 2.0 Monitoring How-to”</text:span></text:a></text:p>
      <text:p text:style-name="Body_20_Text_20_First_20_Indent"><text:change-start text:change-id="ct133119184"/></text:p>
      <text:p text:style-name="Body_20_Text_20_First_20_Indent"/>
      <text:h text:style-name="Heading_20_1" text:outline-level="1" text:is-list-header="true"><text:change-end text:change-id="ct133119184"/><text:soft-page-break/></text:h>
      <text:h text:style-name="P106" text:outline-level="1">xCAT imaging </text:h>
      <text:p text:style-name="P60"><text:span text:style-name="T86"><text:s/>Steps for <text:s/>imaging with xCAT are documented in </text:span><text:a xlink:type="simple" xlink:href="http://xcat.wiki.sourceforge.net/Partimage"><text:span text:style-name="T86">xCAT imaging with Partimage</text:span></text:a><text:span text:style-name="T86">.</text:span></text:p>
      <text:p text:style-name="P69"/>
      <text:h text:style-name="P106" text:outline-level="1">xCAT IB Support</text:h>
      <text:p text:style-name="Text_20_body_20_indent"><text:span text:style-name="T86">The </text:span><text:a xlink:type="simple" xlink:href="https://xcat.svn.sourceforge.net/svnroot/xcat/xcat-core/trunk/xCAT-client/share/doc/xCAT2IBsupport.pdf"><text:span text:style-name="T86">xCAT IB support documents</text:span></text:a><text:span text:style-name="T86"> will explain how to configure xCAT for infiniband.</text:span></text:p>
      <text:h text:style-name="P106" text:outline-level="1">Customize your installation methods</text:h>
      <text:p text:style-name="Body_20_Text_20_First_20_Indent"><text:span text:style-name="T86">How to setup customized methods of installation are documented in </text:span><text:a xlink:type="simple" xlink:href="http://xcat.wiki.sourceforge.net/BootTarget"><text:span text:style-name="T86">Boot Targets and Customized Installation methods.</text:span></text:a></text:p>
      <text:h text:style-name="P105"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05"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07" text:outline-level="1">x<text:span text:style-name="T13">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43" text:outline-level="1">x<text:span text:style-name="T13">CAT How-To(s)</text:span></text:h>
      <text:p text:style-name="Body_20_Text_20_First_20_Indent"><text:span text:style-name="T13">There have been a var</text:span><text:span text:style-name="T13">iety of </text:span><text:a xlink:type="simple" xlink:href="http://xcat.wiki.sourceforge.net/HowTos"><text:span text:style-name="T13">How-To's</text:span></text:a><text:span text:style-name="T13"> put out on the xCAT Wiki on various subjects and more are constantly beeing added. <text:s text:c="2"/>Check out the <text:s/></text:span><text:a xlink:type="simple" xlink:href="http://xcat.wiki.sourceforge.net/HowTos"><text:span text:style-name="T13">How-To's</text:span></text:a><text:span text:style-name="T13"> for valuable information. </text:span></text:p>
      <text:h text:style-name="P105"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05"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05"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4"/>
      <text:h text:style-name="P108" text:outline-level="1"><text:soft-page-break/><text:s/>References</text:h>
      <text:h text:style-name="P154" text:outline-level="2">xCAT Summary Commands and Database Tables</text:h>
      <text:p text:style-name="P155">Select here for <text:a xlink:type="simple" xlink:href="http://xcat.sf.net/man1/xcat.1.html">Summary of Commands</text:a>.</text:p>
      <text:p text:style-name="P155">Select here for <text:a xlink:type="simple" xlink:href="http://xcat.sf.net/man5/xcatdb.5.html">Summary of Database Tables</text:a>. </text:p>
      <text:p text:style-name="P155"/>
      <text:h text:style-name="P22"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3311908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33119080"/><text:change-start text:change-id="ct13311897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3311897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2">XCAT Developer Guide (TBD)</text:span></text:h>
      <text:p text:style-name="P60"><text:change text:change-id="ct133118872"/><text:change-start text:change-id="ct133118768"/>If you would like to develop code for the xCAT project, <text:s/>read the <text:a xlink:type="simple" xlink:href="https://xcat.svn.sourceforge.net/svnroot/xcat/xcat-core/trunk/xCAT-client/share/doc/xCAT2DevGuide.pdf">Developer's Guide</text:a> for information on the process.<text:change-end text:change-id="ct133118768"/> </text:p>
      <text:h text:style-name="Heading_20_1" text:outline-level="1"><text:s/><text:span text:style-name="T8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2">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87">References</text:span></text:h>
      <text:list text:style-name="L29">
        <text:list-item>
          <text:p text:style-name="P187">xCAT web site: <text:s/><text:a xlink:type="simple" xlink:href="http://xcat.sf.net/">http://xcat.sf.net/</text:a> </text:p>
        </text:list-item>
        <text:list-item>
          <text:p text:style-name="P187">xCAT wiki: <text:s/><text:a xlink:type="simple" xlink:href="http://xcat.wiki.sourceforge.net/">http://xcat.wiki.sourceforge.net/</text:a> </text:p>
        </text:list-item>
        <text:list-item>
          <text:p text:style-name="P187">xCAT mailing list: <text:s/><text:a xlink:type="simple" xlink:href="http://xcat.org/mailman/listinfo/xcat-user">http://xcat.org/mailman/listinfo/xcat-user</text:a></text:p>
          <text:p text:style-name="P187"/>
        </text:list-item>
      </text:list>
      <text:h text:style-name="P107" text:outline-level="1" text:is-list-header="true"/>
      <text:h text:style-name="Heading_20_1" text:outline-level="1" text:is-list-header="true"/>
      <text:p text:style-name="Standard"/>
      <text:list text:style-name="L30">
        <text:list-item>
          <text:list>
            <text:list-header>
              <text:h text:style-name="P425" text:outline-level="2" text:is-list-header="true"/>
            </text:list-header>
          </text:list>
          <text:h text:style-name="P430"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10-06T12:04:29</dc:date>
    <meta:printed-by>Egan Ford</meta:printed-by>
    <meta:print-date>2008-05-08T10:26:10</meta:print-date>
    <meta:editing-cycles>679</meta:editing-cycles>
    <meta:editing-duration>P11DT8H58M3S</meta:editing-duration>
    <meta:user-defined meta:name="Info 1"/>
    <meta:user-defined meta:name="Info 2"/>
    <meta:user-defined meta:name="Info 3"/>
    <meta:user-defined meta:name="Info 4"/>
    <meta:document-statistic meta:table-count="0" meta:image-count="0" meta:object-count="0" meta:page-count="26" meta:paragraph-count="827" meta:word-count="9795" meta:character-count="59923"/>
  </office:meta>
</office:document-meta>
</file>